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27" style:family="table">
      <style:table-properties style:width="17cm" table:align="margins" style:may-break-between-rows="false"/>
    </style:style>
    <style:style style:name="Tabelle27.A" style:family="table-column">
      <style:table-column-properties style:column-width="17cm" style:rel-column-width="9638*"/>
    </style:style>
    <style:style style:name="Tabelle27.A1" style:family="table-cell">
      <style:table-cell-properties fo:padding="0cm" fo:border="none"/>
    </style:style>
    <style:style style:name="Tabelle28" style:family="table">
      <style:table-properties style:width="17cm" table:align="margins"/>
    </style:style>
    <style:style style:name="Tabelle28.A" style:family="table-column">
      <style:table-column-properties style:column-width="17cm" style:rel-column-width="65535*"/>
    </style:style>
    <style:style style:name="Tabelle28.A1" style:family="table-cell">
      <style:table-cell-properties fo:padding-left="0.199cm" fo:padding-right="0.199cm" fo:padding-top="0.101cm" fo:padding-bottom="0.199cm" fo:border="1pt solid #000000"/>
    </style:style>
    <style:style style:name="Tabelle32" style:family="table">
      <style:table-properties style:width="16.979cm" table:align="left" fo:keep-with-next="auto" style:may-break-between-rows="true"/>
    </style:style>
    <style:style style:name="Tabelle32.A" style:family="table-column">
      <style:table-column-properties style:column-width="4.971cm"/>
    </style:style>
    <style:style style:name="Tabelle32.B" style:family="table-column">
      <style:table-column-properties style:column-width="3.404cm"/>
    </style:style>
    <style:style style:name="Tabelle32.C" style:family="table-column">
      <style:table-column-properties style:column-width="4.609cm"/>
    </style:style>
    <style:style style:name="Tabelle32.D" style:family="table-column">
      <style:table-column-properties style:column-width="3.995cm"/>
    </style:style>
    <style:style style:name="Tabelle32.A1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1pt solid #000000" fo:border-top="1pt solid #000000" fo:border-bottom="none">
        <style:background-image/>
      </style:table-cell-properties>
    </style:style>
    <style:style style:name="Tabelle32.A2" style:family="table-cell">
      <style:table-cell-properties style:vertical-align="middle" fo:background-color="transparent" fo:padding-left="0.501cm" fo:padding-right="0.101cm" fo:padding-top="0.199cm" fo:padding-bottom="0.101cm" fo:border-left="1pt solid #000000" fo:border-right="1pt solid #000000" fo:border-top="none" fo:border-bottom="none">
        <style:background-image/>
      </style:table-cell-properties>
    </style:style>
    <style:style style:name="Tabelle32.A3" style:family="table-cell">
      <style:table-cell-properties style:vertical-align="middle" fo:background-color="transparent" fo:padding-left="0.501cm" fo:padding-right="0.101cm" fo:padding-top="0.199cm" fo:padding-bottom="0.101cm" fo:border-left="1pt solid #000000" fo:border-right="1pt solid #000000" fo:border-top="none" fo:border-bottom="1pt solid #000000">
        <style:background-image/>
      </style:table-cell-properties>
    </style:style>
    <style:style style:name="Tabelle32.A4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32.B4" style:family="table-cell">
      <style:table-cell-properties style:vertical-align="middle"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32.D4" style:family="table-cell">
      <style:table-cell-properties style:vertical-align="middle" fo:background-color="#dddddd" fo:padding-left="0.1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32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5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6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7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7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32.D7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32.A8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8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9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9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10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10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32.D10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32.A11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11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12" style:family="table-cell">
      <style:table-cell-properties fo:padding-left="0.501cm" fo:padding-right="0.501cm" fo:padding-top="0.101cm" fo:padding-bottom="0.101cm" fo:border-left="1pt solid #000000" fo:border-right="none" fo:border-top="none" fo:border-bottom="1pt solid #000000"/>
    </style:style>
    <style:style style:name="Tabelle32.C12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1pt solid #000000">
        <style:background-image/>
      </style:table-cell-properties>
    </style:style>
    <style:style style:name="Tabelle32.D12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1pt solid #000000">
        <style:background-image/>
      </style:table-cell-properties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-left="0.199cm" fo:padding-right="0.199cm" fo:padding-top="0.101cm" fo:padding-bottom="0.199cm" fo:border="1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-left="0.199cm" fo:padding-right="0.199cm" fo:padding-top="0.101cm" fo:padding-bottom="0.199cm" fo:border="1pt solid #000000"/>
    </style:style>
    <style:style style:name="Tabelle13" style:family="table">
      <style:table-properties style:width="17cm" table:align="margins" style:may-break-between-rows="true"/>
    </style:style>
    <style:style style:name="Tabelle13.A" style:family="table-column">
      <style:table-column-properties style:column-width="17cm" style:rel-column-width="65535*"/>
    </style:style>
    <style:style style:name="Tabelle13.A1" style:family="table-cell">
      <style:table-cell-properties fo:padding="0cm" fo:border="none"/>
    </style:style>
    <style:style style:name="Tabelle14" style:family="table">
      <style:table-properties style:width="16.977cm" table:align="left"/>
    </style:style>
    <style:style style:name="Tabelle14.A" style:family="table-column">
      <style:table-column-properties style:column-width="4.202cm"/>
    </style:style>
    <style:style style:name="Tabelle14.B" style:family="table-column">
      <style:table-column-properties style:column-width="4.191cm"/>
    </style:style>
    <style:style style:name="Tabelle14.C" style:family="table-column">
      <style:table-column-properties style:column-width="4.212cm"/>
    </style:style>
    <style:style style:name="Tabelle14.D" style:family="table-column">
      <style:table-column-properties style:column-width="4.373cm"/>
    </style:style>
    <style:style style:name="Tabelle14.A1" style:family="table-cell">
      <style:table-cell-properties fo:background-color="#dddddd" fo:padding-left="0.501cm" fo:padding-right="0.501cm" fo:padding-top="0.199cm" fo:padding-bottom="0.101cm" fo:border-left="1pt solid #000000" fo:border-right="none" fo:border-top="1pt solid #000000" fo:border-bottom="none">
        <style:background-image/>
      </style:table-cell-properties>
    </style:style>
    <style:style style:name="Tabelle14.B1" style:family="table-cell">
      <style:table-cell-properties fo:background-color="#dddddd" fo:padding-left="0.501cm" fo:padding-right="0.501cm" fo:padding-top="0.199cm" fo:padding-bottom="0.101cm" fo:border-left="none" fo:border-right="none" fo:border-top="1pt solid #000000" fo:border-bottom="none">
        <style:background-image/>
      </style:table-cell-properties>
    </style:style>
    <style:style style:name="Tabelle14.D1" style:family="table-cell">
      <style:table-cell-properties fo:background-color="#dddddd" fo:padding-left="0.501cm" fo:padding-right="0.501cm" fo:padding-top="0.199cm" fo:padding-bottom="0.101cm" fo:border-left="none" fo:border-right="1pt solid #000000" fo:border-top="1pt solid #000000" fo:border-bottom="none">
        <style:background-image/>
      </style:table-cell-properties>
    </style:style>
    <style:style style:name="Tabelle14.A2" style:family="table-cell">
      <style:table-cell-properties fo:background-color="transparent" fo:padding-left="0.501cm" fo:padding-right="0.5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14.B2" style:family="table-cell">
      <style:table-cell-properties fo:background-color="transparent" fo:padding-left="0.501cm" fo:padding-right="0.501cm" fo:padding-top="0.199cm" fo:padding-bottom="0.101cm" fo:border="none">
        <style:background-image/>
      </style:table-cell-properties>
    </style:style>
    <style:style style:name="Tabelle14.D2" style:family="table-cell">
      <style:table-cell-properties fo:background-color="transparent" fo:padding-left="0.5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14.A4" style:family="table-cell">
      <style:table-cell-properties fo:background-color="#dddddd" fo:padding-left="0.501cm" fo:padding-right="0.5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14.B4" style:family="table-cell">
      <style:table-cell-properties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14.D4" style:family="table-cell">
      <style:table-cell-properties fo:background-color="#dddddd" fo:padding-left="0.5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14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4.B5" style:family="table-cell">
      <style:table-cell-properties fo:padding-left="0.501cm" fo:padding-right="0.501cm" fo:padding-top="0.101cm" fo:padding-bottom="0.101cm" fo:border="none"/>
    </style:style>
    <style:style style:name="Tabelle14.C5" style:family="table-cell">
      <style:table-cell-properties fo:padding-left="0.501cm" fo:padding-right="0.501cm" fo:padding-top="0.101cm" fo:padding-bottom="0.101cm" fo:border="none"/>
    </style:style>
    <style:style style:name="Tabelle14.D5" style:family="table-cell">
      <style:table-cell-properties fo:padding-left="0.501cm" fo:padding-right="0.501cm" fo:padding-top="0.101cm" fo:padding-bottom="0.101cm" fo:border-left="none" fo:border-right="1pt solid #000000" fo:border-top="none" fo:border-bottom="none"/>
    </style:style>
    <style:style style:name="Tabelle14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4.B6" style:family="table-cell">
      <style:table-cell-properties fo:padding-left="0.501cm" fo:padding-right="0.501cm" fo:padding-top="0.101cm" fo:padding-bottom="0.101cm" fo:border="none"/>
    </style:style>
    <style:style style:name="Tabelle14.C6" style:family="table-cell">
      <style:table-cell-properties fo:padding-left="0.501cm" fo:padding-right="0.501cm" fo:padding-top="0.101cm" fo:padding-bottom="0.101cm" fo:border="none"/>
    </style:style>
    <style:style style:name="Tabelle14.D6" style:family="table-cell">
      <style:table-cell-properties fo:padding-left="0.501cm" fo:padding-right="0.501cm" fo:padding-top="0.101cm" fo:padding-bottom="0.101cm" fo:border-left="none" fo:border-right="1pt solid #000000" fo:border-top="none" fo:border-bottom="none"/>
    </style:style>
    <style:style style:name="Tabelle15" style:family="table">
      <style:table-properties style:width="16.977cm" table:align="left"/>
    </style:style>
    <style:style style:name="Tabelle15.A" style:family="table-column">
      <style:table-column-properties style:column-width="0.497cm"/>
    </style:style>
    <style:style style:name="Tabelle15.B" style:family="table-column">
      <style:table-column-properties style:column-width="3.701cm"/>
    </style:style>
    <style:style style:name="Tabelle15.C" style:family="table-column">
      <style:table-column-properties style:column-width="3.729cm"/>
    </style:style>
    <style:style style:name="Tabelle15.D" style:family="table-column">
      <style:table-column-properties style:column-width="0.448cm"/>
    </style:style>
    <style:style style:name="Tabelle15.E" style:family="table-column">
      <style:table-column-properties style:column-width="0.526cm"/>
    </style:style>
    <style:style style:name="Tabelle15.F" style:family="table-column">
      <style:table-column-properties style:column-width="3.702cm"/>
    </style:style>
    <style:style style:name="Tabelle15.G" style:family="table-column">
      <style:table-column-properties style:column-width="3.918cm"/>
    </style:style>
    <style:style style:name="Tabelle15.H" style:family="table-column">
      <style:table-column-properties style:column-width="0.457cm"/>
    </style:style>
    <style:style style:name="Tabelle15.A1" style:family="table-cell">
      <style:table-cell-properties fo:background-color="#dddddd" fo:padding-left="0.501cm" fo:padding-right="0.501cm" fo:padding-top="0.199cm" fo:padding-bottom="0.101cm" fo:border-left="1pt solid #000000" fo:border-right="none" fo:border-top="1pt solid #000000" fo:border-bottom="none">
        <style:background-image/>
      </style:table-cell-properties>
    </style:style>
    <style:style style:name="Tabelle15.C1" style:family="table-cell">
      <style:table-cell-properties fo:background-color="#dddddd" fo:padding-left="0.501cm" fo:padding-right="0.501cm" fo:padding-top="0.199cm" fo:padding-bottom="0.101cm" fo:border-left="none" fo:border-right="none" fo:border-top="1pt solid #000000" fo:border-bottom="none">
        <style:background-image/>
      </style:table-cell-properties>
    </style:style>
    <style:style style:name="Tabelle15.G1" style:family="table-cell">
      <style:table-cell-properties fo:background-color="#dddddd" fo:padding-left="0.501cm" fo:padding-right="0.501cm" fo:padding-top="0.199cm" fo:padding-bottom="0.101cm" fo:border-left="none" fo:border-right="1pt solid #000000" fo:border-top="1pt solid #000000" fo:border-bottom="none">
        <style:background-image/>
      </style:table-cell-properties>
    </style:style>
    <style:style style:name="Tabelle15.A2" style:family="table-cell">
      <style:table-cell-properties fo:background-color="transparent" fo:padding-left="0.501cm" fo:padding-right="0.501cm" fo:padding-top="0.101cm" fo:padding-bottom="0.101cm" fo:border-left="1pt solid #000000" fo:border-right="none" fo:border-top="none" fo:border-bottom="none">
        <style:background-image/>
      </style:table-cell-properties>
    </style:style>
    <style:style style:name="Tabelle15.E2" style:family="table-cell">
      <style:table-cell-properties fo:background-color="transparent" fo:padding-left="0.501cm" fo:padding-right="0.501cm" fo:padding-top="0.101cm" fo:padding-bottom="0.101cm" fo:border-left="1pt solid #000000" fo:border-right="1pt solid #000000" fo:border-top="none" fo:border-bottom="none">
        <style:background-image/>
      </style:table-cell-properties>
    </style:style>
    <style:style style:name="Tabelle15.3" style:family="table-row">
      <style:table-row-properties style:min-row-height="0.497cm"/>
    </style:style>
    <style:style style:name="Tabelle15.A3" style:family="table-cell">
      <style:table-cell-properties fo:background-color="transparent" fo:padding="0.049cm" fo:border-left="1pt solid #000000" fo:border-right="none" fo:border-top="none" fo:border-bottom="none">
        <style:background-image/>
      </style:table-cell-properties>
    </style:style>
    <style:style style:name="Tabelle15.B3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15.D3" style:family="table-cell">
      <style:table-cell-properties fo:background-color="transparent" fo:padding="0.049cm" fo:border="none">
        <style:background-image/>
      </style:table-cell-properties>
    </style:style>
    <style:style style:name="Tabelle15.E3" style:family="table-cell">
      <style:table-cell-properties fo:padding="0.049cm" fo:border-left="1pt solid #000000" fo:border-right="none" fo:border-top="none" fo:border-bottom="none"/>
    </style:style>
    <style:style style:name="Tabelle15.F3" style:family="table-cell">
      <style:table-cell-properties fo:padding="0.049cm" fo:border-left="none" fo:border-right="none" fo:border-top="none" fo:border-bottom="0.5pt solid #999999"/>
    </style:style>
    <style:style style:name="Tabelle15.G3" style:family="table-cell">
      <style:table-cell-properties fo:padding="0.049cm" fo:border-left="none" fo:border-right="none" fo:border-top="none" fo:border-bottom="0.5pt solid #999999"/>
    </style:style>
    <style:style style:name="Tabelle15.H3" style:family="table-cell">
      <style:table-cell-properties fo:padding="0.049cm" fo:border-left="none" fo:border-right="1pt solid #000000" fo:border-top="none" fo:border-bottom="none"/>
    </style:style>
    <style:style style:name="Tabelle15.E4" style:family="table-cell">
      <style:table-cell-properties fo:padding="0.049cm" fo:border-left="1pt solid #000000" fo:border-right="none" fo:border-top="none" fo:border-bottom="none"/>
    </style:style>
    <style:style style:name="Tabelle15.F4" style:family="table-cell">
      <style:table-cell-properties fo:padding="0.049cm" fo:border-left="none" fo:border-right="none" fo:border-top="none" fo:border-bottom="0.5pt solid #999999"/>
    </style:style>
    <style:style style:name="Tabelle15.G4" style:family="table-cell">
      <style:table-cell-properties fo:padding="0.049cm" fo:border-left="none" fo:border-right="none" fo:border-top="none" fo:border-bottom="0.5pt solid #999999"/>
    </style:style>
    <style:style style:name="Tabelle15.H4" style:family="table-cell">
      <style:table-cell-properties fo:padding="0.049cm" fo:border-left="none" fo:border-right="1pt solid #000000" fo:border-top="none" fo:border-bottom="none"/>
    </style:style>
    <style:style style:name="Tabelle15.E5" style:family="table-cell">
      <style:table-cell-properties fo:padding="0.049cm" fo:border-left="1pt solid #000000" fo:border-right="none" fo:border-top="none" fo:border-bottom="none"/>
    </style:style>
    <style:style style:name="Tabelle15.F5" style:family="table-cell">
      <style:table-cell-properties fo:padding="0.049cm" fo:border="none"/>
    </style:style>
    <style:style style:name="Tabelle15.G5" style:family="table-cell">
      <style:table-cell-properties fo:padding="0.049cm" fo:border="none"/>
    </style:style>
    <style:style style:name="Tabelle15.H5" style:family="table-cell">
      <style:table-cell-properties fo:padding="0.049cm" fo:border-left="none" fo:border-right="1pt solid #000000" fo:border-top="none" fo:border-bottom="none"/>
    </style:style>
    <style:style style:name="Tabelle15.A6" style:family="table-cell">
      <style:table-cell-properties fo:background-color="transparent" fo:padding="0.049cm" fo:border-left="1pt solid #000000" fo:border-right="none" fo:border-top="none" fo:border-bottom="1pt solid #000000">
        <style:background-image/>
      </style:table-cell-properties>
    </style:style>
    <style:style style:name="Tabelle15.B6" style:family="table-cell">
      <style:table-cell-properties fo:background-color="transparent" fo:padding="0.049cm" fo:border-left="none" fo:border-right="none" fo:border-top="none" fo:border-bottom="1pt solid #000000">
        <style:background-image/>
      </style:table-cell-properties>
    </style:style>
    <style:style style:name="Tabelle15.E6" style:family="table-cell">
      <style:table-cell-properties fo:padding="0.049cm" fo:border-left="1pt solid #000000" fo:border-right="none" fo:border-top="none" fo:border-bottom="1pt solid #000000"/>
    </style:style>
    <style:style style:name="Tabelle15.F6" style:family="table-cell">
      <style:table-cell-properties fo:padding="0.049cm" fo:border-left="none" fo:border-right="none" fo:border-top="none" fo:border-bottom="1pt solid #000000"/>
    </style:style>
    <style:style style:name="Tabelle15.G6" style:family="table-cell">
      <style:table-cell-properties fo:padding="0.049cm" fo:border-left="none" fo:border-right="none" fo:border-top="none" fo:border-bottom="1pt solid #000000"/>
    </style:style>
    <style:style style:name="Tabelle15.H6" style:family="table-cell">
      <style:table-cell-properties fo:padding="0.049cm" fo:border-left="none" fo:border-right="1pt solid #000000" fo:border-top="none" fo:border-bottom="1pt solid #000000"/>
    </style:style>
    <style:style style:name="Tabelle16" style:family="table">
      <style:table-properties style:width="7.373cm" table:align="margins"/>
    </style:style>
    <style:style style:name="Tabelle16.A" style:family="table-column">
      <style:table-column-properties style:column-width="1.242cm" style:rel-column-width="11039*"/>
    </style:style>
    <style:style style:name="Tabelle16.B" style:family="table-column">
      <style:table-column-properties style:column-width="2.447cm" style:rel-column-width="21741*"/>
    </style:style>
    <style:style style:name="Tabelle16.C" style:family="table-column">
      <style:table-column-properties style:column-width="3.685cm" style:rel-column-width="32755*"/>
    </style:style>
    <style:style style:name="Tabelle16.A1" style:family="table-cell">
      <style:table-cell-properties fo:padding="0.03cm" fo:border-left="none" fo:border-right="none" fo:border-top="none" fo:border-bottom="0.5pt solid #999999"/>
    </style:style>
    <style:style style:name="Tabelle16.B1" style:family="table-cell">
      <style:table-cell-properties fo:padding="0.03cm" fo:border-left="0.5pt solid #999999" fo:border-right="none" fo:border-top="none" fo:border-bottom="0.5pt solid #999999"/>
    </style:style>
    <style:style style:name="Tabelle17" style:family="table">
      <style:table-properties style:width="7.601cm" table:align="margins"/>
    </style:style>
    <style:style style:name="Tabelle17.A" style:family="table-column">
      <style:table-column-properties style:column-width="1.159cm" style:rel-column-width="9987*"/>
    </style:style>
    <style:style style:name="Tabelle17.B" style:family="table-column">
      <style:table-column-properties style:column-width="2.556cm" style:rel-column-width="22042*"/>
    </style:style>
    <style:style style:name="Tabelle17.C" style:family="table-column">
      <style:table-column-properties style:column-width="3.886cm" style:rel-column-width="33506*"/>
    </style:style>
    <style:style style:name="Tabelle17.A1" style:family="table-cell">
      <style:table-cell-properties fo:padding="0.03cm" fo:border-left="none" fo:border-right="none" fo:border-top="none" fo:border-bottom="0.5pt solid #999999"/>
    </style:style>
    <style:style style:name="Tabelle17.B1" style:family="table-cell">
      <style:table-cell-properties fo:padding="0.03cm" fo:border-left="0.5pt solid #999999" fo:border-right="none" fo:border-top="none" fo:border-bottom="0.5pt solid #999999"/>
    </style:style>
    <style:style style:name="Tabelle18" style:family="table">
      <style:table-properties style:width="16.979cm" table:align="left" style:may-break-between-rows="true"/>
    </style:style>
    <style:style style:name="Tabelle18.A" style:family="table-column">
      <style:table-column-properties style:column-width="4.604cm"/>
    </style:style>
    <style:style style:name="Tabelle18.B" style:family="table-column">
      <style:table-column-properties style:column-width="3.771cm"/>
    </style:style>
    <style:style style:name="Tabelle18.C" style:family="table-column">
      <style:table-column-properties style:column-width="4.921cm"/>
    </style:style>
    <style:style style:name="Tabelle18.D" style:family="table-column">
      <style:table-column-properties style:column-width="3.683cm"/>
    </style:style>
    <style:style style:name="Tabelle18.A1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18.B1" style:family="table-cell">
      <style:table-cell-properties style:vertical-align="middle"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18.D1" style:family="table-cell">
      <style:table-cell-properties style:vertical-align="middle" fo:background-color="#dddddd" fo:padding-left="0.1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18.A2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2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3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3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4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4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18.D4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18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5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6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7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7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18.D7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18.A8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8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9" style:family="table-cell">
      <style:table-cell-properties fo:padding-left="0.501cm" fo:padding-right="0.501cm" fo:padding-top="0.101cm" fo:padding-bottom="0.101cm" fo:border-left="1pt solid #000000" fo:border-right="none" fo:border-top="none" fo:border-bottom="1pt solid #000000"/>
    </style:style>
    <style:style style:name="Tabelle18.C9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1pt solid #000000">
        <style:background-image/>
      </style:table-cell-properties>
    </style:style>
    <style:style style:name="Tabelle18.D9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1pt solid #000000">
        <style:background-image/>
      </style:table-cell-properties>
    </style:style>
    <style:style style:name="Tabelle19" style:family="table">
      <style:table-properties style:width="7.435cm" fo:margin-left="0cm" table:align="left"/>
    </style:style>
    <style:style style:name="Tabelle19.A" style:family="table-column">
      <style:table-column-properties style:column-width="4.748cm"/>
    </style:style>
    <style:style style:name="Tabelle19.B" style:family="table-column">
      <style:table-column-properties style:column-width="2.686cm"/>
    </style:style>
    <style:style style:name="Tabelle19.A1" style:family="table-cell">
      <style:table-cell-properties style:vertical-align="" fo:padding="0.049cm" fo:border-left="none" fo:border-right="none" fo:border-top="none" fo:border-bottom="0.5pt solid #999999"/>
    </style:style>
    <style:style style:name="Tabelle20" style:family="table">
      <style:table-properties style:width="7.197cm" fo:margin-left="0.229cm" table:align="left"/>
    </style:style>
    <style:style style:name="Tabelle20.A" style:family="table-column">
      <style:table-column-properties style:column-width="4.51cm"/>
    </style:style>
    <style:style style:name="Tabelle20.B" style:family="table-column">
      <style:table-column-properties style:column-width="2.686cm"/>
    </style:style>
    <style:style style:name="Tabelle20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1" style:family="table">
      <style:table-properties style:width="7.673cm" fo:margin-left="0cm" table:align="left"/>
    </style:style>
    <style:style style:name="Tabelle21.A" style:family="table-column">
      <style:table-column-properties style:column-width="4.113cm"/>
    </style:style>
    <style:style style:name="Tabelle21.B" style:family="table-column">
      <style:table-column-properties style:column-width="3.56cm"/>
    </style:style>
    <style:style style:name="Tabelle21.A1" style:family="table-cell">
      <style:table-cell-properties style:vertical-align="middle" fo:padding="0.049cm" fo:border-left="none" fo:border-right="none" fo:border-top="none" fo:border-bottom="0.5pt solid #999999"/>
    </style:style>
    <style:style style:name="Tabelle21.B1" style:family="table-cell">
      <style:table-cell-properties style:vertical-align="bottom"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2" style:family="table">
      <style:table-properties style:width="7.35cm" fo:margin-left="0.31cm" table:align="left"/>
    </style:style>
    <style:style style:name="Tabelle22.A" style:family="table-column">
      <style:table-column-properties style:column-width="4.001cm"/>
    </style:style>
    <style:style style:name="Tabelle22.B" style:family="table-column">
      <style:table-column-properties style:column-width="3.35cm"/>
    </style:style>
    <style:style style:name="Tabelle22.A1" style:family="table-cell">
      <style:table-cell-properties fo:padding="0.049cm" fo:border="none"/>
    </style:style>
    <style:style style:name="Tabelle50" style:family="table">
      <style:table-properties style:width="7.352cm" fo:margin-left="0.321cm" table:align="left"/>
    </style:style>
    <style:style style:name="Tabelle50.A" style:family="table-column">
      <style:table-column-properties style:column-width="3.978cm"/>
    </style:style>
    <style:style style:name="Tabelle50.B" style:family="table-column">
      <style:table-column-properties style:column-width="3.374cm"/>
    </style:style>
    <style:style style:name="Tabelle50.A1" style:family="table-cell">
      <style:table-cell-properties fo:background-color="#dddddd" fo:padding="0.049cm" fo:border="none">
        <style:background-image/>
      </style:table-cell-properties>
    </style:style>
    <style:style style:name="Tabelle23" style:family="table">
      <style:table-properties style:width="7.673cm" fo:margin-left="0cm" table:align="left"/>
    </style:style>
    <style:style style:name="Tabelle23.A" style:family="table-column">
      <style:table-column-properties style:column-width="4.12cm"/>
    </style:style>
    <style:style style:name="Tabelle23.B" style:family="table-column">
      <style:table-column-properties style:column-width="3.552cm"/>
    </style:style>
    <style:style style:name="Tabelle23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3.B1" style:family="table-cell">
      <style:table-cell-properties fo:padding="0.049cm" fo:border-left="none" fo:border-right="none" fo:border-top="none" fo:border-bottom="0.5pt solid #999999"/>
    </style:style>
    <style:style style:name="Tabelle24" style:family="table">
      <style:table-properties style:width="7.673cm" fo:margin-left="0cm" table:align="left"/>
    </style:style>
    <style:style style:name="Tabelle24.A" style:family="table-column">
      <style:table-column-properties style:column-width="0.208cm"/>
    </style:style>
    <style:style style:name="Tabelle24.B" style:family="table-column">
      <style:table-column-properties style:column-width="4.089cm"/>
    </style:style>
    <style:style style:name="Tabelle24.C" style:family="table-column">
      <style:table-column-properties style:column-width="3.376cm"/>
    </style:style>
    <style:style style:name="Tabelle24.A1" style:family="table-cell">
      <style:table-cell-properties fo:padding="0.049cm" fo:border="none"/>
    </style:style>
    <style:style style:name="Tabelle25" style:family="table">
      <style:table-properties style:width="7.673cm" fo:margin-left="0cm" table:align="left"/>
    </style:style>
    <style:style style:name="Tabelle25.A" style:family="table-column">
      <style:table-column-properties style:column-width="4.12cm"/>
    </style:style>
    <style:style style:name="Tabelle25.B" style:family="table-column">
      <style:table-column-properties style:column-width="3.552cm"/>
    </style:style>
    <style:style style:name="Tabelle25.A1" style:family="table-cell">
      <style:table-cell-properties fo:padding="0.049cm" fo:border-left="none" fo:border-right="none" fo:border-top="none" fo:border-bottom="0.5pt solid #999999"/>
    </style:style>
    <style:style style:name="Tabelle26" style:family="table">
      <style:table-properties style:width="7.673cm" fo:margin-left="0cm" table:align="left"/>
    </style:style>
    <style:style style:name="Tabelle26.A" style:family="table-column">
      <style:table-column-properties style:column-width="0.228cm"/>
    </style:style>
    <style:style style:name="Tabelle26.B" style:family="table-column">
      <style:table-column-properties style:column-width="4.069cm"/>
    </style:style>
    <style:style style:name="Tabelle26.C" style:family="table-column">
      <style:table-column-properties style:column-width="3.376cm"/>
    </style:style>
    <style:style style:name="Tabelle26.A1" style:family="table-cell">
      <style:table-cell-properties fo:padding="0.049cm" fo:border="none"/>
    </style:style>
    <style:style style:name="Tabelle3" style:family="table">
      <style:table-properties style:width="17.007cm" fo:margin-left="0cm" table:align="left"/>
    </style:style>
    <style:style style:name="Tabelle3.A" style:family="table-column">
      <style:table-column-properties style:column-width="1.699cm"/>
    </style:style>
    <style:style style:name="Tabelle3.B" style:family="table-column">
      <style:table-column-properties style:column-width="3.196cm"/>
    </style:style>
    <style:style style:name="Tabelle3.C" style:family="table-column">
      <style:table-column-properties style:column-width="4.203cm"/>
    </style:style>
    <style:style style:name="Tabelle3.D" style:family="table-column">
      <style:table-column-properties style:column-width="3.104cm"/>
    </style:style>
    <style:style style:name="Tabelle3.F" style:family="table-column">
      <style:table-column-properties style:column-width="1.609cm"/>
    </style:style>
    <style:style style:name="Tabelle3.A1" style:family="table-cell">
      <style:table-cell-properties style:vertical-align="middle"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e3.F1" style:family="table-cell">
      <style:table-cell-properties style:vertical-align="middle" fo:background-color="#cccccc" fo:padding="0.049cm" fo:border="0.05pt solid #000000">
        <style:background-image/>
      </style:table-cell-properties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.699cm" style:rel-column-width="6548*"/>
    </style:style>
    <style:style style:name="Tabelle4.B" style:family="table-column">
      <style:table-column-properties style:column-width="3.196cm" style:rel-column-width="12320*"/>
    </style:style>
    <style:style style:name="Tabelle4.C" style:family="table-column">
      <style:table-column-properties style:column-width="4.2cm" style:rel-column-width="16189*"/>
    </style:style>
    <style:style style:name="Tabelle4.D" style:family="table-column">
      <style:table-column-properties style:column-width="3.108cm" style:rel-column-width="11980*"/>
    </style:style>
    <style:style style:name="Tabelle4.F" style:family="table-column">
      <style:table-column-properties style:column-width="1.603cm" style:rel-column-width="6178*"/>
    </style:style>
    <style:style style:name="Tabelle4.A1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4.B1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4.F1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.699cm" style:rel-column-width="6548*"/>
    </style:style>
    <style:style style:name="Tabelle10.B" style:family="table-column">
      <style:table-column-properties style:column-width="3.2cm" style:rel-column-width="12334*"/>
    </style:style>
    <style:style style:name="Tabelle10.C" style:family="table-column">
      <style:table-column-properties style:column-width="4.2cm" style:rel-column-width="16189*"/>
    </style:style>
    <style:style style:name="Tabelle10.D" style:family="table-column">
      <style:table-column-properties style:column-width="3.104cm" style:rel-column-width="11967*"/>
    </style:style>
    <style:style style:name="Tabelle10.E" style:family="table-column">
      <style:table-column-properties style:column-width="3.196cm" style:rel-column-width="12320*"/>
    </style:style>
    <style:style style:name="Tabelle10.F" style:family="table-column">
      <style:table-column-properties style:column-width="1.602cm" style:rel-column-width="6177*"/>
    </style:style>
    <style:style style:name="Tabelle10.A1" style:family="table-cell">
      <style:table-cell-properties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e10.F1" style:family="table-cell">
      <style:table-cell-properties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40" style:family="table">
      <style:table-properties style:width="17.009cm" fo:margin-left="0cm" table:align="left"/>
    </style:style>
    <style:style style:name="Tabelle40.A" style:family="table-column">
      <style:table-column-properties style:column-width="1.72cm"/>
    </style:style>
    <style:style style:name="Tabelle40.B" style:family="table-column">
      <style:table-column-properties style:column-width="6.65cm"/>
    </style:style>
    <style:style style:name="Tabelle40.C" style:family="table-column">
      <style:table-column-properties style:column-width="3.103cm"/>
    </style:style>
    <style:style style:name="Tabelle40.D" style:family="table-column">
      <style:table-column-properties style:column-width="3.501cm"/>
    </style:style>
    <style:style style:name="Tabelle40.E" style:family="table-column">
      <style:table-column-properties style:column-width="2.036cm"/>
    </style:style>
    <style:style style:name="Tabelle40.A1" style:family="table-cell">
      <style:table-cell-properties fo:background-color="#dddddd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e40.E1" style:family="table-cell">
      <style:table-cell-properties fo:background-color="#dddddd" fo:padding="0.101cm" fo:border="0.05pt solid #000000">
        <style:background-image/>
      </style:table-cell-properties>
    </style:style>
    <style:style style:name="Tabelle41" style:family="table">
      <style:table-properties style:width="17.009cm" fo:margin-left="0cm" table:align="left" style:may-break-between-rows="false"/>
    </style:style>
    <style:style style:name="Tabelle41.A" style:family="table-column">
      <style:table-column-properties style:column-width="1.72cm"/>
    </style:style>
    <style:style style:name="Tabelle41.B" style:family="table-column">
      <style:table-column-properties style:column-width="6.65cm"/>
    </style:style>
    <style:style style:name="Tabelle41.C" style:family="table-column">
      <style:table-column-properties style:column-width="3.103cm"/>
    </style:style>
    <style:style style:name="Tabelle41.D" style:family="table-column">
      <style:table-column-properties style:column-width="3.501cm"/>
    </style:style>
    <style:style style:name="Tabelle41.E" style:family="table-column">
      <style:table-column-properties style:column-width="2.036cm"/>
    </style:style>
    <style:style style:name="Tabelle41.A1" style:family="table-cell">
      <style:table-cell-properties fo:padding="0.101cm" fo:border-left="0.05pt solid #000000" fo:border-right="none" fo:border-top="0.05pt solid #000000" fo:border-bottom="none"/>
    </style:style>
    <style:style style:name="Tabelle41.B1" style:family="table-cell">
      <style:table-cell-properties fo:padding="0cm" fo:border-left="0.05pt solid #000000" fo:border-right="none" fo:border-top="0.05pt solid #000000" fo:border-bottom="0.05pt solid #000000"/>
    </style:style>
    <style:style style:name="Tabelle41.E1" style:family="table-cell">
      <style:table-cell-properties fo:padding="0.101cm" fo:border="0.05pt solid #000000"/>
    </style:style>
    <style:style style:name="Tabelle41.A2" style:family="table-cell">
      <style:table-cell-properties fo:padding="0.101cm" fo:border-left="0.05pt solid #000000" fo:border-right="none" fo:border-top="none" fo:border-bottom="none"/>
    </style:style>
    <style:style style:name="Tabelle41.A3" style:family="table-cell">
      <style:table-cell-properties fo:padding="0.101cm" fo:border-left="0.05pt solid #000000" fo:border-right="none" fo:border-top="none" fo:border-bottom="0.05pt solid #000000"/>
    </style:style>
    <style:style style:name="Tabelle42" style:family="table">
      <style:table-properties style:width="6.625cm" table:align="left"/>
    </style:style>
    <style:style style:name="Tabelle42.A" style:family="table-column">
      <style:table-column-properties style:column-width="1.455cm"/>
    </style:style>
    <style:style style:name="Tabelle42.B" style:family="table-column">
      <style:table-column-properties style:column-width="5.17cm"/>
    </style:style>
    <style:style style:name="Tabelle42.A1" style:family="table-cell">
      <style:table-cell-properties fo:padding-left="0.101cm" fo:padding-right="0.101cm" fo:padding-top="0cm" fo:padding-bottom="0.101cm" fo:border="none"/>
    </style:style>
    <style:style style:name="Tabelle43" style:family="table">
      <style:table-properties style:width="6.625cm" table:align="left"/>
    </style:style>
    <style:style style:name="Tabelle43.A" style:family="table-column">
      <style:table-column-properties style:column-width="1.455cm"/>
    </style:style>
    <style:style style:name="Tabelle43.B" style:family="table-column">
      <style:table-column-properties style:column-width="5.17cm"/>
    </style:style>
    <style:style style:name="Tabelle43.A1" style:family="table-cell">
      <style:table-cell-properties fo:padding-left="0.101cm" fo:padding-right="0.101cm" fo:padding-top="0cm" fo:padding-bottom="0.101cm" fo:border="none"/>
    </style:style>
    <style:style style:name="Tabelle44" style:family="table">
      <style:table-properties style:width="6.625cm" table:align="left"/>
    </style:style>
    <style:style style:name="Tabelle44.A" style:family="table-column">
      <style:table-column-properties style:column-width="1.455cm"/>
    </style:style>
    <style:style style:name="Tabelle44.B" style:family="table-column">
      <style:table-column-properties style:column-width="5.17cm"/>
    </style:style>
    <style:style style:name="Tabelle44.A1" style:family="table-cell">
      <style:table-cell-properties fo:padding-left="0.101cm" fo:padding-right="0.101cm" fo:padding-top="0cm" fo:padding-bottom="0.101cm" fo:border="none"/>
    </style:style>
    <style:style style:name="Tabelle45" style:family="table">
      <style:table-properties style:width="6.625cm" table:align="left"/>
    </style:style>
    <style:style style:name="Tabelle45.A" style:family="table-column">
      <style:table-column-properties style:column-width="4.752cm"/>
    </style:style>
    <style:style style:name="Tabelle45.B" style:family="table-column">
      <style:table-column-properties style:column-width="1.873cm"/>
    </style:style>
    <style:style style:name="Tabelle45.A1" style:family="table-cell">
      <style:table-cell-properties style:vertical-align="bottom" fo:background-color="transparent" fo:padding-left="0.101cm" fo:padding-right="0.101cm" fo:padding-top="0cm" fo:padding-bottom="0.101cm" fo:border="none">
        <style:background-image/>
      </style:table-cell-properties>
    </style:style>
    <style:style style:name="Tabelle46" style:family="table">
      <style:table-properties style:width="6.625cm" table:align="left"/>
    </style:style>
    <style:style style:name="Tabelle46.A" style:family="table-column">
      <style:table-column-properties style:column-width="4.752cm"/>
    </style:style>
    <style:style style:name="Tabelle46.B" style:family="table-column">
      <style:table-column-properties style:column-width="1.873cm"/>
    </style:style>
    <style:style style:name="Tabelle46.A1" style:family="table-cell">
      <style:table-cell-properties style:vertical-align="bottom" fo:background-color="transparent" fo:padding="0.101cm" fo:border-left="none" fo:border-right="none" fo:border-top="0.1pt solid #999999" fo:border-bottom="none">
        <style:background-image/>
      </style:table-cell-properties>
    </style:style>
    <style:style style:name="Tabelle47" style:family="table">
      <style:table-properties style:width="3.08cm" table:align="left"/>
    </style:style>
    <style:style style:name="Tabelle47.A" style:family="table-column">
      <style:table-column-properties style:column-width="1.644cm"/>
    </style:style>
    <style:style style:name="Tabelle47.B" style:family="table-column">
      <style:table-column-properties style:column-width="1.436cm"/>
    </style:style>
    <style:style style:name="Tabelle47.A1" style:family="table-cell">
      <style:table-cell-properties fo:padding-left="0.101cm" fo:padding-right="0.101cm" fo:padding-top="0cm" fo:padding-bottom="0.101cm" fo:border="none"/>
    </style:style>
    <style:style style:name="Tabelle48" style:family="table">
      <style:table-properties style:width="3.471cm" table:align="left"/>
    </style:style>
    <style:style style:name="Tabelle48.A" style:family="table-column">
      <style:table-column-properties style:column-width="1.63cm"/>
    </style:style>
    <style:style style:name="Tabelle48.B" style:family="table-column">
      <style:table-column-properties style:column-width="1.842cm"/>
    </style:style>
    <style:style style:name="Tabelle48.A1" style:family="table-cell">
      <style:table-cell-properties fo:padding-left="0.101cm" fo:padding-right="0.101cm" fo:padding-top="0cm" fo:padding-bottom="0.101cm" fo:border="none"/>
    </style:style>
    <style:style style:name="Tabelle29" style:family="table">
      <style:table-properties style:width="7.673cm" fo:margin-left="0cm" table:align="left"/>
    </style:style>
    <style:style style:name="Tabelle29.A" style:family="table-column">
      <style:table-column-properties style:column-width="4.12cm"/>
    </style:style>
    <style:style style:name="Tabelle29.B" style:family="table-column">
      <style:table-column-properties style:column-width="3.552cm"/>
    </style:style>
    <style:style style:name="Tabelle29.A1" style:family="table-cell">
      <style:table-cell-properties fo:padding="0.049cm" fo:border-left="none" fo:border-right="none" fo:border-top="none" fo:border-bottom="0.5pt solid #999999"/>
    </style:style>
    <style:style style:name="Tabelle30" style:family="table">
      <style:table-properties style:width="7.654cm" fo:margin-left="0cm" table:align="left"/>
    </style:style>
    <style:style style:name="Tabelle30.A" style:family="table-column">
      <style:table-column-properties style:column-width="0.228cm"/>
    </style:style>
    <style:style style:name="Tabelle30.B" style:family="table-column">
      <style:table-column-properties style:column-width="4.119cm"/>
    </style:style>
    <style:style style:name="Tabelle30.C" style:family="table-column">
      <style:table-column-properties style:column-width="3.307cm"/>
    </style:style>
    <style:style style:name="Tabelle30.A1" style:family="table-cell">
      <style:table-cell-properties fo:padding="0.049cm" fo:border="none"/>
    </style:style>
    <style:style style:name="Tabelle31" style:family="table">
      <style:table-properties style:width="7.673cm" fo:margin-left="0cm" table:align="left"/>
    </style:style>
    <style:style style:name="Tabelle31.A" style:family="table-column">
      <style:table-column-properties style:column-width="4.12cm"/>
    </style:style>
    <style:style style:name="Tabelle31.B" style:family="table-column">
      <style:table-column-properties style:column-width="3.552cm"/>
    </style:style>
    <style:style style:name="Tabelle31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31.B1" style:family="table-cell">
      <style:table-cell-properties fo:padding="0.049cm" fo:border-left="none" fo:border-right="none" fo:border-top="none" fo:border-bottom="0.5pt solid #999999"/>
    </style:style>
    <style:style style:name="Tabelle33" style:family="table">
      <style:table-properties style:width="7.654cm" fo:margin-left="0cm" table:align="left"/>
    </style:style>
    <style:style style:name="Tabelle33.A" style:family="table-column">
      <style:table-column-properties style:column-width="0.208cm"/>
    </style:style>
    <style:style style:name="Tabelle33.B" style:family="table-column">
      <style:table-column-properties style:column-width="4.195cm"/>
    </style:style>
    <style:style style:name="Tabelle33.C" style:family="table-column">
      <style:table-column-properties style:column-width="3.251cm"/>
    </style:style>
    <style:style style:name="Tabelle33.A1" style:family="table-cell">
      <style:table-cell-properties fo:padding="0.049cm" fo:border="none"/>
    </style:style>
    <style:style style:name="Tabelle34" style:family="table">
      <style:table-properties style:width="7.673cm" fo:margin-left="0cm" table:align="left"/>
    </style:style>
    <style:style style:name="Tabelle34.A" style:family="table-column">
      <style:table-column-properties style:column-width="4.113cm"/>
    </style:style>
    <style:style style:name="Tabelle34.B" style:family="table-column">
      <style:table-column-properties style:column-width="3.56cm"/>
    </style:style>
    <style:style style:name="Tabelle34.A1" style:family="table-cell">
      <style:table-cell-properties style:vertical-align="middle" fo:padding="0.049cm" fo:border-left="none" fo:border-right="none" fo:border-top="none" fo:border-bottom="0.5pt solid #999999"/>
    </style:style>
    <style:style style:name="Tabelle34.B1" style:family="table-cell">
      <style:table-cell-properties style:vertical-align="bottom"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35" style:family="table">
      <style:table-properties style:width="7.35cm" fo:margin-left="0.31cm" table:align="left"/>
    </style:style>
    <style:style style:name="Tabelle35.A" style:family="table-column">
      <style:table-column-properties style:column-width="4.096cm"/>
    </style:style>
    <style:style style:name="Tabelle35.B" style:family="table-column">
      <style:table-column-properties style:column-width="3.254cm"/>
    </style:style>
    <style:style style:name="Tabelle35.A1" style:family="table-cell">
      <style:table-cell-properties fo:padding="0.049cm" fo:border="none"/>
    </style:style>
    <style:style style:name="Tabelle36" style:family="table">
      <style:table-properties style:width="7.324cm" fo:margin-left="0.332cm" table:align="left"/>
    </style:style>
    <style:style style:name="Tabelle36.A" style:family="table-column">
      <style:table-column-properties style:column-width="4.073cm"/>
    </style:style>
    <style:style style:name="Tabelle36.B" style:family="table-column">
      <style:table-column-properties style:column-width="3.251cm"/>
    </style:style>
    <style:style style:name="Tabelle36.A1" style:family="table-cell">
      <style:table-cell-properties fo:background-color="#dddddd" fo:padding="0.049cm" fo:border="none">
        <style:background-image/>
      </style:table-cell-properties>
    </style:style>
    <style:style style:name="Tabelle37" style:family="table">
      <style:table-properties style:width="7.435cm" fo:margin-left="0cm" table:align="left"/>
    </style:style>
    <style:style style:name="Tabelle37.A" style:family="table-column">
      <style:table-column-properties style:column-width="4.748cm"/>
    </style:style>
    <style:style style:name="Tabelle37.B" style:family="table-column">
      <style:table-column-properties style:column-width="2.686cm"/>
    </style:style>
    <style:style style:name="Tabelle37.A1" style:family="table-cell">
      <style:table-cell-properties style:vertical-align="" fo:padding="0.049cm" fo:border-left="none" fo:border-right="none" fo:border-top="none" fo:border-bottom="0.5pt solid #999999"/>
    </style:style>
    <style:style style:name="Tabelle38" style:family="table">
      <style:table-properties style:width="7.197cm" fo:margin-left="0.229cm" table:align="left"/>
    </style:style>
    <style:style style:name="Tabelle38.A" style:family="table-column">
      <style:table-column-properties style:column-width="4.796cm"/>
    </style:style>
    <style:style style:name="Tabelle38.B" style:family="table-column">
      <style:table-column-properties style:column-width="2.401cm"/>
    </style:style>
    <style:style style:name="Tabelle38.1" style:family="table-row">
      <style:table-row-properties style:min-row-height="0.102cm"/>
    </style:style>
    <style:style style:name="Tabelle38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6" style:family="table">
      <style:table-properties style:width="17.007cm" fo:margin-left="0cm" table:align="left"/>
    </style:style>
    <style:style style:name="Tabelle6.A" style:family="table-column">
      <style:table-column-properties style:column-width="1.699cm"/>
    </style:style>
    <style:style style:name="Tabelle6.B" style:family="table-column">
      <style:table-column-properties style:column-width="3.196cm"/>
    </style:style>
    <style:style style:name="Tabelle6.C" style:family="table-column">
      <style:table-column-properties style:column-width="4.203cm"/>
    </style:style>
    <style:style style:name="Tabelle6.D" style:family="table-column">
      <style:table-column-properties style:column-width="3.104cm"/>
    </style:style>
    <style:style style:name="Tabelle6.F" style:family="table-column">
      <style:table-column-properties style:column-width="1.609cm"/>
    </style:style>
    <style:style style:name="Tabelle6.A1" style:family="table-cell">
      <style:table-cell-properties style:vertical-align="middle"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e6.F1" style:family="table-cell">
      <style:table-cell-properties style:vertical-align="middle" fo:background-color="#cccccc" fo:padding="0.049cm" fo:border="0.05pt solid #000000">
        <style:background-image/>
      </style:table-cell-properties>
    </style:style>
    <style:style style:name="Tabelle8" style:family="table">
      <style:table-properties style:width="17cm" table:align="margins" style:may-break-between-rows="true"/>
    </style:style>
    <style:style style:name="Tabelle8.A" style:family="table-column">
      <style:table-column-properties style:column-width="1.699cm" style:rel-column-width="6548*"/>
    </style:style>
    <style:style style:name="Tabelle8.B" style:family="table-column">
      <style:table-column-properties style:column-width="3.196cm" style:rel-column-width="12320*"/>
    </style:style>
    <style:style style:name="Tabelle8.C" style:family="table-column">
      <style:table-column-properties style:column-width="4.2cm" style:rel-column-width="16189*"/>
    </style:style>
    <style:style style:name="Tabelle8.D" style:family="table-column">
      <style:table-column-properties style:column-width="3.108cm" style:rel-column-width="11980*"/>
    </style:style>
    <style:style style:name="Tabelle8.F" style:family="table-column">
      <style:table-column-properties style:column-width="1.603cm" style:rel-column-width="6178*"/>
    </style:style>
    <style:style style:name="Tabelle8.A1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8.F1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.699cm" style:rel-column-width="6548*"/>
    </style:style>
    <style:style style:name="Tabelle9.B" style:family="table-column">
      <style:table-column-properties style:column-width="3.2cm" style:rel-column-width="12334*"/>
    </style:style>
    <style:style style:name="Tabelle9.C" style:family="table-column">
      <style:table-column-properties style:column-width="4.2cm" style:rel-column-width="16189*"/>
    </style:style>
    <style:style style:name="Tabelle9.D" style:family="table-column">
      <style:table-column-properties style:column-width="3.104cm" style:rel-column-width="11967*"/>
    </style:style>
    <style:style style:name="Tabelle9.E" style:family="table-column">
      <style:table-column-properties style:column-width="3.196cm" style:rel-column-width="12320*"/>
    </style:style>
    <style:style style:name="Tabelle9.F" style:family="table-column">
      <style:table-column-properties style:column-width="1.602cm" style:rel-column-width="6177*"/>
    </style:style>
    <style:style style:name="Tabelle9.A1" style:family="table-cell">
      <style:table-cell-properties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e9.F1" style:family="table-cell">
      <style:table-cell-properties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56" style:family="table">
      <style:table-properties style:width="17cm" table:align="margins" style:shadow="none"/>
    </style:style>
    <style:style style:name="Tabelle56.A" style:family="table-column">
      <style:table-column-properties style:column-width="14.302cm" style:rel-column-width="8108*"/>
    </style:style>
    <style:style style:name="Tabelle56.B" style:family="table-column">
      <style:table-column-properties style:column-width="2.699cm" style:rel-column-width="1530*"/>
    </style:style>
    <style:style style:name="Tabelle5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6.B1" style:family="table-cell">
      <style:table-cell-properties fo:background-color="#cccccc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e57" style:family="table">
      <style:table-properties style:width="16.699cm" fo:margin-left="0.3cm" table:align="left" style:shadow="none"/>
    </style:style>
    <style:style style:name="Tabelle57.A" style:family="table-column">
      <style:table-column-properties style:column-width="13.993cm"/>
    </style:style>
    <style:style style:name="Tabelle57.B" style:family="table-column">
      <style:table-column-properties style:column-width="2.706cm"/>
    </style:style>
    <style:style style:name="Tabelle57.A1" style:family="table-cell">
      <style:table-cell-properties fo:background-color="#cccccc" fo:padding-left="0.101cm" fo:padding-right="0.15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le57.B1" style:family="table-cell">
      <style:table-cell-properties fo:background-color="#cccccc" fo:padding-left="0.101cm" fo:padding-right="0.15cm" fo:padding-top="0.101cm" fo:padding-bottom="0.101cm" fo:border-left="none" fo:border-right="0.05pt solid #000000" fo:border-top="0.05pt solid #000000" fo:border-bottom="0.05pt solid #000000">
        <style:background-image/>
      </style:table-cell-properties>
    </style:style>
    <style:style style:name="Tabelle58" style:family="table">
      <style:table-properties style:width="16.401cm" fo:margin-left="0.6cm" table:align="left" style:shadow="none"/>
    </style:style>
    <style:style style:name="Tabelle58.A" style:family="table-column">
      <style:table-column-properties style:column-width="13.7cm"/>
    </style:style>
    <style:style style:name="Tabelle58.B" style:family="table-column">
      <style:table-column-properties style:column-width="2.701cm"/>
    </style:style>
    <style:style style:name="Tabelle58.A1" style:family="table-cell">
      <style:table-cell-properties fo:background-color="#cccccc" fo:padding-left="0.101cm" fo:padding-right="0.15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le58.B1" style:family="table-cell">
      <style:table-cell-properties fo:background-color="#cccccc" fo:padding-left="0.101cm" fo:padding-right="0.15cm" fo:padding-top="0.101cm" fo:padding-bottom="0.101cm" fo:border-left="none" fo:border-right="0.05pt solid #000000" fo:border-top="0.05pt solid #000000" fo:border-bottom="0.05pt solid #000000">
        <style:background-image/>
      </style:table-cell-properties>
    </style:style>
    <style:style style:name="Tabelle59" style:family="table">
      <style:table-properties style:width="17cm" table:align="margins" style:shadow="none"/>
    </style:style>
    <style:style style:name="Tabelle59.A" style:family="table-column">
      <style:table-column-properties style:column-width="6.69cm" style:rel-column-width="3793*"/>
    </style:style>
    <style:style style:name="Tabelle59.B" style:family="table-column">
      <style:table-column-properties style:column-width="1.711cm" style:rel-column-width="970*"/>
    </style:style>
    <style:style style:name="Tabelle59.C" style:family="table-column">
      <style:table-column-properties style:column-width="1.494cm" style:rel-column-width="847*"/>
    </style:style>
    <style:style style:name="Tabelle59.D" style:family="table-column">
      <style:table-column-properties style:column-width="1.402cm" style:rel-column-width="795*"/>
    </style:style>
    <style:style style:name="Tabelle59.E" style:family="table-column">
      <style:table-column-properties style:column-width="1.602cm" style:rel-column-width="908*"/>
    </style:style>
    <style:style style:name="Tabelle59.G" style:family="table-column">
      <style:table-column-properties style:column-width="2.699cm" style:rel-column-width="1530*"/>
    </style:style>
    <style:style style:name="Tabelle59.A1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e59.G1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0" style:family="table">
      <style:table-properties style:width="16.695cm" fo:margin-left="0.3cm" table:align="left" style:shadow="none"/>
    </style:style>
    <style:style style:name="Tabelle60.A" style:family="table-column">
      <style:table-column-properties style:column-width="6.399cm"/>
    </style:style>
    <style:style style:name="Tabelle60.B" style:family="table-column">
      <style:table-column-properties style:column-width="1.709cm"/>
    </style:style>
    <style:style style:name="Tabelle60.C" style:family="table-column">
      <style:table-column-properties style:column-width="1.485cm"/>
    </style:style>
    <style:style style:name="Tabelle60.D" style:family="table-column">
      <style:table-column-properties style:column-width="1.401cm"/>
    </style:style>
    <style:style style:name="Tabelle60.E" style:family="table-column">
      <style:table-column-properties style:column-width="1.6cm"/>
    </style:style>
    <style:style style:name="Tabelle60.G" style:family="table-column">
      <style:table-column-properties style:column-width="2.701cm"/>
    </style:style>
    <style:style style:name="Tabelle60.A1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e60.G1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1" style:family="table">
      <style:table-properties style:width="16.392cm" fo:margin-left="0.619cm" table:align="left" style:shadow="none"/>
    </style:style>
    <style:style style:name="Tabelle61.A" style:family="table-column">
      <style:table-column-properties style:column-width="6.091cm"/>
    </style:style>
    <style:style style:name="Tabelle61.B" style:family="table-column">
      <style:table-column-properties style:column-width="1.709cm"/>
    </style:style>
    <style:style style:name="Tabelle61.C" style:family="table-column">
      <style:table-column-properties style:column-width="1.49cm"/>
    </style:style>
    <style:style style:name="Tabelle61.D" style:family="table-column">
      <style:table-column-properties style:column-width="1.401cm"/>
    </style:style>
    <style:style style:name="Tabelle61.E" style:family="table-column">
      <style:table-column-properties style:column-width="1.6cm"/>
    </style:style>
    <style:style style:name="Tabelle61.G" style:family="table-column">
      <style:table-column-properties style:column-width="2.701cm"/>
    </style:style>
    <style:style style:name="Tabelle61.A1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e61.G1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2" style:family="table">
      <style:table-properties style:width="17cm" table:align="margins" style:may-break-between-rows="true"/>
    </style:style>
    <style:style style:name="Tabelle62.A" style:family="table-column">
      <style:table-column-properties style:column-width="6.694cm" style:rel-column-width="3795*"/>
    </style:style>
    <style:style style:name="Tabelle62.B" style:family="table-column">
      <style:table-column-properties style:column-width="1.707cm" style:rel-column-width="968*"/>
    </style:style>
    <style:style style:name="Tabelle62.C" style:family="table-column">
      <style:table-column-properties style:column-width="1.494cm" style:rel-column-width="847*"/>
    </style:style>
    <style:style style:name="Tabelle62.D" style:family="table-column">
      <style:table-column-properties style:column-width="1.402cm" style:rel-column-width="795*"/>
    </style:style>
    <style:style style:name="Tabelle62.E" style:family="table-column">
      <style:table-column-properties style:column-width="1.602cm" style:rel-column-width="908*"/>
    </style:style>
    <style:style style:name="Tabelle62.F" style:family="table-column">
      <style:table-column-properties style:column-width="1.401cm" style:rel-column-width="794*"/>
    </style:style>
    <style:style style:name="Tabelle62.G" style:family="table-column">
      <style:table-column-properties style:column-width="2.701cm" style:rel-column-width="1531*"/>
    </style:style>
    <style:style style:name="Tabelle62.A1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62.G1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63" style:family="table">
      <style:table-properties style:width="16.701cm" table:align="right" style:may-break-between-rows="true"/>
    </style:style>
    <style:style style:name="Tabelle63.A" style:family="table-column">
      <style:table-column-properties style:column-width="6.399cm"/>
    </style:style>
    <style:style style:name="Tabelle63.B" style:family="table-column">
      <style:table-column-properties style:column-width="1.709cm"/>
    </style:style>
    <style:style style:name="Tabelle63.C" style:family="table-column">
      <style:table-column-properties style:column-width="1.49cm"/>
    </style:style>
    <style:style style:name="Tabelle63.D" style:family="table-column">
      <style:table-column-properties style:column-width="1.401cm"/>
    </style:style>
    <style:style style:name="Tabelle63.E" style:family="table-column">
      <style:table-column-properties style:column-width="1.6cm"/>
    </style:style>
    <style:style style:name="Tabelle63.G" style:family="table-column">
      <style:table-column-properties style:column-width="2.701cm"/>
    </style:style>
    <style:style style:name="Tabelle63.A1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63.G1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64" style:family="table">
      <style:table-properties style:width="16.401cm" table:align="right" style:may-break-between-rows="true"/>
    </style:style>
    <style:style style:name="Tabelle64.A" style:family="table-column">
      <style:table-column-properties style:column-width="6.1cm"/>
    </style:style>
    <style:style style:name="Tabelle64.B" style:family="table-column">
      <style:table-column-properties style:column-width="1.706cm"/>
    </style:style>
    <style:style style:name="Tabelle64.C" style:family="table-column">
      <style:table-column-properties style:column-width="1.49cm"/>
    </style:style>
    <style:style style:name="Tabelle64.D" style:family="table-column">
      <style:table-column-properties style:column-width="1.401cm"/>
    </style:style>
    <style:style style:name="Tabelle64.E" style:family="table-column">
      <style:table-column-properties style:column-width="1.6cm"/>
    </style:style>
    <style:style style:name="Tabelle64.G" style:family="table-column">
      <style:table-column-properties style:column-width="2.704cm"/>
    </style:style>
    <style:style style:name="Tabelle64.A1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64.G1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65" style:family="table">
      <style:table-properties style:width="17cm" table:align="margins" style:shadow="none"/>
    </style:style>
    <style:style style:name="Tabelle65.A" style:family="table-column">
      <style:table-column-properties style:column-width="11.303cm" style:rel-column-width="6408*"/>
    </style:style>
    <style:style style:name="Tabelle65.B" style:family="table-column">
      <style:table-column-properties style:column-width="3.395cm" style:rel-column-width="1925*"/>
    </style:style>
    <style:style style:name="Tabelle65.C" style:family="table-column">
      <style:table-column-properties style:column-width="2.302cm" style:rel-column-width="1305*"/>
    </style:style>
    <style:style style:name="Tabelle65.1" style:family="table-row">
      <style:table-row-properties style:min-row-height="0.295cm"/>
    </style:style>
    <style:style style:name="Tabelle65.A1" style:family="table-cell">
      <style:table-cell-properties fo:padding="0.049cm" fo:border="none"/>
    </style:style>
    <style:style style:name="Tabelle65.B1" style:family="table-cell">
      <style:table-cell-properties fo:background-color="#cccccc" fo:padding-left="0.199cm" fo:padding-right="0.049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65.C1" style:family="table-cell">
      <style:table-cell-properties fo:background-color="#cccccc" fo:padding-left="0.199cm" fo:padding-right="0.049cm" fo:padding-top="0.049cm" fo:padding-bottom="0.049cm" fo:border-left="none" fo:border-right="0.05pt solid #000000" fo:border-top="none" fo:border-bottom="0.05pt solid #000000">
        <style:background-image/>
      </style:table-cell-properties>
    </style:style>
    <style:style style:name="Tabelle5" style:family="table">
      <style:table-properties style:width="17cm" table:align="margins" style:shadow="none"/>
    </style:style>
    <style:style style:name="Tabelle5.A" style:family="table-column">
      <style:table-column-properties style:column-width="14.302cm" style:rel-column-width="8108*"/>
    </style:style>
    <style:style style:name="Tabelle5.B" style:family="table-column">
      <style:table-column-properties style:column-width="2.699cm" style:rel-column-width="1530*"/>
    </style:style>
    <style:style style:name="Tabel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B1" style:family="table-cell">
      <style:table-cell-properties fo:background-color="#cccccc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e7" style:family="table">
      <style:table-properties style:width="16.699cm" fo:margin-left="0.3cm" table:align="left" style:shadow="none"/>
    </style:style>
    <style:style style:name="Tabelle7.A" style:family="table-column">
      <style:table-column-properties style:column-width="13.993cm"/>
    </style:style>
    <style:style style:name="Tabelle7.B" style:family="table-column">
      <style:table-column-properties style:column-width="2.706cm"/>
    </style:style>
    <style:style style:name="Tabelle7.A1" style:family="table-cell">
      <style:table-cell-properties fo:background-color="#cccccc" fo:padding-left="0.101cm" fo:padding-right="0.15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le7.B1" style:family="table-cell">
      <style:table-cell-properties fo:background-color="#cccccc" fo:padding-left="0.101cm" fo:padding-right="0.15cm" fo:padding-top="0.101cm" fo:padding-bottom="0.101cm" fo:border-left="none" fo:border-right="0.05pt solid #000000" fo:border-top="0.05pt solid #000000" fo:border-bottom="0.05pt solid #000000">
        <style:background-image/>
      </style:table-cell-properties>
    </style:style>
    <style:style style:name="Tabelle11" style:family="table">
      <style:table-properties style:width="16.401cm" fo:margin-left="0.6cm" table:align="left" style:shadow="none"/>
    </style:style>
    <style:style style:name="Tabelle11.A" style:family="table-column">
      <style:table-column-properties style:column-width="13.7cm"/>
    </style:style>
    <style:style style:name="Tabelle11.B" style:family="table-column">
      <style:table-column-properties style:column-width="2.701cm"/>
    </style:style>
    <style:style style:name="Tabelle11.A1" style:family="table-cell">
      <style:table-cell-properties fo:background-color="#cccccc" fo:padding-left="0.101cm" fo:padding-right="0.15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le11.B1" style:family="table-cell">
      <style:table-cell-properties fo:background-color="#cccccc" fo:padding-left="0.101cm" fo:padding-right="0.15cm" fo:padding-top="0.101cm" fo:padding-bottom="0.101cm" fo:border-left="none" fo:border-right="0.05pt solid #000000" fo:border-top="0.05pt solid #000000" fo:border-bottom="0.05pt solid #000000">
        <style:background-image/>
      </style:table-cell-properties>
    </style:style>
    <style:style style:name="Tabelle12" style:family="table">
      <style:table-properties style:width="17cm" table:align="margins" style:shadow="none"/>
    </style:style>
    <style:style style:name="Tabelle12.A" style:family="table-column">
      <style:table-column-properties style:column-width="6.69cm" style:rel-column-width="3793*"/>
    </style:style>
    <style:style style:name="Tabelle12.B" style:family="table-column">
      <style:table-column-properties style:column-width="1.711cm" style:rel-column-width="970*"/>
    </style:style>
    <style:style style:name="Tabelle12.C" style:family="table-column">
      <style:table-column-properties style:column-width="1.494cm" style:rel-column-width="847*"/>
    </style:style>
    <style:style style:name="Tabelle12.D" style:family="table-column">
      <style:table-column-properties style:column-width="1.402cm" style:rel-column-width="795*"/>
    </style:style>
    <style:style style:name="Tabelle12.E" style:family="table-column">
      <style:table-column-properties style:column-width="1.602cm" style:rel-column-width="908*"/>
    </style:style>
    <style:style style:name="Tabelle12.G" style:family="table-column">
      <style:table-column-properties style:column-width="2.699cm" style:rel-column-width="1530*"/>
    </style:style>
    <style:style style:name="Tabelle12.A1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e12.G1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39" style:family="table">
      <style:table-properties style:width="16.695cm" fo:margin-left="0.3cm" table:align="left" style:shadow="none"/>
    </style:style>
    <style:style style:name="Tabelle39.A" style:family="table-column">
      <style:table-column-properties style:column-width="6.399cm"/>
    </style:style>
    <style:style style:name="Tabelle39.B" style:family="table-column">
      <style:table-column-properties style:column-width="1.709cm"/>
    </style:style>
    <style:style style:name="Tabelle39.C" style:family="table-column">
      <style:table-column-properties style:column-width="1.485cm"/>
    </style:style>
    <style:style style:name="Tabelle39.D" style:family="table-column">
      <style:table-column-properties style:column-width="1.401cm"/>
    </style:style>
    <style:style style:name="Tabelle39.E" style:family="table-column">
      <style:table-column-properties style:column-width="1.6cm"/>
    </style:style>
    <style:style style:name="Tabelle39.G" style:family="table-column">
      <style:table-column-properties style:column-width="2.701cm"/>
    </style:style>
    <style:style style:name="Tabelle39.A1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e39.G1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49" style:family="table">
      <style:table-properties style:width="16.392cm" fo:margin-left="0.619cm" table:align="left" style:shadow="none"/>
    </style:style>
    <style:style style:name="Tabelle49.A" style:family="table-column">
      <style:table-column-properties style:column-width="6.091cm"/>
    </style:style>
    <style:style style:name="Tabelle49.B" style:family="table-column">
      <style:table-column-properties style:column-width="1.709cm"/>
    </style:style>
    <style:style style:name="Tabelle49.C" style:family="table-column">
      <style:table-column-properties style:column-width="1.49cm"/>
    </style:style>
    <style:style style:name="Tabelle49.D" style:family="table-column">
      <style:table-column-properties style:column-width="1.401cm"/>
    </style:style>
    <style:style style:name="Tabelle49.E" style:family="table-column">
      <style:table-column-properties style:column-width="1.6cm"/>
    </style:style>
    <style:style style:name="Tabelle49.G" style:family="table-column">
      <style:table-column-properties style:column-width="2.701cm"/>
    </style:style>
    <style:style style:name="Tabelle49.A1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e49.G1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51" style:family="table">
      <style:table-properties style:width="17cm" table:align="margins" style:may-break-between-rows="true"/>
    </style:style>
    <style:style style:name="Tabelle51.A" style:family="table-column">
      <style:table-column-properties style:column-width="6.694cm" style:rel-column-width="3795*"/>
    </style:style>
    <style:style style:name="Tabelle51.B" style:family="table-column">
      <style:table-column-properties style:column-width="1.707cm" style:rel-column-width="968*"/>
    </style:style>
    <style:style style:name="Tabelle51.C" style:family="table-column">
      <style:table-column-properties style:column-width="1.494cm" style:rel-column-width="847*"/>
    </style:style>
    <style:style style:name="Tabelle51.D" style:family="table-column">
      <style:table-column-properties style:column-width="1.402cm" style:rel-column-width="795*"/>
    </style:style>
    <style:style style:name="Tabelle51.E" style:family="table-column">
      <style:table-column-properties style:column-width="1.602cm" style:rel-column-width="908*"/>
    </style:style>
    <style:style style:name="Tabelle51.F" style:family="table-column">
      <style:table-column-properties style:column-width="1.401cm" style:rel-column-width="794*"/>
    </style:style>
    <style:style style:name="Tabelle51.G" style:family="table-column">
      <style:table-column-properties style:column-width="2.701cm" style:rel-column-width="1531*"/>
    </style:style>
    <style:style style:name="Tabelle51.A1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51.G1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52" style:family="table">
      <style:table-properties style:width="16.701cm" table:align="right" style:may-break-between-rows="true"/>
    </style:style>
    <style:style style:name="Tabelle52.A" style:family="table-column">
      <style:table-column-properties style:column-width="6.399cm"/>
    </style:style>
    <style:style style:name="Tabelle52.B" style:family="table-column">
      <style:table-column-properties style:column-width="1.709cm"/>
    </style:style>
    <style:style style:name="Tabelle52.C" style:family="table-column">
      <style:table-column-properties style:column-width="1.49cm"/>
    </style:style>
    <style:style style:name="Tabelle52.D" style:family="table-column">
      <style:table-column-properties style:column-width="1.401cm"/>
    </style:style>
    <style:style style:name="Tabelle52.E" style:family="table-column">
      <style:table-column-properties style:column-width="1.6cm"/>
    </style:style>
    <style:style style:name="Tabelle52.G" style:family="table-column">
      <style:table-column-properties style:column-width="2.701cm"/>
    </style:style>
    <style:style style:name="Tabelle52.A1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52.G1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53" style:family="table">
      <style:table-properties style:width="16.401cm" table:align="right" style:may-break-between-rows="true"/>
    </style:style>
    <style:style style:name="Tabelle53.A" style:family="table-column">
      <style:table-column-properties style:column-width="6.1cm"/>
    </style:style>
    <style:style style:name="Tabelle53.B" style:family="table-column">
      <style:table-column-properties style:column-width="1.706cm"/>
    </style:style>
    <style:style style:name="Tabelle53.C" style:family="table-column">
      <style:table-column-properties style:column-width="1.49cm"/>
    </style:style>
    <style:style style:name="Tabelle53.D" style:family="table-column">
      <style:table-column-properties style:column-width="1.401cm"/>
    </style:style>
    <style:style style:name="Tabelle53.E" style:family="table-column">
      <style:table-column-properties style:column-width="1.6cm"/>
    </style:style>
    <style:style style:name="Tabelle53.G" style:family="table-column">
      <style:table-column-properties style:column-width="2.704cm"/>
    </style:style>
    <style:style style:name="Tabelle53.A1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53.G1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54" style:family="table">
      <style:table-properties style:width="17cm" table:align="margins" style:shadow="none"/>
    </style:style>
    <style:style style:name="Tabelle54.A" style:family="table-column">
      <style:table-column-properties style:column-width="11.303cm" style:rel-column-width="6408*"/>
    </style:style>
    <style:style style:name="Tabelle54.B" style:family="table-column">
      <style:table-column-properties style:column-width="3.395cm" style:rel-column-width="1925*"/>
    </style:style>
    <style:style style:name="Tabelle54.C" style:family="table-column">
      <style:table-column-properties style:column-width="2.302cm" style:rel-column-width="1305*"/>
    </style:style>
    <style:style style:name="Tabelle54.1" style:family="table-row">
      <style:table-row-properties style:min-row-height="0.295cm"/>
    </style:style>
    <style:style style:name="Tabelle54.A1" style:family="table-cell">
      <style:table-cell-properties fo:padding="0.049cm" fo:border="none"/>
    </style:style>
    <style:style style:name="Tabelle54.B1" style:family="table-cell">
      <style:table-cell-properties fo:background-color="#cccccc" fo:padding-left="0.199cm" fo:padding-right="0.049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54.C1" style:family="table-cell">
      <style:table-cell-properties fo:background-color="#cccccc" fo:padding-left="0.199cm" fo:padding-right="0.049cm" fo:padding-top="0.049cm" fo:padding-bottom="0.049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start" style:justify-single-word="false"/>
      <style:text-properties fo:font-size="10pt" officeooo:rsid="0171f406" officeooo:paragraph-rsid="0171f406" fo:padding="0cm" fo:border="none" style:shadow="none"/>
    </style:style>
    <style:style style:name="P2" style:family="paragraph" style:parent-style-name="Standard">
      <style:text-properties fo:font-size="10pt" fo:font-weight="normal" officeooo:paragraph-rsid="0198e077" style:font-size-asian="10pt" style:font-weight-asian="normal" style:font-size-complex="10pt" style:font-weight-complex="normal"/>
    </style:style>
    <style:style style:name="P3" style:family="paragraph" style:parent-style-name="Standard">
      <style:text-properties fo:font-size="10pt" fo:font-weight="bold" officeooo:rsid="01701b9f" officeooo:paragraph-rsid="0198e077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fo:font-weight="bold" officeooo:rsid="00f09e86" officeooo:paragraph-rsid="01a005fe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officeooo:rsid="00f09e86" officeooo:paragraph-rsid="01ae8ca4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fo:font-weight="bold" officeooo:rsid="01b77955" officeooo:paragraph-rsid="01b77955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officeooo:rsid="01a005fe" officeooo:paragraph-rsid="019f58a4" style:font-size-asian="10pt" style:font-size-complex="10pt"/>
    </style:style>
    <style:style style:name="P8" style:family="paragraph" style:parent-style-name="Standard">
      <style:text-properties fo:font-size="10pt" officeooo:rsid="01a005fe" officeooo:paragraph-rsid="01a005fe" style:font-size-asian="10pt" style:font-size-complex="10pt"/>
    </style:style>
    <style:style style:name="P9" style:family="paragraph" style:parent-style-name="Standard">
      <style:text-properties fo:font-size="10pt" officeooo:rsid="01ae8ca4" officeooo:paragraph-rsid="01ae8ca4" style:font-size-asian="10pt" style:font-size-complex="10pt"/>
    </style:style>
    <style:style style:name="P10" style:family="paragraph" style:parent-style-name="Standard">
      <style:text-properties officeooo:rsid="00504db6" officeooo:paragraph-rsid="0011662f"/>
    </style:style>
    <style:style style:name="P11" style:family="paragraph" style:parent-style-name="Standard">
      <style:text-properties officeooo:rsid="00504db6" officeooo:paragraph-rsid="0266cb16"/>
    </style:style>
    <style:style style:name="P12" style:family="paragraph" style:parent-style-name="Standard">
      <style:text-properties officeooo:rsid="0148cb81" officeooo:paragraph-rsid="019bde37"/>
    </style:style>
    <style:style style:name="P13" style:family="paragraph" style:parent-style-name="Standard">
      <style:text-properties fo:font-size="11pt" fo:font-weight="normal" officeooo:rsid="01701b9f" style:font-size-asian="11pt" style:font-weight-asian="normal" style:font-size-complex="11pt" style:font-weight-complex="normal"/>
    </style:style>
    <style:style style:name="P14" style:family="paragraph" style:parent-style-name="Standard">
      <style:text-properties fo:font-size="8pt" officeooo:rsid="00f09e86" officeooo:paragraph-rsid="0194529a" style:font-size-asian="8pt" style:font-size-complex="8pt"/>
    </style:style>
    <style:style style:name="P15" style:family="paragraph" style:parent-style-name="Standard">
      <style:text-properties fo:font-size="8pt" officeooo:rsid="00f09e86" officeooo:paragraph-rsid="01d5056c" style:font-size-asian="8pt" style:font-size-complex="8pt"/>
    </style:style>
    <style:style style:name="P16" style:family="paragraph" style:parent-style-name="Standard">
      <style:text-properties fo:font-size="8pt" officeooo:rsid="00f09e86" officeooo:paragraph-rsid="0017ab7e" style:font-size-asian="8pt" style:font-size-complex="8pt"/>
    </style:style>
    <style:style style:name="P17" style:family="paragraph" style:parent-style-name="Standard">
      <style:text-properties fo:font-size="8pt" officeooo:rsid="000036b1" officeooo:paragraph-rsid="01d5056c" style:font-size-asian="8pt" style:font-size-complex="8pt"/>
    </style:style>
    <style:style style:name="P18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1d5056c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2baa52b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8pt" fo:font-weight="normal" officeooo:rsid="02b832ec" officeooo:paragraph-rsid="02baa52b" style:font-size-asian="8pt" style:font-weight-asian="normal" style:font-size-complex="8pt" style:font-weight-complex="normal"/>
    </style:style>
    <style:style style:name="P21" style:family="paragraph" style:parent-style-name="Standard">
      <style:text-properties officeooo:paragraph-rsid="018a4547"/>
    </style:style>
    <style:style style:name="P22" style:family="paragraph" style:parent-style-name="Standard">
      <style:text-properties officeooo:paragraph-rsid="027764ab"/>
    </style:style>
    <style:style style:name="P23" style:family="paragraph" style:parent-style-name="Standard">
      <style:text-properties officeooo:rsid="0275a19d" officeooo:paragraph-rsid="0011662f"/>
    </style:style>
    <style:style style:name="P24" style:family="paragraph" style:parent-style-name="Standard">
      <style:text-properties officeooo:rsid="027bb793" officeooo:paragraph-rsid="0011662f"/>
    </style:style>
    <style:style style:name="P25" style:family="paragraph" style:parent-style-name="Standard">
      <style:text-properties officeooo:rsid="027bb793" officeooo:paragraph-rsid="0194529a"/>
    </style:style>
    <style:style style:name="P26" style:family="paragraph" style:parent-style-name="Standard">
      <style:text-properties officeooo:rsid="027bb793" officeooo:paragraph-rsid="02a262fe"/>
    </style:style>
    <style:style style:name="P27" style:family="paragraph" style:parent-style-name="Standard">
      <style:text-properties officeooo:rsid="027bb793" officeooo:paragraph-rsid="02981f97"/>
    </style:style>
    <style:style style:name="P28" style:family="paragraph" style:parent-style-name="Standard">
      <style:text-properties officeooo:rsid="027bb793" officeooo:paragraph-rsid="017cf537"/>
    </style:style>
    <style:style style:name="P29" style:family="paragraph" style:parent-style-name="Standard">
      <style:text-properties officeooo:rsid="027bb793" officeooo:paragraph-rsid="02150116"/>
    </style:style>
    <style:style style:name="P30" style:family="paragraph" style:parent-style-name="Standard">
      <style:text-properties officeooo:rsid="027bb793" officeooo:paragraph-rsid="013d717b"/>
    </style:style>
    <style:style style:name="P31" style:family="paragraph" style:parent-style-name="Standard">
      <style:text-properties officeooo:rsid="027bb793" officeooo:paragraph-rsid="0233b4fd"/>
    </style:style>
    <style:style style:name="P32" style:family="paragraph" style:parent-style-name="Standard">
      <style:text-properties officeooo:rsid="027bb793" officeooo:paragraph-rsid="0266cb16"/>
    </style:style>
    <style:style style:name="P33" style:family="paragraph" style:parent-style-name="Standard">
      <style:text-properties officeooo:rsid="027d3b0a" officeooo:paragraph-rsid="0266cb16"/>
    </style:style>
    <style:style style:name="P34" style:family="paragraph" style:parent-style-name="Standard">
      <style:text-properties officeooo:rsid="027d3b0a" officeooo:paragraph-rsid="01d5056c"/>
    </style:style>
    <style:style style:name="P35" style:family="paragraph" style:parent-style-name="Standard">
      <style:text-properties officeooo:rsid="027d3b0a" officeooo:paragraph-rsid="00dc0db3"/>
    </style:style>
    <style:style style:name="P36" style:family="paragraph" style:parent-style-name="Standard">
      <style:text-properties officeooo:rsid="027d3b0a" officeooo:paragraph-rsid="00cc61e2"/>
    </style:style>
    <style:style style:name="P37" style:family="paragraph" style:parent-style-name="Standard">
      <style:text-properties officeooo:rsid="027d3b0a" officeooo:paragraph-rsid="0011662f"/>
    </style:style>
    <style:style style:name="P38" style:family="paragraph" style:parent-style-name="Standard">
      <style:text-properties officeooo:rsid="027e25fd" officeooo:paragraph-rsid="0011662f"/>
    </style:style>
    <style:style style:name="P39" style:family="paragraph" style:parent-style-name="Standard">
      <style:text-properties officeooo:rsid="027e25fd" officeooo:paragraph-rsid="013ef1eb"/>
    </style:style>
    <style:style style:name="P40" style:family="paragraph" style:parent-style-name="Standard">
      <style:text-properties officeooo:rsid="027e25fd" officeooo:paragraph-rsid="026c3fa9"/>
    </style:style>
    <style:style style:name="P41" style:family="paragraph" style:parent-style-name="Standard">
      <style:text-properties officeooo:rsid="027e25fd" officeooo:paragraph-rsid="0193230f"/>
    </style:style>
    <style:style style:name="P42" style:family="paragraph" style:parent-style-name="Table_20_Contents">
      <style:text-properties fo:font-size="8pt" style:font-size-asian="8pt" style:font-size-complex="8pt"/>
    </style:style>
    <style:style style:name="P43" style:family="paragraph" style:parent-style-name="Table_20_Contents">
      <style:text-properties fo:font-size="8pt" officeooo:rsid="00211a7d" officeooo:paragraph-rsid="01ae8ca4" style:font-size-asian="8pt" style:font-size-complex="8pt"/>
    </style:style>
    <style:style style:name="P44" style:family="paragraph" style:parent-style-name="Table_20_Contents">
      <style:text-properties fo:font-size="8pt" officeooo:rsid="00413775" officeooo:paragraph-rsid="01a005fe" style:font-size-asian="8pt" style:font-size-complex="8pt"/>
    </style:style>
    <style:style style:name="P45" style:family="paragraph" style:parent-style-name="Table_20_Contents">
      <style:text-properties fo:font-size="8pt" officeooo:rsid="00413775" officeooo:paragraph-rsid="01ae8ca4" style:font-size-asian="8pt" style:font-size-complex="8pt"/>
    </style:style>
    <style:style style:name="P46" style:family="paragraph" style:parent-style-name="Table_20_Contents">
      <style:text-properties fo:font-size="8pt" officeooo:rsid="004229a0" officeooo:paragraph-rsid="0011662f" style:font-size-asian="8pt" style:font-size-complex="8pt"/>
    </style:style>
    <style:style style:name="P4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48" style:family="paragraph" style:parent-style-name="Table_20_Contents">
      <style:paragraph-properties fo:text-align="end" style:justify-single-word="false"/>
      <style:text-properties fo:font-size="8pt" officeooo:paragraph-rsid="01ae8ca4" style:font-size-asian="8pt" style:font-size-complex="8pt"/>
    </style:style>
    <style:style style:name="P49" style:family="paragraph" style:parent-style-name="Table_20_Contents">
      <style:paragraph-properties fo:text-align="end" style:justify-single-word="false"/>
      <style:text-properties fo:font-size="8pt" officeooo:paragraph-rsid="00350dc2" style:font-size-asian="8pt" style:font-size-complex="8pt"/>
    </style:style>
    <style:style style:name="P50" style:family="paragraph" style:parent-style-name="Table_20_Contents">
      <style:paragraph-properties fo:text-align="end" style:justify-single-word="false"/>
      <style:text-properties fo:font-size="8pt" officeooo:paragraph-rsid="00368206" style:font-size-asian="8pt" style:font-size-complex="8pt"/>
    </style:style>
    <style:style style:name="P51" style:family="paragraph" style:parent-style-name="Table_20_Contents">
      <style:paragraph-properties fo:text-align="end" style:justify-single-word="false"/>
      <style:text-properties fo:font-size="8pt" officeooo:paragraph-rsid="01d5056c" style:font-size-asian="8pt" style:font-size-complex="8pt"/>
    </style:style>
    <style:style style:name="P52" style:family="paragraph" style:parent-style-name="Table_20_Contents">
      <style:paragraph-properties fo:text-align="end" style:justify-single-word="false"/>
      <style:text-properties fo:font-size="8pt" officeooo:paragraph-rsid="00df8f90" style:font-size-asian="8pt" style:font-size-complex="8pt"/>
    </style:style>
    <style:style style:name="P53" style:family="paragraph" style:parent-style-name="Table_20_Contents">
      <style:paragraph-properties fo:text-align="end" style:justify-single-word="false"/>
      <style:text-properties fo:font-size="8pt" officeooo:paragraph-rsid="00dc0db3" style:font-size-asian="8pt" style:font-size-complex="8pt"/>
    </style:style>
    <style:style style:name="P54" style:family="paragraph" style:parent-style-name="Table_20_Contents">
      <style:paragraph-properties fo:text-align="end" style:justify-single-word="false"/>
      <style:text-properties fo:font-size="8pt" officeooo:paragraph-rsid="00eb2b76" style:font-size-asian="8pt" style:font-size-complex="8pt"/>
    </style:style>
    <style:style style:name="P55" style:family="paragraph" style:parent-style-name="Table_20_Contents">
      <style:paragraph-properties fo:text-align="end" style:justify-single-word="false"/>
      <style:text-properties fo:font-size="8pt" officeooo:paragraph-rsid="00efd68e" style:font-size-asian="8pt" style:font-size-complex="8pt"/>
    </style:style>
    <style:style style:name="P56" style:family="paragraph" style:parent-style-name="Table_20_Contents">
      <style:paragraph-properties fo:text-align="start" style:justify-single-word="false"/>
      <style:text-properties fo:font-size="8pt" officeooo:rsid="01a2f4dd" officeooo:paragraph-rsid="01ae8ca4" style:font-size-asian="8pt" style:font-size-complex="8pt"/>
    </style:style>
    <style:style style:name="P57" style:family="paragraph" style:parent-style-name="Table_20_Contents">
      <style:paragraph-properties fo:text-align="start" style:justify-single-word="false"/>
      <style:text-properties fo:font-size="8pt" officeooo:paragraph-rsid="01d5056c" style:font-size-asian="8pt" style:font-size-complex="8pt"/>
    </style:style>
    <style:style style:name="P58" style:family="paragraph" style:parent-style-name="Table_20_Contents">
      <style:paragraph-properties fo:text-align="center" style:justify-single-word="false"/>
      <style:text-properties fo:font-size="8pt" officeooo:rsid="01ea9c4c" officeooo:paragraph-rsid="0266cb16" style:font-size-asian="8pt" style:font-size-complex="8pt"/>
    </style:style>
    <style:style style:name="P59" style:family="paragraph" style:parent-style-name="Table_20_Contents">
      <style:text-properties fo:font-size="8pt" officeooo:rsid="01ea9c4c" officeooo:paragraph-rsid="0266cb16" style:font-size-asian="8pt" style:font-size-complex="8pt"/>
    </style:style>
    <style:style style:name="P60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61" style:family="paragraph" style:parent-style-name="Table_20_Contents">
      <style:text-properties fo:font-size="8pt" officeooo:rsid="00cc61e2" officeooo:paragraph-rsid="00dc0db3" style:font-size-asian="8pt" style:font-size-complex="8pt"/>
    </style:style>
    <style:style style:name="P62" style:family="paragraph" style:parent-style-name="Table_20_Contents">
      <style:text-properties fo:font-size="8pt" officeooo:rsid="00cc61e2" officeooo:paragraph-rsid="00de6ded" style:font-size-asian="8pt" style:font-size-complex="8pt"/>
    </style:style>
    <style:style style:name="P63" style:family="paragraph" style:parent-style-name="Table_20_Contents">
      <style:text-properties fo:font-size="8pt" officeooo:paragraph-rsid="00dc0db3" style:font-size-asian="8pt" style:font-size-complex="8pt"/>
    </style:style>
    <style:style style:name="P64" style:family="paragraph" style:parent-style-name="Table_20_Contents">
      <style:text-properties fo:font-size="8pt" officeooo:rsid="00cd0a63" officeooo:paragraph-rsid="00dc0db3" style:font-size-asian="8pt" style:font-size-complex="8pt"/>
    </style:style>
    <style:style style:name="P65" style:family="paragraph" style:parent-style-name="Table_20_Contents">
      <style:text-properties fo:font-size="8pt" officeooo:rsid="00cd0a63" officeooo:paragraph-rsid="00de6ded" style:font-size-asian="8pt" style:font-size-complex="8pt"/>
    </style:style>
    <style:style style:name="P66" style:family="paragraph" style:parent-style-name="Table_20_Contents">
      <style:text-properties fo:font-size="8pt" officeooo:rsid="00cd0a63" officeooo:paragraph-rsid="01c263ab" style:font-size-asian="8pt" style:font-size-complex="8pt"/>
    </style:style>
    <style:style style:name="P67" style:family="paragraph" style:parent-style-name="Table_20_Contents">
      <style:text-properties fo:font-size="8pt" officeooo:rsid="00d0c9be" officeooo:paragraph-rsid="00dc0db3" style:font-size-asian="8pt" style:font-size-complex="8pt"/>
    </style:style>
    <style:style style:name="P68" style:family="paragraph" style:parent-style-name="Table_20_Contents">
      <style:text-properties fo:font-size="8pt" officeooo:rsid="00d2b80e" officeooo:paragraph-rsid="00dc0db3" style:font-size-asian="8pt" style:font-size-complex="8pt"/>
    </style:style>
    <style:style style:name="P69" style:family="paragraph" style:parent-style-name="Table_20_Contents">
      <style:text-properties fo:font-size="8pt" officeooo:rsid="00de2a1b" officeooo:paragraph-rsid="00de2a1b" style:font-size-asian="8pt" style:font-size-complex="8pt"/>
    </style:style>
    <style:style style:name="P70" style:family="paragraph" style:parent-style-name="Table_20_Contents">
      <style:text-properties fo:font-size="8pt" officeooo:rsid="01018c73" style:font-size-asian="8pt" style:font-size-complex="8pt"/>
    </style:style>
    <style:style style:name="P71" style:family="paragraph" style:parent-style-name="Table_20_Contents">
      <style:text-properties fo:font-size="8pt" officeooo:paragraph-rsid="00eb2b76" style:font-size-asian="8pt" style:font-size-complex="8pt"/>
    </style:style>
    <style:style style:name="P72" style:family="paragraph" style:parent-style-name="Table_20_Contents">
      <style:text-properties fo:font-size="8pt" officeooo:paragraph-rsid="00efd68e" style:font-size-asian="8pt" style:font-size-complex="8pt"/>
    </style:style>
    <style:style style:name="P73" style:family="paragraph" style:parent-style-name="Table_20_Contents">
      <style:text-properties fo:font-size="8pt" officeooo:rsid="011bcc07" officeooo:paragraph-rsid="00efd68e" style:font-size-asian="8pt" style:font-size-complex="8pt"/>
    </style:style>
    <style:style style:name="P74" style:family="paragraph" style:parent-style-name="Table_20_Contents">
      <style:paragraph-properties>
        <style:tab-stops>
          <style:tab-stop style:position="12.086cm" style:type="right"/>
        </style:tab-stops>
      </style:paragraph-properties>
      <style:text-properties fo:font-size="8pt" officeooo:paragraph-rsid="0266cb16" style:font-size-asian="8pt" style:font-size-complex="8pt"/>
    </style:style>
    <style:style style:name="P75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paragraph-rsid="0266cb16" style:font-size-asian="8pt" style:font-size-complex="8pt"/>
    </style:style>
    <style:style style:name="P76" style:family="paragraph" style:parent-style-name="Table_20_Contents">
      <style:paragraph-properties>
        <style:tab-stops>
          <style:tab-stop style:position="8.996cm" style:type="right"/>
        </style:tab-stops>
      </style:paragraph-properties>
      <style:text-properties fo:font-size="8pt" officeooo:paragraph-rsid="0266cb16" style:font-size-asian="8pt" style:font-size-complex="8pt"/>
    </style:style>
    <style:style style:name="P77" style:family="paragraph" style:parent-style-name="Table_20_Contents">
      <style:text-properties fo:font-size="8pt" officeooo:paragraph-rsid="0266cb16" style:font-size-asian="8pt" style:font-size-complex="8pt"/>
    </style:style>
    <style:style style:name="P78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rsid="0205199e" officeooo:paragraph-rsid="0266cb16" style:font-size-asian="8pt" style:font-size-complex="8pt"/>
    </style:style>
    <style:style style:name="P79" style:family="paragraph" style:parent-style-name="Table_20_Contents">
      <style:paragraph-properties fo:text-align="end" style:justify-single-word="false"/>
      <style:text-properties fo:font-size="8pt" fo:font-weight="bold" officeooo:paragraph-rsid="00a85130" style:font-size-asian="8pt" style:font-weight-asian="bold" style:font-size-complex="8pt" style:font-weight-complex="bold"/>
    </style:style>
    <style:style style:name="P80" style:family="paragraph" style:parent-style-name="Table_20_Contents">
      <style:paragraph-properties fo:text-align="end" style:justify-single-word="false"/>
      <style:text-properties fo:font-size="8pt" fo:font-weight="bold" officeooo:paragraph-rsid="01d5056c" style:font-size-asian="8pt" style:font-weight-asian="bold" style:font-size-complex="8pt" style:font-weight-complex="bold"/>
    </style:style>
    <style:style style:name="P81" style:family="paragraph" style:parent-style-name="Table_20_Contents">
      <style:paragraph-properties fo:text-align="end" style:justify-single-word="false"/>
      <style:text-properties fo:font-size="8pt" fo:font-weight="bold" officeooo:paragraph-rsid="01ae8ca4" style:font-size-asian="8pt" style:font-weight-asian="bold" style:font-size-complex="8pt" style:font-weight-complex="bold"/>
    </style:style>
    <style:style style:name="P82" style:family="paragraph" style:parent-style-name="Table_20_Contents">
      <style:paragraph-properties fo:text-align="end" style:justify-single-word="false"/>
      <style:text-properties fo:font-size="8pt" fo:font-weight="bold" officeooo:paragraph-rsid="0011662f" style:font-size-asian="8pt" style:font-weight-asian="bold" style:font-size-complex="8pt" style:font-weight-complex="bold"/>
    </style:style>
    <style:style style:name="P83" style:family="paragraph" style:parent-style-name="Table_20_Contents">
      <style:paragraph-properties fo:text-align="end" style:justify-single-word="false"/>
      <style:text-properties fo:font-size="8pt" fo:font-weight="bold" officeooo:paragraph-rsid="00413775" style:font-size-asian="8pt" style:font-weight-asian="bold" style:font-size-complex="8pt" style:font-weight-complex="bold"/>
    </style:style>
    <style:style style:name="P84" style:family="paragraph" style:parent-style-name="Table_20_Contents">
      <style:text-properties fo:font-size="8pt" fo:font-weight="bold" officeooo:rsid="00a084e5" officeooo:paragraph-rsid="00c3861b" style:font-size-asian="8pt" style:font-weight-asian="bold" style:font-size-complex="8pt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fo:font-size="8pt" fo:font-weight="bold" officeooo:paragraph-rsid="01d5056c" style:font-size-asian="8pt" style:font-weight-asian="bold" style:font-size-complex="8pt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fo:font-size="8pt" fo:font-weight="bold" officeooo:rsid="01ea9c4c" officeooo:paragraph-rsid="0266cb16" style:font-size-asian="8pt" style:font-weight-asian="bold" style:font-size-complex="8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font-size="8pt" fo:font-weight="bold" officeooo:rsid="01ea9c4c" officeooo:paragraph-rsid="0266cb16" style:font-size-asian="8pt" style:font-weight-asian="bold" style:font-size-complex="8pt" style:font-weight-complex="bold"/>
    </style:style>
    <style:style style:name="P88" style:family="paragraph" style:parent-style-name="Table_20_Contents">
      <style:text-properties fo:font-size="8pt" fo:font-weight="bold" officeooo:rsid="01ea9c4c" officeooo:paragraph-rsid="0266cb16" style:font-size-asian="8pt" style:font-weight-asian="bold" style:font-size-complex="8pt" style:font-weight-complex="bold"/>
    </style:style>
    <style:style style:name="P89" style:family="paragraph" style:parent-style-name="Table_20_Contents">
      <style:text-properties fo:font-size="8pt" fo:font-weight="bold" officeooo:paragraph-rsid="00c93495" style:font-size-asian="8pt" style:font-weight-asian="bold" style:font-size-complex="8pt" style:font-weight-complex="bold"/>
    </style:style>
    <style:style style:name="P90" style:family="paragraph" style:parent-style-name="Table_20_Contents">
      <style:text-properties fo:font-size="8pt" fo:font-weight="bold" officeooo:paragraph-rsid="01ae8ca4" style:font-size-asian="8pt" style:font-weight-asian="bold" style:font-size-complex="8pt" style:font-weight-complex="bold"/>
    </style:style>
    <style:style style:name="P91" style:family="paragraph" style:parent-style-name="Table_20_Contents">
      <style:text-properties fo:font-size="8pt" fo:font-weight="bold" officeooo:rsid="011bcc07" officeooo:paragraph-rsid="00dc0db3" style:font-size-asian="8pt" style:font-weight-asian="bold" style:font-size-complex="8pt" style:font-weight-complex="bold"/>
    </style:style>
    <style:style style:name="P92" style:family="paragraph" style:parent-style-name="Table_20_Contents">
      <style:text-properties fo:font-size="8pt" fo:font-weight="bold" officeooo:paragraph-rsid="00dc0db3" style:font-size-asian="8pt" style:font-weight-asian="bold" style:font-size-complex="8pt" style:font-weight-complex="bold"/>
    </style:style>
    <style:style style:name="P93" style:family="paragraph" style:parent-style-name="Table_20_Contents">
      <style:paragraph-properties fo:text-align="end" style:justify-single-word="false"/>
      <style:text-properties fo:font-size="8pt" fo:font-weight="bold" officeooo:rsid="00cc61e2" officeooo:paragraph-rsid="00dc0db3" style:font-size-asian="8pt" style:font-weight-asian="bold" style:font-size-complex="8pt" style:font-weight-complex="bold"/>
    </style:style>
    <style:style style:name="P94" style:family="paragraph" style:parent-style-name="Table_20_Contents">
      <style:text-properties fo:font-size="8pt" fo:font-weight="normal" officeooo:rsid="00a2ccee" officeooo:paragraph-rsid="00c4ba16" style:font-size-asian="8pt" style:font-weight-asian="normal" style:font-size-complex="8pt" style:font-weight-complex="normal"/>
    </style:style>
    <style:style style:name="P95" style:family="paragraph" style:parent-style-name="Table_20_Contents">
      <style:paragraph-properties fo:text-align="start" style:justify-single-word="false"/>
      <style:text-properties fo:font-size="8pt" fo:font-weight="normal" officeooo:rsid="00a2ccee" officeooo:paragraph-rsid="02baa52b" style:font-size-asian="8pt" style:font-weight-asian="normal" style:font-size-complex="8pt" style:font-weight-complex="normal"/>
    </style:style>
    <style:style style:name="P96" style:family="paragraph" style:parent-style-name="Table_20_Contents">
      <style:text-properties fo:font-size="8pt" fo:font-weight="normal" officeooo:rsid="00a2ccee" officeooo:paragraph-rsid="02baa52b" style:font-size-asian="8pt" style:font-weight-asian="normal" style:font-size-complex="8pt" style:font-weight-complex="normal"/>
    </style:style>
    <style:style style:name="P97" style:family="paragraph" style:parent-style-name="Table_20_Contents">
      <style:text-properties fo:font-size="8pt" fo:font-weight="normal" officeooo:rsid="00c4ba16" officeooo:paragraph-rsid="00c4ba16" style:font-size-asian="8pt" style:font-weight-asian="normal" style:font-size-complex="8pt" style:font-weight-complex="normal"/>
    </style:style>
    <style:style style:name="P98" style:family="paragraph" style:parent-style-name="Table_20_Contents">
      <style:text-properties fo:font-size="8pt" fo:font-weight="normal" officeooo:rsid="00c4ba16" officeooo:paragraph-rsid="02baa52b" style:font-size-asian="8pt" style:font-weight-asian="normal" style:font-size-complex="8pt" style:font-weight-complex="normal"/>
    </style:style>
    <style:style style:name="P99" style:family="paragraph" style:parent-style-name="Table_20_Contents">
      <style:paragraph-properties fo:text-align="start" style:justify-single-word="false"/>
      <style:text-properties fo:font-size="8pt" fo:font-weight="normal" officeooo:rsid="01d382b3" officeooo:paragraph-rsid="01d5056c" style:font-size-asian="8pt" style:font-weight-asian="normal" style:font-size-complex="8pt" style:font-weight-complex="normal"/>
    </style:style>
    <style:style style:name="P100" style:family="paragraph" style:parent-style-name="Table_20_Contents">
      <style:text-properties fo:font-size="8pt" fo:font-weight="normal" officeooo:paragraph-rsid="00c93495" style:font-size-asian="8pt" style:font-weight-asian="normal" style:font-size-complex="8pt" style:font-weight-complex="normal"/>
    </style:style>
    <style:style style:name="P101" style:family="paragraph" style:parent-style-name="Table_20_Contents">
      <style:text-properties fo:font-size="8pt" fo:font-weight="normal" officeooo:paragraph-rsid="00773971" style:font-size-asian="8pt" style:font-weight-asian="normal" style:font-size-complex="8pt" style:font-weight-complex="normal"/>
    </style:style>
    <style:style style:name="P102" style:family="paragraph" style:parent-style-name="Table_20_Contents">
      <style:text-properties fo:font-size="8pt" fo:font-weight="normal" officeooo:rsid="009ac39c" officeooo:paragraph-rsid="009ac39c" style:font-size-asian="8pt" style:font-weight-asian="normal" style:font-size-complex="8pt" style:font-weight-complex="normal"/>
    </style:style>
    <style:style style:name="P103" style:family="paragraph" style:parent-style-name="Table_20_Contents">
      <style:text-properties fo:font-size="8pt" fo:font-weight="normal" officeooo:rsid="009a2317" officeooo:paragraph-rsid="0077ac9f" style:font-size-asian="8pt" style:font-weight-asian="normal" style:font-size-complex="8pt" style:font-weight-complex="normal"/>
    </style:style>
    <style:style style:name="P104" style:family="paragraph" style:parent-style-name="Table_20_Contents">
      <style:text-properties fo:font-size="8pt" fo:font-weight="normal" officeooo:rsid="0044cc85" officeooo:paragraph-rsid="00773971" style:font-size-asian="8pt" style:font-weight-asian="normal" style:font-size-complex="8pt" style:font-weight-complex="normal"/>
    </style:style>
    <style:style style:name="P105" style:family="paragraph" style:parent-style-name="Table_20_Contents">
      <style:text-properties fo:font-size="8pt" fo:font-weight="normal" officeooo:rsid="00e05900" officeooo:paragraph-rsid="0077ac9f" style:font-size-asian="8pt" style:font-weight-asian="normal" style:font-size-complex="8pt" style:font-weight-complex="normal"/>
    </style:style>
    <style:style style:name="P106" style:family="paragraph" style:parent-style-name="Table_20_Contents">
      <style:text-properties fo:font-size="8pt" fo:font-weight="normal" officeooo:rsid="00e9c9a2" officeooo:paragraph-rsid="00efd68e" style:font-size-asian="8pt" style:font-weight-asian="normal" style:font-size-complex="8pt" style:font-weight-complex="normal"/>
    </style:style>
    <style:style style:name="P107" style:family="paragraph" style:parent-style-name="Table_20_Contents">
      <style:paragraph-properties fo:text-align="center" style:justify-single-word="false"/>
      <style:text-properties fo:font-size="8pt" fo:font-weight="normal" officeooo:rsid="024b5bcc" officeooo:paragraph-rsid="0266cb16" style:font-size-asian="8pt" style:font-weight-asian="normal" style:font-size-complex="8pt" style:font-weight-complex="normal"/>
    </style:style>
    <style:style style:name="P108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fo:font-weight="normal" officeooo:paragraph-rsid="0266cb16" style:font-size-asian="8pt" style:font-weight-asian="normal" style:font-size-complex="8pt" style:font-weight-complex="normal"/>
    </style:style>
    <style:style style:name="P109" style:family="paragraph" style:parent-style-name="Table_20_Contents">
      <style:text-properties fo:font-size="8pt" fo:font-weight="normal" officeooo:rsid="00a084e5" officeooo:paragraph-rsid="02baa52b" style:font-size-asian="8pt" style:font-weight-asian="normal" style:font-size-complex="8pt" style:font-weight-complex="normal"/>
    </style:style>
    <style:style style:name="P110" style:family="paragraph" style:parent-style-name="Table_20_Contents">
      <style:paragraph-properties fo:text-align="end" style:justify-single-word="false"/>
      <style:text-properties fo:font-size="8pt" fo:font-weight="normal" officeooo:paragraph-rsid="02baa52b" style:font-size-asian="8pt" style:font-weight-asian="normal" style:font-size-complex="8pt" style:font-weight-complex="normal"/>
    </style:style>
    <style:style style:name="P111" style:family="paragraph" style:parent-style-name="Table_20_Contents">
      <style:text-properties fo:font-size="8pt" fo:font-weight="normal" officeooo:paragraph-rsid="02baa52b" style:font-size-asian="8pt" style:font-weight-asian="normal" style:font-size-complex="8pt" style:font-weight-complex="normal"/>
    </style:style>
    <style:style style:name="P112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94529a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9eca52" style:font-size-asian="10pt" style:font-weight-asian="bold" style:font-size-complex="10pt" style:font-weight-complex="bold"/>
    </style:style>
    <style:style style:name="P114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ae8ca4" style:font-size-asian="10pt" style:font-weight-asian="bold" style:font-size-complex="10pt" style:font-weight-complex="bold"/>
    </style:style>
    <style:style style:name="P115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0936495" style:font-size-asian="10pt" style:font-weight-asian="bold" style:font-size-complex="10pt" style:font-weight-complex="bold"/>
    </style:style>
    <style:style style:name="P116" style:family="paragraph" style:parent-style-name="Table_20_Contents">
      <style:paragraph-properties fo:text-align="end" style:justify-single-word="false"/>
      <style:text-properties fo:font-size="10pt" fo:font-weight="bold" officeooo:rsid="00413775" officeooo:paragraph-rsid="01b77955" style:font-size-asian="10pt" style:font-weight-asian="bold" style:font-size-complex="10pt" style:font-weight-complex="bold"/>
    </style:style>
    <style:style style:name="P117" style:family="paragraph" style:parent-style-name="Table_20_Contents">
      <style:paragraph-properties fo:text-align="end" style:justify-single-word="false"/>
      <style:text-properties fo:font-size="10pt" fo:font-weight="bold" officeooo:rsid="00413775" officeooo:paragraph-rsid="01b691d8" style:font-size-asian="10pt" style:font-weight-asian="bold" style:font-size-complex="10pt" style:font-weight-complex="bold"/>
    </style:style>
    <style:style style:name="P118" style:family="paragraph" style:parent-style-name="Table_20_Contents">
      <style:text-properties fo:font-size="10pt" fo:font-weight="bold" officeooo:rsid="008c2450" officeooo:paragraph-rsid="008f7d5b" style:font-size-asian="10pt" style:font-weight-asian="bold" style:font-size-complex="10pt" style:font-weight-complex="bold"/>
    </style:style>
    <style:style style:name="P119" style:family="paragraph" style:parent-style-name="Table_20_Contents"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127d067" style:font-size-asian="10pt" style:font-weight-asian="bold" style:font-size-complex="10pt" style:font-weight-complex="bold"/>
    </style:style>
    <style:style style:name="P122" style:family="paragraph" style:parent-style-name="Table_20_Contents">
      <style:paragraph-properties fo:text-align="end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24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25" style:family="paragraph" style:parent-style-name="Table_20_Contents">
      <style:paragraph-properties fo:text-align="end" style:justify-single-word="false"/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126" style:family="paragraph" style:parent-style-name="Table_20_Contents"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127" style:family="paragraph" style:parent-style-name="Table_20_Contents">
      <style:text-properties fo:font-size="10pt" fo:font-weight="bold" officeooo:rsid="0044cc85" officeooo:paragraph-rsid="0044cc85" style:font-size-asian="10pt" style:font-weight-asian="bold" style:font-size-complex="10pt" style:font-weight-complex="bold"/>
    </style:style>
    <style:style style:name="P128" style:family="paragraph" style:parent-style-name="Table_20_Contents">
      <style:text-properties fo:font-size="10pt" fo:font-weight="bold" officeooo:rsid="01b5fa38" officeooo:paragraph-rsid="01b691d8" style:font-size-asian="10pt" style:font-weight-asian="bold" style:font-size-complex="10pt" style:font-weight-complex="bold"/>
    </style:style>
    <style:style style:name="P129" style:family="paragraph" style:parent-style-name="Table_20_Contents">
      <style:text-properties fo:font-size="10pt" officeooo:rsid="00413775" officeooo:paragraph-rsid="0194529a" style:font-size-asian="10pt" style:font-size-complex="10pt"/>
    </style:style>
    <style:style style:name="P130" style:family="paragraph" style:parent-style-name="Table_20_Contents">
      <style:text-properties fo:font-size="10pt" officeooo:rsid="00413775" officeooo:paragraph-rsid="0011662f" style:font-size-asian="10pt" style:font-size-complex="10pt"/>
    </style:style>
    <style:style style:name="P131" style:family="paragraph" style:parent-style-name="Table_20_Contents">
      <style:text-properties fo:font-size="10pt" officeooo:paragraph-rsid="0011662f" style:font-size-asian="10pt" style:font-size-complex="10pt"/>
    </style:style>
    <style:style style:name="P132" style:family="paragraph" style:parent-style-name="Table_20_Contents">
      <style:paragraph-properties fo:text-align="end" style:justify-single-word="false"/>
      <style:text-properties fo:font-size="10pt" officeooo:paragraph-rsid="0011662f" style:font-size-asian="10pt" style:font-size-complex="10pt"/>
    </style:style>
    <style:style style:name="P133" style:family="paragraph" style:parent-style-name="Table_20_Contents">
      <style:paragraph-properties fo:text-align="end" style:justify-single-word="false"/>
      <style:text-properties fo:font-size="10pt" officeooo:paragraph-rsid="00413775" style:font-size-asian="10pt" style:font-size-complex="10pt"/>
    </style:style>
    <style:style style:name="P134" style:family="paragraph" style:parent-style-name="Table_20_Contents">
      <style:text-properties fo:font-size="10pt" officeooo:rsid="00e9c9a2" officeooo:paragraph-rsid="00e9c9a2" style:font-size-asian="10pt" style:font-size-complex="10pt"/>
    </style:style>
    <style:style style:name="P135" style:family="paragraph" style:parent-style-name="Table_20_Contents">
      <style:text-properties fo:font-size="10pt" officeooo:rsid="00efd68e" officeooo:paragraph-rsid="00efd68e" style:font-size-asian="10pt" style:font-size-complex="10pt"/>
    </style:style>
    <style:style style:name="P136" style:family="paragraph" style:parent-style-name="Table_20_Contents">
      <style:paragraph-properties fo:text-align="end" style:justify-single-word="false"/>
      <style:text-properties fo:font-size="10pt" officeooo:rsid="00cc61e2" officeooo:paragraph-rsid="00cc61e2" style:font-size-asian="10pt" style:font-size-complex="10pt"/>
    </style:style>
    <style:style style:name="P137" style:family="paragraph" style:parent-style-name="Table_20_Contents">
      <style:text-properties fo:font-size="10pt" fo:font-weight="normal" officeooo:rsid="003e7a7f" officeooo:paragraph-rsid="0194529a" style:font-size-asian="10pt" style:font-weight-asian="normal" style:font-size-complex="10pt" style:font-weight-complex="normal"/>
    </style:style>
    <style:style style:name="P138" style:family="paragraph" style:parent-style-name="Table_20_Contents">
      <style:text-properties fo:font-size="10pt" fo:font-weight="normal" officeooo:rsid="003e7a7f" officeooo:paragraph-rsid="0017ab7e" style:font-size-asian="10pt" style:font-weight-asian="normal" style:font-size-complex="10pt" style:font-weight-complex="normal"/>
    </style:style>
    <style:style style:name="P139" style:family="paragraph" style:parent-style-name="Table_20_Contents">
      <style:text-properties fo:font-size="10pt" fo:font-weight="normal" officeooo:paragraph-rsid="0196671b" style:font-size-asian="10pt" style:font-weight-asian="normal" style:font-size-complex="10pt" style:font-weight-complex="normal"/>
    </style:style>
    <style:style style:name="P140" style:family="paragraph" style:parent-style-name="Table_20_Contents">
      <style:text-properties fo:font-size="10pt" fo:font-weight="normal" officeooo:rsid="0198e077" officeooo:paragraph-rsid="0198e077" style:font-size-asian="10pt" style:font-weight-asian="normal" style:font-size-complex="10pt" style:font-weight-complex="normal"/>
    </style:style>
    <style:style style:name="P141" style:family="paragraph" style:parent-style-name="Table_20_Contents">
      <style:text-properties fo:font-size="10pt" fo:font-weight="normal" officeooo:rsid="008c2450" officeooo:paragraph-rsid="008c2450" style:font-size-asian="10pt" style:font-weight-asian="normal" style:font-size-complex="10pt" style:font-weight-complex="normal"/>
    </style:style>
    <style:style style:name="P142" style:family="paragraph" style:parent-style-name="Table_20_Contents">
      <style:paragraph-properties fo:text-align="start" style:justify-single-word="false"/>
      <style:text-properties fo:font-size="10pt" fo:font-weight="normal" officeooo:rsid="009bc103" officeooo:paragraph-rsid="009bc103" style:font-size-asian="10pt" style:font-weight-asian="normal" style:font-size-complex="10pt" style:font-weight-complex="normal"/>
    </style:style>
    <style:style style:name="P143" style:family="paragraph" style:parent-style-name="Table_20_Contents">
      <style:paragraph-properties fo:text-align="start" style:justify-single-word="false"/>
      <style:text-properties fo:font-size="10pt" fo:font-weight="normal" officeooo:rsid="009d8af6" officeooo:paragraph-rsid="009d8af6" style:font-size-asian="10pt" style:font-weight-asian="normal" style:font-size-complex="10pt" style:font-weight-complex="normal"/>
    </style:style>
    <style:style style:name="P144" style:family="paragraph" style:parent-style-name="Table_20_Contents">
      <style:paragraph-properties fo:text-align="end" style:justify-single-word="false"/>
      <style:text-properties fo:font-size="10pt" fo:font-weight="normal" officeooo:rsid="009d8af6" officeooo:paragraph-rsid="008c2450" style:font-size-asian="10pt" style:font-weight-asian="normal" style:font-size-complex="10pt" style:font-weight-complex="normal"/>
    </style:style>
    <style:style style:name="P145" style:family="paragraph" style:parent-style-name="Table_20_Contents">
      <style:text-properties fo:font-size="10pt" fo:font-weight="normal" officeooo:rsid="0127d067" officeooo:paragraph-rsid="0127d067" style:font-size-asian="10pt" style:font-weight-asian="normal" style:font-size-complex="10pt" style:font-weight-complex="normal"/>
    </style:style>
    <style:style style:name="P146" style:family="paragraph" style:parent-style-name="Table_20_Contents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47" style:family="paragraph" style:parent-style-name="Table_20_Contents">
      <style:paragraph-properties fo:text-align="start" style:justify-single-word="false"/>
      <style:text-properties fo:font-size="10pt" fo:font-weight="normal" officeooo:rsid="00160659" officeooo:paragraph-rsid="00160659" style:font-size-asian="10pt" style:font-weight-asian="normal" style:font-size-complex="10pt" style:font-weight-complex="normal"/>
    </style:style>
    <style:style style:name="P148" style:family="paragraph" style:parent-style-name="Table_20_Contents">
      <style:paragraph-properties fo:text-align="end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49" style:family="paragraph" style:parent-style-name="Table_20_Contents">
      <style:text-properties fo:font-size="10pt" fo:font-weight="normal" officeooo:rsid="00e1e8a2" officeooo:paragraph-rsid="0011662f" style:font-size-asian="10pt" style:font-weight-asian="normal" style:font-size-complex="10pt" style:font-weight-complex="normal"/>
    </style:style>
    <style:style style:name="P150" style:family="paragraph" style:parent-style-name="Table_20_Contents">
      <style:text-properties fo:font-size="10pt" fo:font-weight="normal" officeooo:rsid="00889f2a" officeooo:paragraph-rsid="0011662f" style:font-size-asian="10pt" style:font-weight-asian="normal" style:font-size-complex="10pt" style:font-weight-complex="normal"/>
    </style:style>
    <style:style style:name="P151" style:family="paragraph" style:parent-style-name="Table_20_Contents">
      <style:text-properties fo:font-size="10pt" fo:font-weight="normal" officeooo:rsid="00413775" officeooo:paragraph-rsid="00413775" style:font-size-asian="10pt" style:font-weight-asian="normal" style:font-size-complex="10pt" style:font-weight-complex="normal"/>
    </style:style>
    <style:style style:name="P152" style:family="paragraph" style:parent-style-name="Table_20_Contents">
      <style:text-properties fo:font-size="10pt" fo:font-weight="normal" officeooo:rsid="00e05900" officeooo:paragraph-rsid="00413775" style:font-size-asian="10pt" style:font-weight-asian="normal" style:font-size-complex="10pt" style:font-weight-complex="normal"/>
    </style:style>
    <style:style style:name="P153" style:family="paragraph" style:parent-style-name="Table_20_Contents">
      <style:text-properties fo:font-size="10pt" fo:font-weight="normal" officeooo:paragraph-rsid="01ae8ca4" style:font-size-asian="10pt" style:font-weight-asian="normal" style:font-size-complex="10pt" style:font-weight-complex="normal"/>
    </style:style>
    <style:style style:name="P154" style:family="paragraph" style:parent-style-name="Table_20_Contents">
      <style:paragraph-properties fo:text-align="start" style:justify-single-word="false"/>
      <style:text-properties fo:font-size="6pt" fo:font-weight="normal" officeooo:rsid="008f7d5b" officeooo:paragraph-rsid="008f7d5b" style:font-size-asian="6pt" style:font-weight-asian="normal" style:font-size-complex="6pt" style:font-weight-complex="normal"/>
    </style:style>
    <style:style style:name="P155" style:family="paragraph" style:parent-style-name="Table_20_Contents">
      <style:paragraph-properties fo:text-align="end" style:justify-single-word="false"/>
      <style:text-properties fo:font-size="6pt" fo:font-weight="normal" officeooo:rsid="008f7d5b" officeooo:paragraph-rsid="008f7d5b" style:font-size-asian="6pt" style:font-weight-asian="normal" style:font-size-complex="6pt" style:font-weight-complex="normal"/>
    </style:style>
    <style:style style:name="P156" style:family="paragraph" style:parent-style-name="Table_20_Contents">
      <style:text-properties fo:font-size="6pt" fo:font-weight="normal" officeooo:rsid="011bcc07" officeooo:paragraph-rsid="0120f52f" style:font-size-asian="6pt" style:font-weight-asian="normal" style:font-size-complex="6pt" style:font-weight-complex="normal"/>
    </style:style>
    <style:style style:name="P157" style:family="paragraph" style:parent-style-name="Table_20_Contents">
      <style:text-properties fo:font-size="6pt" fo:font-weight="normal" officeooo:rsid="00cc61e2" officeooo:paragraph-rsid="0120f52f" style:font-size-asian="6pt" style:font-weight-asian="normal" style:font-size-complex="6pt" style:font-weight-complex="normal"/>
    </style:style>
    <style:style style:name="P158" style:family="paragraph" style:parent-style-name="Table_20_Contents">
      <style:paragraph-properties fo:text-align="center" style:justify-single-word="false"/>
      <style:text-properties fo:font-size="6pt" officeooo:rsid="024b5bcc" officeooo:paragraph-rsid="0266cb16" style:font-size-asian="6pt" style:font-size-complex="6pt"/>
    </style:style>
    <style:style style:name="P159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160" style:family="paragraph" style:parent-style-name="Table_20_Contents">
      <style:paragraph-properties fo:text-align="center" style:justify-single-word="false"/>
      <style:text-properties fo:font-size="9pt" fo:font-weight="bold" officeooo:rsid="0249630e" officeooo:paragraph-rsid="0266cb16" style:font-size-asian="9pt" style:font-weight-asian="bold" style:font-size-complex="9pt" style:font-weight-complex="bold"/>
    </style:style>
    <style:style style:name="P161" style:family="paragraph" style:parent-style-name="Table_20_Contents">
      <style:paragraph-properties fo:text-align="end" style:justify-single-word="false"/>
      <style:text-properties fo:font-size="9pt" fo:font-weight="bold" officeooo:rsid="0202512b" officeooo:paragraph-rsid="0266cb16" style:font-size-asian="9pt" style:font-weight-asian="bold" style:font-size-complex="9pt" style:font-weight-complex="bold"/>
    </style:style>
    <style:style style:name="P162" style:family="paragraph" style:parent-style-name="Table_20_Contents">
      <style:paragraph-properties fo:margin-left="0cm" fo:margin-right="0cm" fo:text-indent="0cm" style:auto-text-indent="false"/>
      <style:text-properties fo:font-size="8pt" officeooo:rsid="00413775" officeooo:paragraph-rsid="01c9a03b" style:font-size-asian="8pt" style:font-size-complex="8pt"/>
    </style:style>
    <style:style style:name="P163" style:family="paragraph" style:parent-style-name="Table_20_Contents">
      <style:paragraph-properties fo:margin-left="0cm" fo:margin-right="0cm" fo:text-indent="0cm" style:auto-text-indent="false"/>
      <style:text-properties fo:font-size="8pt" officeooo:paragraph-rsid="0011662f" style:font-size-asian="8pt" style:font-size-complex="8pt"/>
    </style:style>
    <style:style style:name="P164" style:family="paragraph" style:parent-style-name="Table_20_Contents">
      <style:paragraph-properties fo:margin-left="0cm" fo:margin-right="0cm" fo:text-indent="0cm" style:auto-text-indent="false"/>
      <style:text-properties fo:font-size="8pt" officeooo:paragraph-rsid="01c9a03b" style:font-size-asian="8pt" style:font-size-complex="8pt"/>
    </style:style>
    <style:style style:name="P165" style:family="paragraph" style:parent-style-name="Table_20_Contents">
      <style:paragraph-properties fo:margin-left="0cm" fo:margin-right="0cm" fo:text-indent="0cm" style:auto-text-indent="false"/>
      <style:text-properties fo:font-size="8pt" officeooo:rsid="021b5327" officeooo:paragraph-rsid="01d607ea" style:font-size-asian="8pt" style:font-size-complex="8pt"/>
    </style:style>
    <style:style style:name="P166" style:family="paragraph" style:parent-style-name="Table_20_Contents">
      <style:paragraph-properties fo:margin-left="0cm" fo:margin-right="0cm" fo:margin-top="0cm" fo:margin-bottom="0cm" style:contextual-spacing="false" fo:text-indent="0cm" style:auto-text-indent="false" style:shadow="none" text:number-lines="false" text:line-number="0"/>
      <style:text-properties fo:font-size="8pt" fo:font-style="normal" fo:font-weight="normal" officeooo:rsid="004b79e6" officeooo:paragraph-rsid="01e60a47" style:font-size-asian="8pt" style:font-style-asian="normal" style:font-weight-asian="normal" style:font-size-complex="8pt" style:font-style-complex="normal" style:font-weight-complex="normal"/>
    </style:style>
    <style:style style:name="P167" style:family="paragraph" style:parent-style-name="Table_20_Contents">
      <style:paragraph-properties fo:margin-left="-0.078cm" fo:margin-right="-0.002cm" fo:text-align="end" style:justify-single-word="false" fo:text-indent="0cm" style:auto-text-indent="false"/>
      <style:text-properties fo:font-size="8pt" fo:font-style="normal" fo:font-weight="normal" officeooo:paragraph-rsid="004b79e6" style:font-size-asian="8pt" style:font-style-asian="normal" style:font-weight-asian="normal" style:font-size-complex="8pt" style:font-style-complex="normal" style:font-weight-complex="normal"/>
    </style:style>
    <style:style style:name="P168" style:family="paragraph" style:parent-style-name="Standard">
      <style:paragraph-properties fo:break-before="page"/>
      <style:text-properties officeooo:rsid="00504db6" officeooo:paragraph-rsid="0011662f"/>
    </style:style>
    <style:style style:name="P169" style:family="paragraph" style:parent-style-name="Standard">
      <style:paragraph-properties fo:break-before="page"/>
      <style:text-properties officeooo:paragraph-rsid="0011662f"/>
    </style:style>
    <style:style style:name="P170" style:family="paragraph" style:parent-style-name="Standard">
      <style:text-properties fo:font-size="8pt" style:font-size-asian="8pt" style:font-size-complex="8pt"/>
    </style:style>
    <style:style style:name="P171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172" style:family="paragraph" style:parent-style-name="Standard">
      <style:paragraph-properties fo:text-align="end" style:justify-single-word="false"/>
      <style:text-properties fo:font-size="8pt" officeooo:paragraph-rsid="02cac0b2" style:font-size-asian="8pt" style:font-size-complex="8pt"/>
    </style:style>
    <style:style style:name="P173" style:family="paragraph" style:parent-style-name="Standard">
      <style:paragraph-properties fo:text-align="end" style:justify-single-word="false"/>
      <style:text-properties fo:font-size="8pt" officeooo:paragraph-rsid="02dccb17" style:font-size-asian="8pt" style:font-size-complex="8pt"/>
    </style:style>
    <style:style style:name="P174" style:family="paragraph" style:parent-style-name="Standard">
      <style:paragraph-properties fo:text-align="end" style:justify-single-word="false"/>
      <style:text-properties fo:font-size="8pt" officeooo:paragraph-rsid="0313bb75" style:font-size-asian="8pt" style:font-size-complex="8pt"/>
    </style:style>
    <style:style style:name="P175" style:family="paragraph" style:parent-style-name="Standard">
      <style:paragraph-properties fo:text-align="end" style:justify-single-word="false"/>
      <style:text-properties fo:font-size="8pt" officeooo:paragraph-rsid="0313c44c" style:font-size-asian="8pt" style:font-size-complex="8pt"/>
    </style:style>
    <style:style style:name="P176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177" style:family="paragraph" style:parent-style-name="Standard">
      <style:paragraph-properties fo:text-align="center" style:justify-single-word="false"/>
      <style:text-properties fo:font-size="8pt" officeooo:paragraph-rsid="02cac0b2" style:font-size-asian="8pt" style:font-size-complex="8pt"/>
    </style:style>
    <style:style style:name="P178" style:family="paragraph" style:parent-style-name="Standard">
      <style:paragraph-properties fo:text-align="center" style:justify-single-word="false"/>
      <style:text-properties fo:font-size="8pt" officeooo:paragraph-rsid="02dccb17" style:font-size-asian="8pt" style:font-size-complex="8pt"/>
    </style:style>
    <style:style style:name="P179" style:family="paragraph" style:parent-style-name="Standard">
      <style:paragraph-properties fo:text-align="center" style:justify-single-word="false"/>
      <style:text-properties fo:font-size="8pt" officeooo:paragraph-rsid="0313bb75" style:font-size-asian="8pt" style:font-size-complex="8pt"/>
    </style:style>
    <style:style style:name="P180" style:family="paragraph" style:parent-style-name="Standard">
      <style:paragraph-properties fo:text-align="center" style:justify-single-word="false"/>
      <style:text-properties fo:font-size="8pt" officeooo:paragraph-rsid="0313c44c" style:font-size-asian="8pt" style:font-size-complex="8pt"/>
    </style:style>
    <style:style style:name="P181" style:family="paragraph" style:parent-style-name="Standard">
      <style:text-properties fo:font-size="8pt" officeooo:rsid="02c6f058" officeooo:paragraph-rsid="02c6f058" style:font-size-asian="8pt" style:font-size-complex="8pt"/>
    </style:style>
    <style:style style:name="P182" style:family="paragraph" style:parent-style-name="Standard">
      <style:text-properties fo:font-size="8pt" officeooo:rsid="02c6f058" officeooo:paragraph-rsid="02cac0b2" style:font-size-asian="8pt" style:font-size-complex="8pt"/>
    </style:style>
    <style:style style:name="P183" style:family="paragraph" style:parent-style-name="Standard">
      <style:paragraph-properties fo:text-align="center" style:justify-single-word="false"/>
      <style:text-properties fo:font-size="8pt" officeooo:rsid="02c6f058" officeooo:paragraph-rsid="02dccb17" style:font-size-asian="8pt" style:font-size-complex="8pt"/>
    </style:style>
    <style:style style:name="P184" style:family="paragraph" style:parent-style-name="Standard">
      <style:paragraph-properties fo:text-align="center" style:justify-single-word="false"/>
      <style:text-properties fo:font-size="8pt" officeooo:rsid="02c6f058" officeooo:paragraph-rsid="0313bb75" style:font-size-asian="8pt" style:font-size-complex="8pt"/>
    </style:style>
    <style:style style:name="P185" style:family="paragraph" style:parent-style-name="Standard">
      <style:paragraph-properties fo:text-align="center" style:justify-single-word="false"/>
      <style:text-properties fo:font-size="8pt" officeooo:rsid="02c6f058" officeooo:paragraph-rsid="0313c44c" style:font-size-asian="8pt" style:font-size-complex="8pt"/>
    </style:style>
    <style:style style:name="P186" style:family="paragraph" style:parent-style-name="Standard">
      <style:text-properties fo:font-size="8pt" officeooo:paragraph-rsid="02cac0b2" style:font-size-asian="8pt" style:font-size-complex="8pt"/>
    </style:style>
    <style:style style:name="P187" style:family="paragraph" style:parent-style-name="Standard">
      <style:text-properties fo:font-size="8pt" officeooo:paragraph-rsid="02dccb17" style:font-size-asian="8pt" style:font-size-complex="8pt"/>
    </style:style>
    <style:style style:name="P188" style:family="paragraph" style:parent-style-name="Standard">
      <style:text-properties fo:font-size="8pt" officeooo:rsid="000036b1" officeooo:paragraph-rsid="0194529a" style:font-size-asian="8pt" style:font-size-complex="8pt"/>
    </style:style>
    <style:style style:name="P189" style:family="paragraph" style:parent-style-name="Standard">
      <style:text-properties fo:font-size="8pt" officeooo:rsid="00f09e86" officeooo:paragraph-rsid="0194529a" style:font-size-asian="8pt" style:font-size-complex="8pt"/>
    </style:style>
    <style:style style:name="P190" style:family="paragraph" style:parent-style-name="Standard">
      <style:text-properties fo:font-size="8pt" officeooo:paragraph-rsid="0313bb75" style:font-size-asian="8pt" style:font-size-complex="8pt"/>
    </style:style>
    <style:style style:name="P191" style:family="paragraph" style:parent-style-name="Standard">
      <style:text-properties fo:font-size="8pt" officeooo:paragraph-rsid="0313c44c" style:font-size-asian="8pt" style:font-size-complex="8pt"/>
    </style:style>
    <style:style style:name="P192" style:family="paragraph" style:parent-style-name="Standard">
      <style:text-properties fo:font-size="8pt" fo:font-weight="bold" officeooo:rsid="02a991fa" officeooo:paragraph-rsid="02c91e59" style:font-size-asian="8pt" style:font-weight-asian="bold" style:font-size-complex="8pt" style:font-weight-complex="bold"/>
    </style:style>
    <style:style style:name="P193" style:family="paragraph" style:parent-style-name="Standard">
      <style:text-properties fo:font-size="8pt" fo:font-weight="bold" officeooo:rsid="02a991fa" officeooo:paragraph-rsid="02eeb18a" style:font-size-asian="8pt" style:font-weight-asian="bold" style:font-size-complex="8pt" style:font-weight-complex="bold"/>
    </style:style>
    <style:style style:name="P194" style:family="paragraph" style:parent-style-name="Standard">
      <style:text-properties fo:font-size="8pt" fo:font-weight="bold" officeooo:rsid="02a991fa" officeooo:paragraph-rsid="0313bb75" style:font-size-asian="8pt" style:font-weight-asian="bold" style:font-size-complex="8pt" style:font-weight-complex="bold"/>
    </style:style>
    <style:style style:name="P195" style:family="paragraph" style:parent-style-name="Standard">
      <style:text-properties fo:font-size="8pt" fo:font-weight="bold" officeooo:rsid="02a991fa" officeooo:paragraph-rsid="0313c44c" style:font-size-asian="8pt" style:font-weight-asian="bold" style:font-size-complex="8pt" style:font-weight-complex="bold"/>
    </style:style>
    <style:style style:name="P196" style:family="paragraph" style:parent-style-name="Standard">
      <style:paragraph-properties fo:text-align="end" style:justify-single-word="false"/>
      <style:text-properties fo:font-size="8pt" fo:font-weight="bold" officeooo:paragraph-rsid="02c91e59" style:font-size-asian="8pt" style:font-weight-asian="bold" style:font-size-complex="8pt" style:font-weight-complex="bold"/>
    </style:style>
    <style:style style:name="P197" style:family="paragraph" style:parent-style-name="Standard">
      <style:paragraph-properties fo:text-align="end" style:justify-single-word="false"/>
      <style:text-properties fo:font-size="8pt" fo:font-weight="bold" officeooo:paragraph-rsid="02dccb17" style:font-size-asian="8pt" style:font-weight-asian="bold" style:font-size-complex="8pt" style:font-weight-complex="bold"/>
    </style:style>
    <style:style style:name="P198" style:family="paragraph" style:parent-style-name="Standard">
      <style:paragraph-properties fo:text-align="end" style:justify-single-word="false"/>
      <style:text-properties fo:font-size="8pt" fo:font-weight="bold" officeooo:paragraph-rsid="0313bb75" style:font-size-asian="8pt" style:font-weight-asian="bold" style:font-size-complex="8pt" style:font-weight-complex="bold"/>
    </style:style>
    <style:style style:name="P199" style:family="paragraph" style:parent-style-name="Standard">
      <style:paragraph-properties fo:text-align="end" style:justify-single-word="false"/>
      <style:text-properties fo:font-size="8pt" fo:font-weight="bold" officeooo:paragraph-rsid="0313c44c" style:font-size-asian="8pt" style:font-weight-asian="bold" style:font-size-complex="8pt" style:font-weight-complex="bold"/>
    </style:style>
    <style:style style:name="P200" style:family="paragraph" style:parent-style-name="Standard">
      <style:text-properties fo:font-size="8pt" fo:font-weight="normal" officeooo:rsid="02a991fa" officeooo:paragraph-rsid="02f882bd" style:font-size-asian="8pt" style:font-weight-asian="normal" style:font-size-complex="8pt" style:font-weight-complex="normal"/>
    </style:style>
    <style:style style:name="P201" style:family="paragraph" style:parent-style-name="Standard">
      <style:text-properties fo:font-size="8pt" fo:font-weight="normal" officeooo:rsid="02a991fa" officeooo:paragraph-rsid="0313bb75" style:font-size-asian="8pt" style:font-weight-asian="normal" style:font-size-complex="8pt" style:font-weight-complex="normal"/>
    </style:style>
    <style:style style:name="P202" style:family="paragraph" style:parent-style-name="Standard">
      <style:text-properties fo:font-size="8pt" fo:font-weight="normal" officeooo:rsid="02a991fa" officeooo:paragraph-rsid="0313c44c" style:font-size-asian="8pt" style:font-weight-asian="normal" style:font-size-complex="8pt" style:font-weight-complex="normal"/>
    </style:style>
    <style:style style:name="P203" style:family="paragraph" style:parent-style-name="Standard">
      <style:paragraph-properties fo:text-align="end" style:justify-single-word="false"/>
      <style:text-properties fo:font-size="8pt" fo:font-weight="normal" officeooo:paragraph-rsid="02dccb17" style:font-size-asian="8pt" style:font-weight-asian="normal" style:font-size-complex="8pt" style:font-weight-complex="normal"/>
    </style:style>
    <style:style style:name="P204" style:family="paragraph" style:parent-style-name="Standard">
      <style:paragraph-properties fo:text-align="end" style:justify-single-word="false"/>
      <style:text-properties fo:font-size="8pt" fo:font-weight="normal" officeooo:paragraph-rsid="0313bb75" style:font-size-asian="8pt" style:font-weight-asian="normal" style:font-size-complex="8pt" style:font-weight-complex="normal"/>
    </style:style>
    <style:style style:name="P205" style:family="paragraph" style:parent-style-name="Standard">
      <style:paragraph-properties fo:text-align="end" style:justify-single-word="false"/>
      <style:text-properties fo:font-size="8pt" fo:font-weight="normal" officeooo:paragraph-rsid="0313c44c" style:font-size-asian="8pt" style:font-weight-asian="normal" style:font-size-complex="8pt" style:font-weight-complex="normal"/>
    </style:style>
    <style:style style:name="P206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1d382b3" style:font-size-asian="8pt" style:font-weight-asian="normal" style:font-size-complex="8pt" style:font-weight-complex="normal"/>
    </style:style>
    <style:style style:name="P207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2b832ec" style:font-size-asian="8pt" style:font-weight-asian="normal" style:font-size-complex="8pt" style:font-weight-complex="normal"/>
    </style:style>
    <style:style style:name="P208" style:family="paragraph" style:parent-style-name="Standard">
      <style:paragraph-properties fo:text-align="start" style:justify-single-word="false"/>
      <style:text-properties fo:font-size="8pt" fo:font-weight="normal" officeooo:rsid="02b832ec" officeooo:paragraph-rsid="01d382b3" style:font-size-asian="8pt" style:font-weight-asian="normal" style:font-size-complex="8pt" style:font-weight-complex="normal"/>
    </style:style>
    <style:style style:name="P209" style:family="paragraph" style:parent-style-name="Standard">
      <style:paragraph-properties fo:text-align="end" style:justify-single-word="false"/>
      <style:text-properties fo:font-size="10pt" fo:font-weight="bold" officeooo:paragraph-rsid="02c77440" style:font-size-asian="10pt" style:font-weight-asian="bold" style:font-size-complex="10pt" style:font-weight-complex="bold"/>
    </style:style>
    <style:style style:name="P210" style:family="paragraph" style:parent-style-name="Standard">
      <style:paragraph-properties fo:text-align="end" style:justify-single-word="false"/>
      <style:text-properties fo:font-size="10pt" fo:font-weight="bold" officeooo:paragraph-rsid="02dccb17" style:font-size-asian="10pt" style:font-weight-asian="bold" style:font-size-complex="10pt" style:font-weight-complex="bold"/>
    </style:style>
    <style:style style:name="P211" style:family="paragraph" style:parent-style-name="Standard">
      <style:paragraph-properties fo:text-align="end" style:justify-single-word="false"/>
      <style:text-properties fo:font-size="10pt" fo:font-weight="bold" officeooo:paragraph-rsid="0313bb75" style:font-size-asian="10pt" style:font-weight-asian="bold" style:font-size-complex="10pt" style:font-weight-complex="bold"/>
    </style:style>
    <style:style style:name="P212" style:family="paragraph" style:parent-style-name="Standard">
      <style:paragraph-properties fo:text-align="end" style:justify-single-word="false"/>
      <style:text-properties fo:font-size="10pt" fo:font-weight="bold" officeooo:paragraph-rsid="0313c44c" style:font-size-asian="10pt" style:font-weight-asian="bold" style:font-size-complex="10pt" style:font-weight-complex="bold"/>
    </style:style>
    <style:style style:name="P213" style:family="paragraph" style:parent-style-name="Standard">
      <style:text-properties fo:font-size="10pt" fo:font-weight="bold" officeooo:rsid="02a991fa" style:font-size-asian="10pt" style:font-weight-asian="bold" style:font-size-complex="10pt" style:font-weight-complex="bold"/>
    </style:style>
    <style:style style:name="P214" style:family="paragraph" style:parent-style-name="Standard">
      <style:text-properties fo:font-size="10pt" fo:font-weight="bold" officeooo:rsid="02a991fa" officeooo:paragraph-rsid="02e9f5ba" style:font-size-asian="10pt" style:font-weight-asian="bold" style:font-size-complex="10pt" style:font-weight-complex="bold"/>
    </style:style>
    <style:style style:name="P215" style:family="paragraph" style:parent-style-name="Standard">
      <style:text-properties fo:font-size="10pt" fo:font-weight="bold" officeooo:rsid="02a991fa" officeooo:paragraph-rsid="0313bb75" style:font-size-asian="10pt" style:font-weight-asian="bold" style:font-size-complex="10pt" style:font-weight-complex="bold"/>
    </style:style>
    <style:style style:name="P216" style:family="paragraph" style:parent-style-name="Standard">
      <style:text-properties fo:font-size="10pt" fo:font-weight="bold" officeooo:rsid="02a991fa" officeooo:paragraph-rsid="0313c44c" style:font-size-asian="10pt" style:font-weight-asian="bold" style:font-size-complex="10pt" style:font-weight-complex="bold"/>
    </style:style>
    <style:style style:name="P217" style:family="paragraph" style:parent-style-name="Standard">
      <style:text-properties officeooo:rsid="02a5c7aa"/>
    </style:style>
    <style:style style:name="P218" style:family="paragraph" style:parent-style-name="Standard">
      <style:text-properties officeooo:rsid="02a5c7aa" officeooo:paragraph-rsid="02c91e59"/>
    </style:style>
    <style:style style:name="P219" style:family="paragraph" style:parent-style-name="Standard">
      <style:text-properties officeooo:rsid="02a5c7aa" officeooo:paragraph-rsid="02cac0b2"/>
    </style:style>
    <style:style style:name="P220" style:family="paragraph" style:parent-style-name="Standard">
      <style:text-properties officeooo:rsid="02a5c7aa" officeooo:paragraph-rsid="02cb9f2b"/>
    </style:style>
    <style:style style:name="P221" style:family="paragraph" style:parent-style-name="Standard">
      <style:text-properties officeooo:rsid="02a5c7aa" officeooo:paragraph-rsid="02981f97"/>
    </style:style>
    <style:style style:name="P222" style:family="paragraph" style:parent-style-name="Standard">
      <style:text-properties officeooo:rsid="02a5c7aa" officeooo:paragraph-rsid="02a5c7aa"/>
    </style:style>
    <style:style style:name="P223" style:family="paragraph" style:parent-style-name="Standard">
      <style:text-properties officeooo:rsid="02a5c7aa" officeooo:paragraph-rsid="02dccb17"/>
    </style:style>
    <style:style style:name="P224" style:family="paragraph" style:parent-style-name="Standard">
      <style:text-properties officeooo:rsid="02a5c7aa" officeooo:paragraph-rsid="0313bb75"/>
    </style:style>
    <style:style style:name="P225" style:family="paragraph" style:parent-style-name="Standard">
      <style:text-properties officeooo:rsid="02a5c7aa" officeooo:paragraph-rsid="0313c44c"/>
    </style:style>
    <style:style style:name="P226" style:family="paragraph" style:parent-style-name="Standard">
      <style:text-properties officeooo:rsid="027d3b0a" officeooo:paragraph-rsid="01d5056c"/>
    </style:style>
    <style:style style:name="P227" style:family="paragraph" style:parent-style-name="Standard">
      <style:text-properties officeooo:rsid="027bb793" officeooo:paragraph-rsid="02981f97"/>
    </style:style>
    <style:style style:name="P228" style:family="paragraph" style:parent-style-name="Standard">
      <style:text-properties officeooo:rsid="027bb793" officeooo:paragraph-rsid="02626272"/>
    </style:style>
    <style:style style:name="P229" style:family="paragraph" style:parent-style-name="Standard">
      <style:text-properties officeooo:rsid="027bb793" officeooo:paragraph-rsid="02630a19"/>
    </style:style>
    <style:style style:name="P230" style:family="paragraph" style:parent-style-name="Standard">
      <style:text-properties officeooo:rsid="027bb793" officeooo:paragraph-rsid="0266cb16"/>
    </style:style>
    <style:style style:name="P231" style:family="paragraph" style:parent-style-name="Standard">
      <style:text-properties officeooo:paragraph-rsid="030b4fa9"/>
    </style:style>
    <style:style style:name="P232" style:family="paragraph" style:parent-style-name="Standard">
      <style:text-properties officeooo:rsid="00504db6" officeooo:paragraph-rsid="02626272"/>
    </style:style>
    <style:style style:name="P233" style:family="paragraph" style:parent-style-name="Standard">
      <style:text-properties officeooo:paragraph-rsid="0011662f"/>
    </style:style>
    <style:style style:name="P234" style:family="paragraph" style:parent-style-name="Standard">
      <style:paragraph-properties fo:break-before="page"/>
      <style:text-properties officeooo:rsid="00504db6" officeooo:paragraph-rsid="02626272"/>
    </style:style>
    <style:style style:name="P235" style:family="paragraph" style:parent-style-name="Heading_20_1">
      <style:paragraph-properties fo:margin-top="0.222cm" fo:margin-bottom="0.212cm" style:contextual-spacing="false"/>
      <style:text-properties officeooo:rsid="019bde37" officeooo:paragraph-rsid="019bde37"/>
    </style:style>
    <style:style style:name="P236" style:family="paragraph" style:parent-style-name="Heading_20_1">
      <style:paragraph-properties fo:margin-top="0.222cm" fo:margin-bottom="0.212cm" style:contextual-spacing="false"/>
      <style:text-properties officeooo:paragraph-rsid="02150116"/>
    </style:style>
    <style:style style:name="P237" style:family="paragraph" style:parent-style-name="Heading_20_1">
      <style:paragraph-properties fo:margin-top="0.222cm" fo:margin-bottom="0.212cm" style:contextual-spacing="false"/>
      <style:text-properties officeooo:rsid="0148cb81" officeooo:paragraph-rsid="018a4547"/>
    </style:style>
    <style:style style:name="P238" style:family="paragraph" style:parent-style-name="Heading_20_1">
      <style:paragraph-properties fo:break-before="page"/>
      <style:text-properties officeooo:paragraph-rsid="02a4cc4c"/>
    </style:style>
    <style:style style:name="P239" style:family="paragraph" style:parent-style-name="Table_20_Contents">
      <style:text-properties fo:font-size="8pt" style:font-size-asian="8pt" style:font-size-complex="8pt"/>
    </style:style>
    <style:style style:name="P240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41" style:family="paragraph" style:parent-style-name="Table_20_Contents">
      <style:paragraph-properties fo:text-align="center" style:justify-single-word="false"/>
      <style:text-properties fo:font-size="8pt" officeooo:paragraph-rsid="02cb9f2b" style:font-size-asian="8pt" style:font-size-complex="8pt"/>
    </style:style>
    <style:style style:name="P242" style:family="paragraph" style:parent-style-name="Table_20_Contents">
      <style:paragraph-properties fo:text-align="center" style:justify-single-word="false"/>
      <style:text-properties fo:font-size="8pt" officeooo:paragraph-rsid="02dccb17" style:font-size-asian="8pt" style:font-size-complex="8pt"/>
    </style:style>
    <style:style style:name="P243" style:family="paragraph" style:parent-style-name="Table_20_Contents">
      <style:paragraph-properties fo:text-align="center" style:justify-single-word="false"/>
      <style:text-properties fo:font-size="8pt" officeooo:paragraph-rsid="0313bb75" style:font-size-asian="8pt" style:font-size-complex="8pt"/>
    </style:style>
    <style:style style:name="P244" style:family="paragraph" style:parent-style-name="Table_20_Contents">
      <style:paragraph-properties fo:text-align="center" style:justify-single-word="false"/>
      <style:text-properties fo:font-size="8pt" officeooo:paragraph-rsid="0313c44c" style:font-size-asian="8pt" style:font-size-complex="8pt"/>
    </style:style>
    <style:style style:name="P245" style:family="paragraph" style:parent-style-name="Table_20_Contents">
      <style:paragraph-properties fo:text-align="end" style:justify-single-word="false"/>
      <style:text-properties fo:font-size="8pt" officeooo:rsid="01d2d35b" style:font-size-asian="8pt" style:font-size-complex="8pt"/>
    </style:style>
    <style:style style:name="P246" style:family="paragraph" style:parent-style-name="Table_20_Contents">
      <style:paragraph-properties fo:text-align="end" style:justify-single-word="false"/>
      <style:text-properties fo:font-size="8pt" officeooo:rsid="01d2d35b" officeooo:paragraph-rsid="01cbb788" style:font-size-asian="8pt" style:font-size-complex="8pt"/>
    </style:style>
    <style:style style:name="P247" style:family="paragraph" style:parent-style-name="Table_20_Contents">
      <style:paragraph-properties fo:text-align="end" style:justify-single-word="false"/>
      <style:text-properties fo:font-size="8pt" officeooo:rsid="01d2d35b" officeooo:paragraph-rsid="02cb9f2b" style:font-size-asian="8pt" style:font-size-complex="8pt"/>
    </style:style>
    <style:style style:name="P248" style:family="paragraph" style:parent-style-name="Table_20_Contents">
      <style:paragraph-properties fo:text-align="end" style:justify-single-word="false"/>
      <style:text-properties fo:font-size="8pt" officeooo:rsid="01d2d35b" officeooo:paragraph-rsid="02dccb17" style:font-size-asian="8pt" style:font-size-complex="8pt"/>
    </style:style>
    <style:style style:name="P249" style:family="paragraph" style:parent-style-name="Table_20_Contents">
      <style:paragraph-properties fo:text-align="end" style:justify-single-word="false"/>
      <style:text-properties fo:font-size="8pt" officeooo:rsid="01d2d35b" officeooo:paragraph-rsid="0313bb75" style:font-size-asian="8pt" style:font-size-complex="8pt"/>
    </style:style>
    <style:style style:name="P250" style:family="paragraph" style:parent-style-name="Table_20_Contents">
      <style:paragraph-properties fo:text-align="end" style:justify-single-word="false"/>
      <style:text-properties fo:font-size="8pt" officeooo:rsid="01d2d35b" officeooo:paragraph-rsid="0313c44c" style:font-size-asian="8pt" style:font-size-complex="8pt"/>
    </style:style>
    <style:style style:name="P251" style:family="paragraph" style:parent-style-name="Table_20_Contents">
      <style:text-properties fo:font-size="8pt" officeooo:paragraph-rsid="02cb9f2b" style:font-size-asian="8pt" style:font-size-complex="8pt"/>
    </style:style>
    <style:style style:name="P252" style:family="paragraph" style:parent-style-name="Table_20_Contents">
      <style:text-properties fo:font-size="8pt" officeooo:paragraph-rsid="02dccb17" style:font-size-asian="8pt" style:font-size-complex="8pt"/>
    </style:style>
    <style:style style:name="P253" style:family="paragraph" style:parent-style-name="Table_20_Contents">
      <style:paragraph-properties fo:text-align="start" style:justify-single-word="false"/>
      <style:text-properties fo:font-size="8pt" officeooo:rsid="02f9741d" officeooo:paragraph-rsid="02f9741d" style:font-size-asian="8pt" style:font-size-complex="8pt"/>
    </style:style>
    <style:style style:name="P254" style:family="paragraph" style:parent-style-name="Table_20_Contents">
      <style:paragraph-properties fo:text-align="start" style:justify-single-word="false"/>
      <style:text-properties fo:font-size="8pt" officeooo:rsid="02f9741d" officeooo:paragraph-rsid="0313bb75" style:font-size-asian="8pt" style:font-size-complex="8pt"/>
    </style:style>
    <style:style style:name="P255" style:family="paragraph" style:parent-style-name="Table_20_Contents">
      <style:paragraph-properties fo:text-align="start" style:justify-single-word="false"/>
      <style:text-properties fo:font-size="8pt" officeooo:rsid="02f9741d" officeooo:paragraph-rsid="0313c44c" style:font-size-asian="8pt" style:font-size-complex="8pt"/>
    </style:style>
    <style:style style:name="P256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257" style:family="paragraph" style:parent-style-name="Table_20_Contents">
      <style:paragraph-properties fo:text-align="end" style:justify-single-word="false"/>
      <style:text-properties fo:font-size="8pt" officeooo:paragraph-rsid="01a4c7c4" style:font-size-asian="8pt" style:font-size-complex="8pt"/>
    </style:style>
    <style:style style:name="P258" style:family="paragraph" style:parent-style-name="Table_20_Contents">
      <style:paragraph-properties fo:text-align="end" style:justify-single-word="false"/>
      <style:text-properties fo:font-size="8pt" officeooo:paragraph-rsid="01d382b3" style:font-size-asian="8pt" style:font-size-complex="8pt"/>
    </style:style>
    <style:style style:name="P259" style:family="paragraph" style:parent-style-name="Table_20_Contents">
      <style:text-properties fo:font-size="8pt" officeooo:rsid="00211a7d" officeooo:paragraph-rsid="01a005fe" style:font-size-asian="8pt" style:font-size-complex="8pt"/>
    </style:style>
    <style:style style:name="P260" style:family="paragraph" style:parent-style-name="Table_20_Contents">
      <style:text-properties fo:font-size="8pt" officeooo:rsid="00211a7d" officeooo:paragraph-rsid="01a4c7c4" style:font-size-asian="8pt" style:font-size-complex="8pt"/>
    </style:style>
    <style:style style:name="P261" style:family="paragraph" style:parent-style-name="Table_20_Contents">
      <style:text-properties fo:font-size="8pt" officeooo:rsid="00211a7d" officeooo:paragraph-rsid="01a0fcd1" style:font-size-asian="8pt" style:font-size-complex="8pt"/>
    </style:style>
    <style:style style:name="P262" style:family="paragraph" style:parent-style-name="Table_20_Contents">
      <style:paragraph-properties fo:text-align="start" style:justify-single-word="false"/>
      <style:text-properties fo:font-size="8pt" officeooo:rsid="01a2f4dd" officeooo:paragraph-rsid="01a60ace" style:font-size-asian="8pt" style:font-size-complex="8pt"/>
    </style:style>
    <style:style style:name="P263" style:family="paragraph" style:parent-style-name="Table_20_Contents">
      <style:text-properties fo:font-size="8pt" officeooo:rsid="00413775" officeooo:paragraph-rsid="01a005fe" style:font-size-asian="8pt" style:font-size-complex="8pt"/>
    </style:style>
    <style:style style:name="P264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265" style:family="paragraph" style:parent-style-name="Table_20_Contents">
      <style:text-properties fo:font-size="8pt" officeooo:rsid="004229a0" officeooo:paragraph-rsid="0194529a" style:font-size-asian="8pt" style:font-size-complex="8pt"/>
    </style:style>
    <style:style style:name="P266" style:family="paragraph" style:parent-style-name="Table_20_Contents">
      <style:paragraph-properties fo:text-align="center" style:justify-single-word="false"/>
      <style:text-properties fo:font-size="8pt" officeooo:rsid="01ea9c4c" officeooo:paragraph-rsid="02626272" style:font-size-asian="8pt" style:font-size-complex="8pt"/>
    </style:style>
    <style:style style:name="P267" style:family="paragraph" style:parent-style-name="Table_20_Contents">
      <style:text-properties fo:font-size="8pt" officeooo:rsid="01ea9c4c" officeooo:paragraph-rsid="02626272" style:font-size-asian="8pt" style:font-size-complex="8pt"/>
    </style:style>
    <style:style style:name="P268" style:family="paragraph" style:parent-style-name="Table_20_Contents">
      <style:text-properties fo:font-size="8pt" officeooo:paragraph-rsid="02626272" style:font-size-asian="8pt" style:font-size-complex="8pt"/>
    </style:style>
    <style:style style:name="P269" style:family="paragraph" style:parent-style-name="Table_20_Contents">
      <style:paragraph-properties>
        <style:tab-stops>
          <style:tab-stop style:position="8.996cm" style:type="right"/>
        </style:tab-stops>
      </style:paragraph-properties>
      <style:text-properties fo:font-size="8pt" officeooo:paragraph-rsid="02626272" style:font-size-asian="8pt" style:font-size-complex="8pt"/>
    </style:style>
    <style:style style:name="P270" style:family="paragraph" style:parent-style-name="Table_20_Contents">
      <style:paragraph-properties>
        <style:tab-stops>
          <style:tab-stop style:position="12.086cm" style:type="right"/>
        </style:tab-stops>
      </style:paragraph-properties>
      <style:text-properties fo:font-size="8pt" officeooo:paragraph-rsid="02626272" style:font-size-asian="8pt" style:font-size-complex="8pt"/>
    </style:style>
    <style:style style:name="P271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paragraph-rsid="02626272" style:font-size-asian="8pt" style:font-size-complex="8pt"/>
    </style:style>
    <style:style style:name="P272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rsid="0205199e" officeooo:paragraph-rsid="02626272" style:font-size-asian="8pt" style:font-size-complex="8pt"/>
    </style:style>
    <style:style style:name="P273" style:family="paragraph" style:parent-style-name="Table_20_Contents">
      <style:text-properties fo:font-size="8pt" officeooo:paragraph-rsid="0313bb75" style:font-size-asian="8pt" style:font-size-complex="8pt"/>
    </style:style>
    <style:style style:name="P274" style:family="paragraph" style:parent-style-name="Table_20_Contents">
      <style:text-properties fo:font-size="8pt" officeooo:paragraph-rsid="0313c44c" style:font-size-asian="8pt" style:font-size-complex="8pt"/>
    </style:style>
    <style:style style:name="P275" style:family="paragraph" style:parent-style-name="Table_20_Contents">
      <style:paragraph-properties fo:text-align="end" style:justify-single-word="false">
        <style:tab-stops/>
      </style:paragraph-properties>
      <style:text-properties fo:font-size="8pt" fo:font-style="normal" fo:font-weight="normal" officeooo:rsid="01d2d35b" style:font-size-asian="8pt" style:font-style-asian="normal" style:font-weight-asian="normal" style:font-size-complex="8pt" style:font-style-complex="normal" style:font-weight-complex="normal"/>
    </style:style>
    <style:style style:name="P276" style:family="paragraph" style:parent-style-name="Table_20_Contents">
      <style:paragraph-properties fo:text-align="end" style:justify-single-word="false">
        <style:tab-stops/>
      </style:paragraph-properties>
      <style:text-properties fo:font-size="8pt" fo:font-style="normal" fo:font-weight="normal" officeooo:rsid="01d2d35b" officeooo:paragraph-rsid="02cb9f2b" style:font-size-asian="8pt" style:font-style-asian="normal" style:font-weight-asian="normal" style:font-size-complex="8pt" style:font-style-complex="normal" style:font-weight-complex="normal"/>
    </style:style>
    <style:style style:name="P277" style:family="paragraph" style:parent-style-name="Table_20_Contents">
      <style:paragraph-properties fo:text-align="end" style:justify-single-word="false">
        <style:tab-stops/>
      </style:paragraph-properties>
      <style:text-properties fo:font-size="8pt" fo:font-style="normal" fo:font-weight="normal" officeooo:rsid="01d2d35b" officeooo:paragraph-rsid="02dccb17" style:font-size-asian="8pt" style:font-style-asian="normal" style:font-weight-asian="normal" style:font-size-complex="8pt" style:font-style-complex="normal" style:font-weight-complex="normal"/>
    </style:style>
    <style:style style:name="P278" style:family="paragraph" style:parent-style-name="Table_20_Contents">
      <style:paragraph-properties fo:text-align="end" style:justify-single-word="false">
        <style:tab-stops/>
      </style:paragraph-properties>
      <style:text-properties fo:font-size="8pt" fo:font-style="normal" fo:font-weight="normal" officeooo:rsid="01d2d35b" officeooo:paragraph-rsid="0313bb75" style:font-size-asian="8pt" style:font-style-asian="normal" style:font-weight-asian="normal" style:font-size-complex="8pt" style:font-style-complex="normal" style:font-weight-complex="normal"/>
    </style:style>
    <style:style style:name="P279" style:family="paragraph" style:parent-style-name="Table_20_Contents">
      <style:paragraph-properties fo:text-align="end" style:justify-single-word="false">
        <style:tab-stops/>
      </style:paragraph-properties>
      <style:text-properties fo:font-size="8pt" fo:font-style="normal" fo:font-weight="normal" officeooo:rsid="01d2d35b" officeooo:paragraph-rsid="0313c44c" style:font-size-asian="8pt" style:font-style-asian="normal" style:font-weight-asian="normal" style:font-size-complex="8pt" style:font-style-complex="normal" style:font-weight-complex="normal"/>
    </style:style>
    <style:style style:name="P280" style:family="paragraph" style:parent-style-name="Table_20_Contents">
      <style:paragraph-properties fo:text-align="end" style:justify-single-word="false"/>
      <style:text-properties fo:font-size="8pt" fo:font-weight="bold" officeooo:paragraph-rsid="02fecb39" style:font-size-asian="8pt" style:font-weight-asian="bold" style:font-size-complex="8pt" style:font-weight-complex="bold"/>
    </style:style>
    <style:style style:name="P281" style:family="paragraph" style:parent-style-name="Table_20_Contents">
      <style:paragraph-properties fo:text-align="end" style:justify-single-word="false"/>
      <style:text-properties fo:font-size="8pt" fo:font-weight="bold" officeooo:paragraph-rsid="01a005fe" style:font-size-asian="8pt" style:font-weight-asian="bold" style:font-size-complex="8pt" style:font-weight-complex="bold"/>
    </style:style>
    <style:style style:name="P282" style:family="paragraph" style:parent-style-name="Table_20_Contents">
      <style:paragraph-properties fo:text-align="end" style:justify-single-word="false"/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283" style:family="paragraph" style:parent-style-name="Table_20_Contents">
      <style:paragraph-properties fo:text-align="end" style:justify-single-word="false"/>
      <style:text-properties fo:font-size="8pt" fo:font-weight="bold" officeooo:paragraph-rsid="0313bb75" style:font-size-asian="8pt" style:font-weight-asian="bold" style:font-size-complex="8pt" style:font-weight-complex="bold"/>
    </style:style>
    <style:style style:name="P284" style:family="paragraph" style:parent-style-name="Table_20_Contents">
      <style:paragraph-properties fo:text-align="end" style:justify-single-word="false"/>
      <style:text-properties fo:font-size="8pt" fo:font-weight="bold" officeooo:paragraph-rsid="0313c44c" style:font-size-asian="8pt" style:font-weight-asian="bold" style:font-size-complex="8pt" style:font-weight-complex="bold"/>
    </style:style>
    <style:style style:name="P285" style:family="paragraph" style:parent-style-name="Table_20_Contents">
      <style:text-properties fo:font-size="8pt" fo:font-weight="bold" officeooo:paragraph-rsid="01a005fe" style:font-size-asian="8pt" style:font-weight-asian="bold" style:font-size-complex="8pt" style:font-weight-complex="bold"/>
    </style:style>
    <style:style style:name="P286" style:family="paragraph" style:parent-style-name="Table_20_Contents">
      <style:paragraph-properties fo:text-align="start" style:justify-single-word="false"/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287" style:family="paragraph" style:parent-style-name="Table_20_Contents"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288" style:family="paragraph" style:parent-style-name="Table_20_Contents">
      <style:text-properties fo:font-size="8pt" fo:font-weight="bold" officeooo:rsid="00a084e5" officeooo:paragraph-rsid="0194529a" style:font-size-asian="8pt" style:font-weight-asian="bold" style:font-size-complex="8pt" style:font-weight-complex="bold"/>
    </style:style>
    <style:style style:name="P289" style:family="paragraph" style:parent-style-name="Table_20_Contents">
      <style:paragraph-properties fo:text-align="center" style:justify-single-word="false"/>
      <style:text-properties fo:font-size="8pt" fo:font-weight="bold" officeooo:rsid="01ea9c4c" officeooo:paragraph-rsid="02626272" style:font-size-asian="8pt" style:font-weight-asian="bold" style:font-size-complex="8pt" style:font-weight-complex="bold"/>
    </style:style>
    <style:style style:name="P290" style:family="paragraph" style:parent-style-name="Table_20_Contents">
      <style:text-properties fo:font-size="8pt" fo:font-weight="bold" officeooo:rsid="01ea9c4c" officeooo:paragraph-rsid="02626272" style:font-size-asian="8pt" style:font-weight-asian="bold" style:font-size-complex="8pt" style:font-weight-complex="bold"/>
    </style:style>
    <style:style style:name="P291" style:family="paragraph" style:parent-style-name="Table_20_Contents">
      <style:paragraph-properties fo:text-align="start" style:justify-single-word="false"/>
      <style:text-properties fo:font-size="8pt" fo:font-weight="bold" officeooo:rsid="01ea9c4c" officeooo:paragraph-rsid="02626272" style:font-size-asian="8pt" style:font-weight-asian="bold" style:font-size-complex="8pt" style:font-weight-complex="bold"/>
    </style:style>
    <style:style style:name="P292" style:family="paragraph" style:parent-style-name="Table_20_Contents">
      <style:paragraph-properties fo:text-align="start" style:justify-single-word="false"/>
      <style:text-properties fo:font-size="8pt" fo:font-weight="normal" officeooo:rsid="01d382b3" officeooo:paragraph-rsid="01d382b3" style:font-size-asian="8pt" style:font-weight-asian="normal" style:font-size-complex="8pt" style:font-weight-complex="normal"/>
    </style:style>
    <style:style style:name="P293" style:family="paragraph" style:parent-style-name="Table_20_Contents">
      <style:text-properties fo:font-size="8pt" fo:font-weight="normal" officeooo:rsid="00a2ccee" officeooo:paragraph-rsid="02b707ac" style:font-size-asian="8pt" style:font-weight-asian="normal" style:font-size-complex="8pt" style:font-weight-complex="normal"/>
    </style:style>
    <style:style style:name="P294" style:family="paragraph" style:parent-style-name="Table_20_Contents">
      <style:paragraph-properties fo:text-align="start" style:justify-single-word="false"/>
      <style:text-properties fo:font-size="8pt" fo:font-weight="normal" officeooo:rsid="00a2ccee" officeooo:paragraph-rsid="02b707ac" style:font-size-asian="8pt" style:font-weight-asian="normal" style:font-size-complex="8pt" style:font-weight-complex="normal"/>
    </style:style>
    <style:style style:name="P295" style:family="paragraph" style:parent-style-name="Table_20_Contents">
      <style:text-properties fo:font-size="8pt" fo:font-weight="normal" officeooo:rsid="00a2ccee" officeooo:paragraph-rsid="0194529a" style:font-size-asian="8pt" style:font-weight-asian="normal" style:font-size-complex="8pt" style:font-weight-complex="normal"/>
    </style:style>
    <style:style style:name="P296" style:family="paragraph" style:parent-style-name="Table_20_Contents">
      <style:text-properties fo:font-size="8pt" fo:font-weight="normal" officeooo:paragraph-rsid="02b707ac" style:font-size-asian="8pt" style:font-weight-asian="normal" style:font-size-complex="8pt" style:font-weight-complex="normal"/>
    </style:style>
    <style:style style:name="P297" style:family="paragraph" style:parent-style-name="Table_20_Contents">
      <style:text-properties fo:font-size="8pt" fo:font-weight="normal" officeooo:rsid="00c4ba16" officeooo:paragraph-rsid="02b707ac" style:font-size-asian="8pt" style:font-weight-asian="normal" style:font-size-complex="8pt" style:font-weight-complex="normal"/>
    </style:style>
    <style:style style:name="P298" style:family="paragraph" style:parent-style-name="Table_20_Contents">
      <style:text-properties fo:font-size="8pt" fo:font-weight="normal" officeooo:rsid="00c4ba16" officeooo:paragraph-rsid="0194529a" style:font-size-asian="8pt" style:font-weight-asian="normal" style:font-size-complex="8pt" style:font-weight-complex="normal"/>
    </style:style>
    <style:style style:name="P299" style:family="paragraph" style:parent-style-name="Table_20_Contents">
      <style:text-properties fo:font-size="8pt" fo:font-weight="normal" officeooo:rsid="00a084e5" officeooo:paragraph-rsid="02b707ac" style:font-size-asian="8pt" style:font-weight-asian="normal" style:font-size-complex="8pt" style:font-weight-complex="normal"/>
    </style:style>
    <style:style style:name="P300" style:family="paragraph" style:parent-style-name="Table_20_Contents">
      <style:paragraph-properties fo:text-align="end" style:justify-single-word="false"/>
      <style:text-properties fo:font-size="8pt" fo:font-weight="normal" officeooo:paragraph-rsid="02b707ac" style:font-size-asian="8pt" style:font-weight-asian="normal" style:font-size-complex="8pt" style:font-weight-complex="normal"/>
    </style:style>
    <style:style style:name="P301" style:family="paragraph" style:parent-style-name="Table_20_Contents">
      <style:text-properties fo:font-size="8pt" fo:font-weight="normal" officeooo:paragraph-rsid="0194529a" style:font-size-asian="8pt" style:font-weight-asian="normal" style:font-size-complex="8pt" style:font-weight-complex="normal"/>
    </style:style>
    <style:style style:name="P302" style:family="paragraph" style:parent-style-name="Table_20_Contents">
      <style:paragraph-properties fo:text-align="center" style:justify-single-word="false"/>
      <style:text-properties fo:font-size="8pt" fo:font-weight="normal" officeooo:rsid="024b5bcc" officeooo:paragraph-rsid="02626272" style:font-size-asian="8pt" style:font-weight-asian="normal" style:font-size-complex="8pt" style:font-weight-complex="normal"/>
    </style:style>
    <style:style style:name="P303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fo:font-weight="normal" officeooo:paragraph-rsid="02626272" style:font-size-asian="8pt" style:font-weight-asian="normal" style:font-size-complex="8pt" style:font-weight-complex="normal"/>
    </style:style>
    <style:style style:name="P304" style:family="paragraph" style:parent-style-name="Table_20_Contents">
      <style:paragraph-properties fo:text-align="center" style:justify-single-word="false"/>
      <style:text-properties fo:font-size="6pt" officeooo:rsid="024b5bcc" officeooo:paragraph-rsid="02626272" style:font-size-asian="6pt" style:font-size-complex="6pt"/>
    </style:style>
    <style:style style:name="P305" style:family="paragraph" style:parent-style-name="Table_20_Contents">
      <style:paragraph-properties fo:text-align="center" style:justify-single-word="false"/>
      <style:text-properties fo:font-size="9pt" fo:font-weight="bold" officeooo:rsid="0249630e" officeooo:paragraph-rsid="02626272" style:font-size-asian="9pt" style:font-weight-asian="bold" style:font-size-complex="9pt" style:font-weight-complex="bold"/>
    </style:style>
    <style:style style:name="P306" style:family="paragraph" style:parent-style-name="Table_20_Contents">
      <style:paragraph-properties fo:text-align="end" style:justify-single-word="false"/>
      <style:text-properties fo:font-size="9pt" fo:font-weight="bold" officeooo:rsid="0202512b" officeooo:paragraph-rsid="02626272" style:font-size-asian="9pt" style:font-weight-asian="bold" style:font-size-complex="9pt" style:font-weight-complex="bold"/>
    </style:style>
    <style:style style:name="P307" style:family="paragraph" style:parent-style-name="Table_20_Contents">
      <style:paragraph-properties fo:margin-left="0cm" fo:margin-right="0cm" fo:text-indent="0cm" style:auto-text-indent="false"/>
      <style:text-properties fo:font-size="8pt" officeooo:rsid="021b5327" officeooo:paragraph-rsid="0194529a" style:font-size-asian="8pt" style:font-size-complex="8pt"/>
    </style:style>
    <style:style style:name="P308" style:family="paragraph" style:parent-style-name="Table_20_Contents">
      <style:paragraph-properties fo:margin-left="0cm" fo:margin-right="0cm" fo:text-indent="0cm" style:auto-text-indent="false"/>
      <style:text-properties fo:font-size="8pt" officeooo:rsid="00413775" officeooo:paragraph-rsid="0194529a" style:font-size-asian="8pt" style:font-size-complex="8pt"/>
    </style:style>
    <style:style style:name="P309" style:family="paragraph" style:parent-style-name="Table_20_Contents">
      <style:paragraph-properties fo:margin-left="0cm" fo:margin-right="0cm" fo:text-indent="0cm" style:auto-text-indent="false"/>
      <style:text-properties fo:font-size="8pt" officeooo:paragraph-rsid="0194529a" style:font-size-asian="8pt" style:font-size-complex="8pt"/>
    </style:style>
    <style:style style:name="P310" style:family="paragraph" style:parent-style-name="Table_20_Contents">
      <style:paragraph-properties fo:margin-left="0cm" fo:margin-right="0cm" fo:margin-top="0cm" fo:margin-bottom="0cm" style:contextual-spacing="false" fo:text-indent="0cm" style:auto-text-indent="false" style:shadow="none" text:number-lines="false" text:line-number="0"/>
      <style:text-properties fo:font-size="8pt" fo:font-style="normal" fo:font-weight="normal" officeooo:rsid="004b79e6" officeooo:paragraph-rsid="0194529a" style:font-size-asian="8pt" style:font-style-asian="normal" style:font-weight-asian="normal" style:font-size-complex="8pt" style:font-style-complex="normal" style:font-weight-complex="normal"/>
    </style:style>
    <style:style style:name="P311" style:family="paragraph" style:parent-style-name="Table_20_Contents">
      <style:paragraph-properties fo:margin-left="-0.078cm" fo:margin-right="-0.002cm" fo:text-align="end" style:justify-single-word="false" fo:text-indent="0cm" style:auto-text-indent="false"/>
      <style:text-properties fo:font-size="8pt" fo:font-style="normal" fo:font-weight="normal" officeooo:paragraph-rsid="0194529a" style:font-size-asian="8pt" style:font-style-asian="normal" style:font-weight-asian="normal" style:font-size-complex="8pt" style:font-style-complex="normal" style:font-weight-complex="normal"/>
    </style:style>
    <style:style style:name="P312" style:family="paragraph" style:parent-style-name="Heading_20_2">
      <style:text-properties fo:font-weight="bold" officeooo:rsid="021b5327" officeooo:paragraph-rsid="02626272" style:font-weight-asian="bold" style:font-weight-complex="bold"/>
    </style:style>
    <style:style style:name="P313" style:family="paragraph" style:parent-style-name="Heading_20_2">
      <style:paragraph-properties fo:margin-left="1cm" fo:margin-right="0cm" fo:margin-top="0.353cm" fo:margin-bottom="0.212cm" style:contextual-spacing="false" fo:text-indent="-1cm" style:auto-text-indent="false" fo:break-before="page" fo:keep-with-next="always"/>
      <style:text-properties officeooo:rsid="021b5327" officeooo:paragraph-rsid="0266cb16"/>
    </style:style>
    <style:style style:name="P314" style:family="paragraph" style:parent-style-name="Heading_20_2">
      <style:paragraph-properties fo:break-before="page"/>
      <style:text-properties officeooo:paragraph-rsid="026462c6"/>
    </style:style>
    <style:style style:name="P315" style:family="paragraph" style:parent-style-name="Heading_20_2">
      <style:paragraph-properties fo:break-before="page"/>
      <style:text-properties officeooo:paragraph-rsid="01759371"/>
    </style:style>
    <style:style style:name="T1" style:family="text">
      <style:text-properties style:font-size-asian="10pt" style:font-size-complex="10pt"/>
    </style:style>
    <style:style style:name="T2" style:family="text">
      <style:text-properties officeooo:rsid="00effdfa"/>
    </style:style>
    <style:style style:name="T3" style:family="text">
      <style:text-properties officeooo:rsid="002f627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b0ab6" style:font-weight-asian="normal" style:font-weight-complex="normal"/>
    </style:style>
    <style:style style:name="T6" style:family="text">
      <style:text-properties fo:font-weight="normal" officeooo:rsid="01701b9f" style:font-weight-asian="normal" style:font-weight-complex="normal"/>
    </style:style>
    <style:style style:name="T7" style:family="text">
      <style:text-properties fo:font-weight="normal" officeooo:rsid="01f30797" style:font-weight-asian="normal" style:font-weight-complex="normal"/>
    </style:style>
    <style:style style:name="T8" style:family="text">
      <style:text-properties fo:font-weight="normal" officeooo:rsid="00cb438a" style:font-weight-asian="normal" style:font-weight-complex="normal"/>
    </style:style>
    <style:style style:name="T9" style:family="text">
      <style:text-properties fo:font-weight="normal" officeooo:rsid="020937cc" style:font-weight-asian="normal" style:font-weight-complex="normal"/>
    </style:style>
    <style:style style:name="T10" style:family="text">
      <style:text-properties fo:font-weight="normal" officeooo:rsid="020d9781" style:font-weight-asian="normal" style:font-weight-complex="normal"/>
    </style:style>
    <style:style style:name="T11" style:family="text">
      <style:text-properties fo:font-weight="normal" officeooo:rsid="02f5b236" style:font-weight-asian="normal" style:font-weight-complex="normal"/>
    </style:style>
    <style:style style:name="T12" style:family="text">
      <style:text-properties fo:font-weight="normal" officeooo:rsid="02f702d2" style:font-weight-asian="normal" style:font-weight-complex="normal"/>
    </style:style>
    <style:style style:name="T13" style:family="text">
      <style:text-properties fo:font-weight="normal" officeooo:rsid="02f882bd" style:font-weight-asian="normal" style:font-weight-complex="normal"/>
    </style:style>
    <style:style style:name="T14" style:family="text">
      <style:text-properties officeooo:rsid="00413775"/>
    </style:style>
    <style:style style:name="T15" style:family="text">
      <style:text-properties officeooo:rsid="0047a1d1"/>
    </style:style>
    <style:style style:name="T16" style:family="text">
      <style:text-properties officeooo:rsid="006386f9"/>
    </style:style>
    <style:style style:name="T17" style:family="text">
      <style:text-properties officeooo:rsid="009b7cc0"/>
    </style:style>
    <style:style style:name="T18" style:family="text">
      <style:text-properties officeooo:rsid="009bc103"/>
    </style:style>
    <style:style style:name="T19" style:family="text">
      <style:text-properties officeooo:rsid="00a2ccee"/>
    </style:style>
    <style:style style:name="T20" style:family="text">
      <style:text-properties officeooo:rsid="00cb438a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1007371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1018c7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b0ab6" style:font-style-asian="normal" style:font-weight-asian="normal" style:font-style-complex="normal" style:font-weight-complex="normal"/>
    </style:style>
    <style:style style:name="T25" style:family="text">
      <style:text-properties fo:font-style="normal" officeooo:rsid="01018c73" style:font-style-asian="normal" style:font-style-complex="normal"/>
    </style:style>
    <style:style style:name="T26" style:family="text">
      <style:text-properties officeooo:rsid="01018c73"/>
    </style:style>
    <style:style style:name="T27" style:family="text">
      <style:text-properties fo:font-size="11pt" fo:font-weight="normal" officeooo:rsid="01701b9f" style:font-size-asian="11pt" style:font-weight-asian="normal" style:font-size-complex="11pt" style:font-weight-complex="normal"/>
    </style:style>
    <style:style style:name="T28" style:family="text">
      <style:text-properties fo:font-size="11pt" fo:font-weight="normal" officeooo:rsid="003b0ab6" style:font-size-asian="11pt" style:font-weight-asian="normal" style:font-size-complex="11pt" style:font-weight-complex="normal"/>
    </style:style>
    <style:style style:name="T29" style:family="text">
      <style:text-properties officeooo:rsid="01389878"/>
    </style:style>
    <style:style style:name="T30" style:family="text">
      <style:text-properties officeooo:rsid="013b446d"/>
    </style:style>
    <style:style style:name="T31" style:family="text">
      <style:text-properties officeooo:rsid="01490331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196b589" style:font-weight-asian="bold" style:font-weight-complex="bold"/>
    </style:style>
    <style:style style:name="T34" style:family="text">
      <style:text-properties fo:font-weight="bold" officeooo:rsid="01ae8ca4" style:font-weight-asian="bold" style:font-weight-complex="bold"/>
    </style:style>
    <style:style style:name="T35" style:family="text">
      <style:text-properties fo:font-weight="bold" officeooo:rsid="003b0ab6" style:font-weight-asian="bold" style:font-weight-complex="bold"/>
    </style:style>
    <style:style style:name="T36" style:family="text">
      <style:text-properties officeooo:rsid="000036b1"/>
    </style:style>
    <style:style style:name="T37" style:family="text">
      <style:text-properties officeooo:rsid="01b5fa38"/>
    </style:style>
    <style:style style:name="T38" style:family="text">
      <style:text-properties officeooo:rsid="01b9e82e"/>
    </style:style>
    <style:style style:name="T39" style:family="text">
      <style:text-properties officeooo:rsid="01c7c130"/>
    </style:style>
    <style:style style:name="T40" style:family="text">
      <style:text-properties officeooo:rsid="01f6e32f"/>
    </style:style>
    <style:style style:name="T41" style:family="text">
      <style:text-properties officeooo:rsid="01fb6c93"/>
    </style:style>
    <style:style style:name="T42" style:family="text">
      <style:text-properties officeooo:rsid="020937cc"/>
    </style:style>
    <style:style style:name="T43" style:family="text">
      <style:text-properties officeooo:rsid="0249630e"/>
    </style:style>
    <style:style style:name="T44" style:family="text">
      <style:text-properties officeooo:rsid="025d3f40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officeooo:rsid="0237f0b0" style:font-style-asian="italic" style:font-style-complex="italic"/>
    </style:style>
    <style:style style:name="T47" style:family="text">
      <style:text-properties fo:font-style="italic" officeooo:rsid="0238ea6e" style:font-style-asian="italic" style:font-style-complex="italic"/>
    </style:style>
    <style:style style:name="T48" style:family="text">
      <style:text-properties officeooo:rsid="02a5c7aa"/>
    </style:style>
    <style:style style:name="T49" style:family="text">
      <style:text-properties officeooo:rsid="02aeac7b"/>
    </style:style>
    <style:style style:name="T50" style:family="text">
      <style:text-properties fo:font-size="8pt" fo:font-weight="normal" officeooo:rsid="02ed1934" style:font-size-asian="8pt" style:font-weight-asian="normal" style:font-size-complex="8pt" style:font-weight-complex="normal"/>
    </style:style>
    <style:style style:name="T51" style:family="text">
      <style:text-properties fo:font-size="8pt" fo:font-weight="normal" officeooo:rsid="02f702d2" style:font-size-asian="8pt" style:font-weight-asian="normal" style:font-size-complex="8pt" style:font-weight-complex="normal"/>
    </style:style>
    <style:style style:name="T52" style:family="text">
      <style:text-properties officeooo:rsid="02c91e59"/>
    </style:style>
    <style:style style:name="T53" style:family="text">
      <style:text-properties fo:font-size="7pt" officeooo:rsid="02f882bd" style:font-size-asian="7pt" style:font-size-complex="7pt"/>
    </style:style>
    <style:style style:name="T54" style:family="text">
      <style:text-properties fo:font-size="7pt" fo:font-weight="normal" officeooo:rsid="02f882bd" style:font-size-asian="7pt" style:font-weight-asian="normal" style:font-size-complex="7pt" style:font-weight-complex="normal"/>
    </style:style>
    <style:style style:name="T55" style:family="text">
      <style:text-properties fo:font-size="7pt" fo:font-weight="normal" officeooo:rsid="02f5b236" style:font-size-asian="7pt" style:font-weight-asian="normal" style:font-size-complex="7pt" style:font-weight-complex="normal"/>
    </style:style>
    <style:style style:name="T56" style:family="text">
      <style:text-properties officeooo:rsid="02f5b236"/>
    </style:style>
    <style:style style:name="T57" style:family="text">
      <style:text-properties officeooo:rsid="02f882bd"/>
    </style:style>
    <style:style style:name="T58" style:family="text">
      <style:text-properties officeooo:rsid="02fcba68"/>
    </style:style>
    <style:style style:name="T59" style:family="text">
      <style:text-properties officeooo:rsid="02fd8c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text-input text:description="&lt;for each=&quot;sessions in [getSessions(objects)]&quot;&gt;">=1)  FOR EACH sessions</text:text-input></text:p>
      <text:p text:style-name="P24"><text:text-input text:description="&lt;for each=&quot;sessionGroups in [getSessionGroups(sessions)]&quot;&gt;">==2) FOR EACH sessionGroups</text:text-input></text:p>
      <text:p text:style-name="P24"><text:text-input text:description="&lt;if test=&quot;len(sessionGroups) &gt; 1&quot;&gt;">===3) IF more_groups</text:text-input></text:p>
      <text:p text:style-name="P25"><text:text-input text:description="&lt;for each=&quot;stat in statistic(sessions)&quot;&gt;">====4) FOR EACH stat</text:text-input></text:p>
      <table:table table:name="Tabelle27" table:style-name="Tabelle27">
        <table:table-column table:style-name="Tabelle27.A"/>
        <table:table-row>
          <table:table-cell table:style-name="Tabelle27.A1" office:value-type="string">
            <text:p text:style-name="P12"/>
            <table:table table:name="Tabelle28" table:style-name="Tabelle28">
              <table:table-column table:style-name="Tabelle28.A"/>
              <table:table-row>
                <table:table-cell table:style-name="Tabelle28.A1" office:value-type="string">
                  <text:h text:style-name="P235" text:outline-level="1">Verkaufsübersicht</text:h>
                  <text:p text:style-name="P13"><text:text-input text:description="&lt;stat.name&gt;">NAME</text:text-input></text:p>
                </table:table-cell>
              </table:table-row>
            </table:table>
            <text:p text:style-name="Standard"/>
            <text:p text:style-name="P231"/>
          </table:table-cell>
        </table:table-row>
      </table:table>
      <table:table table:name="Tabelle32" table:style-name="Tabelle32">
        <table:table-column table:style-name="Tabelle32.A"/>
        <table:table-column table:style-name="Tabelle32.B"/>
        <table:table-column table:style-name="Tabelle32.C"/>
        <table:table-column table:style-name="Tabelle32.D"/>
        <table:table-row>
          <table:table-cell table:style-name="Tabelle32.A1" table:number-columns-spanned="4" office:value-type="string">
            <text:p text:style-name="P140">Kassen</text:p>
          </table:table-cell>
          <table:covered-table-cell/>
          <table:covered-table-cell/>
          <table:covered-table-cell/>
        </table:table-row>
        <table:table-row>
          <table:table-cell table:style-name="Tabelle32.A2" table:number-columns-spanned="4" office:value-type="string">
            <text:p text:style-name="P3"><text:text-input text:description="&lt;&quot;, &quot;.join([g.config.name for g in sessionGroups])&gt;">config_names</text:text-input></text:p>
          </table:table-cell>
          <table:covered-table-cell/>
          <table:covered-table-cell/>
          <table:covered-table-cell/>
        </table:table-row>
        <table:table-row>
          <table:table-cell table:style-name="Tabelle32.A3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elle32.A4" office:value-type="string">
            <text:p text:style-name="P139">Verkäufe <text:span text:style-name="T33">(</text:span><text:span text:style-name="T33"><text:text-input text:description="&lt;stat.order_count&gt;">COUNT</text:text-input></text:span><text:span text:style-name="T33">)</text:span></text:p>
          </table:table-cell>
          <table:table-cell table:style-name="Tabelle32.B4" office:value-type="string">
            <text:p text:style-name="P113"><text:text-input text:description="&lt;formatLang(stat.turnover)&gt;">TURNOVER</text:text-input> <text:text-input text:description="&lt;stat.currency&gt;">CUR</text:text-input></text:p>
          </table:table-cell>
          <table:table-cell table:style-name="Tabelle32.A4" office:value-type="string">
            <text:p text:style-name="P137">Umsätze <text:span text:style-name="T16">nach Zahlungsart</text:span></text:p>
          </table:table-cell>
          <table:table-cell table:style-name="Tabelle32.D4" office:value-type="string">
            <text:p text:style-name="P112"><text:span text:style-name="T49"><text:text-input text:description="&lt;formatLang(stat.turnover_all)&gt;">TURNOVER_ALL</text:text-input></text:span> <text:text-input text:description="&lt;stat.currency&gt;">CUR</text:text-input></text:p>
          </table:table-cell>
        </table:table-row>
        <table:table-row>
          <table:table-cell table:style-name="Tabelle32.A11" table:number-rows-spanned="7" table:number-columns-spanned="2" office:value-type="string">
            <text:p text:style-name="P265"><text:text-input text:description="&lt;for each=&quot;turnover in stat.turnoverList&quot;&gt;">FOR EACH turnover</text:text-input></text:p>
            <table:table table:name="Tabelle37" table:style-name="Tabelle37">
              <table:table-column table:style-name="Tabelle37.A"/>
              <table:table-column table:style-name="Tabelle37.B"/>
              <table:table-row>
                <table:table-cell table:style-name="Tabelle37.A1" office:value-type="string">
                  <text:p text:style-name="P295"><text:text-input text:description="&lt;if test=&quot;turnover.is_taxed&quot;&gt;">IF tax</text:text-input></text:p>
                  <text:p text:style-name="P287"><text:span text:style-name="T19">Verkäufe inkl. </text:span><text:span text:style-name="T19"><text:text-input text:description="&lt;turnover.name&gt;">NAME</text:text-input></text:span></text:p>
                  <text:p text:style-name="P301"><text:span text:style-name="T20">(davon Steuern </text:span><text:span text:style-name="T20"><text:text-input text:description="&lt;formatLang(turnover.tax_sum)&gt;">SUM</text:text-input></text:span><text:span text:style-name="T20"> </text:span><text:span text:style-name="T20"><text:text-input text:description="&lt;stat.currency&gt;">CUR</text:text-input></text:span><text:span text:style-name="T20">)</text:span></text:p>
                  <text:p text:style-name="P295"><text:text-input text:description="&lt;/if&gt;">END IF</text:text-input></text:p>
                  <text:p text:style-name="P298"><text:text-input text:description="&lt;if test=&quot;not turnover.is_taxed&quot;&gt;">IF not tax</text:text-input></text:p>
                  <text:p text:style-name="P288">Verkäufe</text:p>
                  <text:p text:style-name="P295"><text:text-input text:description="&lt;/if&gt;">END IF</text:text-input></text:p>
                </table:table-cell>
                <table:table-cell table:style-name="Tabelle37.A1" office:value-type="string">
                  <text:p text:style-name="P282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307"><text:text-input text:description="&lt;if test=&quot;len(stat.turnoverDetails)  &lt; 13&quot;&gt;">IF product_details</text:text-input></text:p>
            <text:p text:style-name="P308"><text:text-input text:description="&lt;for each=&quot;detail in turnover.detail&quot;&gt;">FOR EACH detail</text:text-input></text:p>
            <table:table table:name="Tabelle38" table:style-name="Tabelle38">
              <table:table-column table:style-name="Tabelle38.A"/>
              <table:table-column table:style-name="Tabelle38.B"/>
              <table:table-row table:style-name="Tabelle38.1">
                <table:table-cell table:style-name="Tabelle38.A1" office:value-type="string">
                  <text:p text:style-name="P310"><text:text-input text:description="&lt;detail.name&gt;">name</text:text-input></text:p>
                  <text:p text:style-name="P310"><text:s/><text:text-input text:description="&lt;detail.description&gt;">description</text:text-input></text:p>
                </table:table-cell>
                <table:table-cell table:style-name="Tabelle38.A1" office:value-type="string">
                  <text:p text:style-name="P311"><text:text-input text:description="&lt;formatLang(detail.amount)&gt;">TOTAL</text:text-input> <text:text-input text:description="&lt;stat.currency&gt;">CUR</text:text-input></text:p>
                </table:table-cell>
              </table:table-row>
            </table:table>
            <text:p text:style-name="P309"><text:text-input text:description="&lt;/for&gt;">END FOR</text:text-input></text:p>
            <text:p text:style-name="P309"><text:text-input text:description="&lt;/if&gt;">END IF</text:text-input></text:p>
            <text:p text:style-name="P309"><text:text-input text:description="&lt;/for&gt;">END FOR</text:text-input></text:p>
          </table:table-cell>
          <table:covered-table-cell/>
          <table:table-cell table:style-name="Tabelle32.C11" table:number-columns-spanned="2" office:value-type="string">
            <text:p text:style-name="P14"><text:text-input text:description="&lt;for each=&quot;st in stat.statements&quot;&gt;">FOR EACH st</text:text-input></text:p>
            <table:table table:name="Tabelle34" table:style-name="Tabelle34">
              <table:table-column table:style-name="Tabelle34.A"/>
              <table:table-column table:style-name="Tabelle34.B"/>
              <table:table-row>
                <table:table-cell table:style-name="Tabelle34.A1" office:value-type="string">
                  <text:p text:style-name="P286"><text:text-input text:description="&lt;st.journal&gt;">JOURNAL_NAME</text:text-input> <text:span text:style-name="T4"><text:text-input text:description="&lt;st.name&gt;">NAME</text:text-input></text:span></text:p>
                </table:table-cell>
                <table:table-cell table:style-name="Tabelle34.B1" office:value-type="string">
                  <text:p text:style-name="P282"><text:text-input text:description="&lt;formatLang(st.turnover)&gt;">turnover</text:text-input> <text:text-input text:description="&lt;stat.currency&gt;">CUR</text:text-input></text:p>
                </table:table-cell>
              </table:table-row>
            </table:table>
            <text:p text:style-name="P292"><text:text-input text:description="&lt;for each=&quot;user in st.users&quot;&gt;">FOR EACH user</text:text-input></text:p>
            <table:table table:name="Tabelle35" table:style-name="Tabelle35">
              <table:table-column table:style-name="Tabelle35.A"/>
              <table:table-column table:style-name="Tabelle35.B"/>
              <table:table-row>
                <table:table-cell table:style-name="Tabelle35.A1" office:value-type="string">
                  <text:p text:style-name="P264"><text:text-input text:description="&lt;user.user.name&gt;">user</text:text-input></text:p>
                </table:table-cell>
                <table:table-cell table:style-name="Tabelle35.A1" office:value-type="string">
                  <text:p text:style-name="P258"><text:text-input text:description="&lt;formatLang(user.sum)&gt;">turnover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206"><text:text-input text:description="&lt;/for&gt;">END FOR</text:text-input></text:p>
            <text:p text:style-name="P208"><text:text-input text:description="&lt;for each=&quot;turnover in st.turnover_detail&quot;&gt;">FOR EACH turnover</text:text-input></text:p>
            <table:table table:name="Tabelle36" table:style-name="Tabelle36">
              <table:table-column table:style-name="Tabelle36.A"/>
              <table:table-column table:style-name="Tabelle36.B"/>
              <table:table-row>
                <table:table-cell table:style-name="Tabelle36.A1" office:value-type="string">
                  <text:p text:style-name="P293"><text:text-input text:description="&lt;if test=&quot;turnover.is_taxed&quot;&gt;">IF tax</text:text-input></text:p>
                  <text:p text:style-name="P296"><text:span text:style-name="T19">Verkäufe inkl. </text:span><text:span text:style-name="T19"><text:text-input text:description="&lt;turnover.name&gt;">NAME</text:text-input></text:span></text:p>
                  <text:p text:style-name="P296"><text:span text:style-name="T20">(davon Steuern </text:span><text:span text:style-name="T20"><text:text-input text:description="&lt;formatLang(turnover.tax_sum)&gt;">SUM</text:text-input></text:span><text:span text:style-name="T20"> </text:span><text:span text:style-name="T20"><text:text-input text:description="&lt;stat.currency&gt;">CUR</text:text-input></text:span><text:span text:style-name="T20">)</text:span></text:p>
                  <text:p text:style-name="P293"><text:text-input text:description="&lt;/if&gt;">END IF</text:text-input></text:p>
                  <text:p text:style-name="P297"><text:text-input text:description="&lt;if test=&quot;not turnover.is_taxed&quot;&gt;">IF not tax</text:text-input></text:p>
                  <text:p text:style-name="P299">Verkäufe</text:p>
                  <text:p text:style-name="P294"><text:text-input text:description="&lt;/if&gt;">END IF</text:text-input></text:p>
                </table:table-cell>
                <table:table-cell table:style-name="Tabelle36.A1" office:value-type="string">
                  <text:p text:style-name="P300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207"><text:text-input text:description="&lt;/for&gt;">END FOR</text:text-input></text:p>
            <text:p text:style-name="P188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14"/>
          </table:table-cell>
          <table:covered-table-cell/>
        </table:table-row>
        <table:table-row>
          <table:covered-table-cell/>
          <table:covered-table-cell/>
          <table:table-cell table:style-name="Tabelle32.C7" office:value-type="string">
            <text:p text:style-name="P7">Auszahlung</text:p>
          </table:table-cell>
          <table:table-cell table:style-name="Tabelle32.D7" office:value-type="string">
            <text:p text:style-name="P4"><text:text-input text:description="&lt;formatLang(stat.cash_expense)&gt;">-1000,00</text:text-input> <text:span text:style-name="T36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44"><text:text-input text:description="&lt;for each=&quot;expense in stat.expenseList&quot;&gt;">FOR EACH expense</text:text-input></text:p>
            <table:table table:name="Tabelle31" table:style-name="Tabelle31">
              <table:table-column table:style-name="Tabelle31.A"/>
              <table:table-column table:style-name="Tabelle31.B"/>
              <table:table-row>
                <table:table-cell table:style-name="Tabelle31.A1" office:value-type="string">
                  <text:p text:style-name="P285"><text:text-input text:description="&lt;expense.name&gt;">NAME</text:text-input></text:p>
                </table:table-cell>
                <table:table-cell table:style-name="Tabelle31.B1" office:value-type="string">
                  <text:p text:style-name="P281"><text:text-input text:description="&lt;formatLang(expense.sum)&gt;">SUM</text:text-input> <text:text-input text:description="&lt;stat.currency&gt;">CUR</text:text-input></text:p>
                </table:table-cell>
              </table:table-row>
            </table:table>
            <text:p text:style-name="P261"><text:text-input text:description="&lt;for each=&quot;l in expense.lines&quot;&gt;">FOR EACH l</text:text-input></text:p>
            <table:table table:name="Tabelle33" table:style-name="Tabelle33">
              <table:table-column table:style-name="Tabelle33.A"/>
              <table:table-column table:style-name="Tabelle33.B"/>
              <table:table-column table:style-name="Tabelle33.C"/>
              <table:table-row>
                <table:table-cell table:style-name="Tabelle33.A1" office:value-type="string">
                  <text:p text:style-name="P47"/>
                </table:table-cell>
                <table:table-cell table:style-name="Tabelle33.A1" office:value-type="string">
                  <text:p text:style-name="P262"><text:text-input text:description="&lt;l.name&gt;">01.01.2016</text:text-input></text:p>
                </table:table-cell>
                <table:table-cell table:style-name="Tabelle33.A1" office:value-type="string">
                  <text:p text:style-name="P257"><text:text-input text:description="&lt;formatLang(l.total)&gt;">-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261"><text:text-input text:description="&lt;/for&gt;">END FOR</text:text-input></text:p>
            <text:p text:style-name="P259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44"/>
          </table:table-cell>
          <table:covered-table-cell/>
        </table:table-row>
        <table:table-row>
          <table:covered-table-cell/>
          <table:covered-table-cell/>
          <table:table-cell table:style-name="Tabelle32.C10" office:value-type="string">
            <text:p text:style-name="P8">Einzahlung</text:p>
          </table:table-cell>
          <table:table-cell table:style-name="Tabelle32.D10" office:value-type="string">
            <text:p text:style-name="P4"><text:text-input text:description="&lt;formatLang(stat.cash_income)&gt;">1000,00</text:text-input> <text:span text:style-name="T36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44"><text:text-input text:description="&lt;for each=&quot;income in stat.incomeList&quot;&gt;">FOR EACH income</text:text-input></text:p>
            <table:table table:name="Tabelle29" table:style-name="Tabelle29">
              <table:table-column table:style-name="Tabelle29.A"/>
              <table:table-column table:style-name="Tabelle29.B"/>
              <table:table-row>
                <table:table-cell table:style-name="Tabelle29.A1" office:value-type="string">
                  <text:p text:style-name="P285"><text:text-input text:description="&lt;income.name&gt;">NAME</text:text-input></text:p>
                </table:table-cell>
                <table:table-cell table:style-name="Tabelle29.A1" office:value-type="string">
                  <text:p text:style-name="P281"><text:text-input text:description="&lt;formatLang(income.sum)&gt;">SUM</text:text-input> <text:text-input text:description="&lt;stat.currency&gt;">CUR</text:text-input></text:p>
                </table:table-cell>
              </table:table-row>
            </table:table>
            <text:p text:style-name="P260"><text:text-input text:description="&lt;for each=&quot;l in income.lines&quot;&gt;">FOR EACH l</text:text-input></text:p>
            <table:table table:name="Tabelle30" table:style-name="Tabelle30">
              <table:table-column table:style-name="Tabelle30.A"/>
              <table:table-column table:style-name="Tabelle30.B"/>
              <table:table-column table:style-name="Tabelle30.C"/>
              <table:table-row>
                <table:table-cell table:style-name="Tabelle30.A1" office:value-type="string">
                  <text:p text:style-name="P257"/>
                </table:table-cell>
                <table:table-cell table:style-name="Tabelle30.A1" office:value-type="string">
                  <text:p text:style-name="P262"><text:text-input text:description="&lt;l.name&gt;">01.01.2016</text:text-input></text:p>
                </table:table-cell>
                <table:table-cell table:style-name="Tabelle30.A1" office:value-type="string">
                  <text:p text:style-name="P257"><text:text-input text:description="&lt;formatLang(l.total)&gt;">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260"><text:text-input text:description="&lt;/for&gt;">END FOR</text:text-input></text:p>
            <text:p text:style-name="P259"><text:text-input text:description="&lt;/for&gt;">END FOR</text:text-input></text:p>
          </table:table-cell>
          <table:covered-table-cell/>
        </table:table-row>
        <table:table-row>
          <table:table-cell table:style-name="Tabelle32.A12" table:number-columns-spanned="2" office:value-type="string">
            <text:p text:style-name="P129"/>
          </table:table-cell>
          <table:covered-table-cell/>
          <table:table-cell table:style-name="Tabelle32.C12" office:value-type="string">
            <text:p text:style-name="P6">S<text:span text:style-name="T38">umme</text:span></text:p>
          </table:table-cell>
          <table:table-cell table:style-name="Tabelle32.D12" office:value-type="string">
            <text:p text:style-name="P116"><text:span text:style-name="T37"><text:text-input text:description="&lt;formatLang(stat.statement_sum)&gt;">TOTAL</text:text-input></text:span><text:span text:style-name="T37"> </text:span><text:span text:style-name="T37"><text:text-input text:description="&lt;stat.currency&gt;">CUR</text:text-input></text:span></text:p>
          </table:table-cell>
        </table:table-row>
      </table:table>
      <text:p text:style-name="P228"><text:text-input text:description="&lt;if test=&quot;stat.days&quot;&gt;">=====5) IF days</text:text-input></text:p>
      <text:p text:style-name="P232"/>
      <text:p text:style-name="P234"/>
      <text:h text:style-name="P312" text:outline-level="2">Tagesübersicht</text:h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B"/>
        <table:table-column table:style-name="Tabelle6.F"/>
        <table:table-row>
          <table:table-cell table:style-name="Tabelle6.A1" office:value-type="string">
            <text:p text:style-name="P266">Datum</text:p>
            <text:p text:style-name="P304">(Verkäufe)</text:p>
          </table:table-cell>
          <table:table-cell table:style-name="Tabelle6.A1" office:value-type="string">
            <text:p text:style-name="P266">Sitzung</text:p>
          </table:table-cell>
          <table:table-cell table:style-name="Tabelle6.A1" office:value-type="string">
            <text:p text:style-name="P266">Verkäufe <text:span text:style-name="T8"><text:text-input text:description="&lt;stat.currency&gt;">CUR</text:text-input></text:span></text:p>
          </table:table-cell>
          <table:table-cell table:style-name="Tabelle6.A1" office:value-type="string">
            <text:p text:style-name="P266">Zahlung <text:span text:style-name="T8"><text:text-input text:description="&lt;stat.currency&gt;">CUR</text:text-input></text:span></text:p>
          </table:table-cell>
          <table:table-cell table:style-name="Tabelle6.A1" office:value-type="string">
            <text:p text:style-name="P266">Ein-/Auszahlung <text:span text:style-name="T8"><text:text-input text:description="&lt;stat.currency&gt;">CUR</text:text-input></text:span></text:p>
          </table:table-cell>
          <table:table-cell table:style-name="Tabelle6.F1" office:value-type="string">
            <text:p text:style-name="P305">Umsatz</text:p>
          </table:table-cell>
        </table:table-row>
      </table:table>
      <text:p text:style-name="P228"><text:text-input text:description="&lt;for each=&quot;day in stat.days&quot;&gt;">======6) FOR EACH day</text:text-input></text:p>
      <text:p text:style-name="P228"><text:text-input text:description="&lt;if test=&quot;day.sessions&quot;&gt;">=======7) IF sessions</text:text-input></text:p>
      <text:p text:style-name="P228"><text:text-input text:description="&lt;for each=&quot;daily_stat in statistic(day.sessions, daily=True)&quot;&gt;">========8) FOR EACH daily_stat</text:text-input></text:p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B"/>
        <table:table-column table:style-name="Tabelle8.F"/>
        <table:table-row>
          <table:table-cell table:style-name="Tabelle8.A1" office:value-type="string">
            <text:p text:style-name="P289"><text:text-input text:description="&lt;formatLang(day.day,date=True)&gt;">01.01.2017</text:text-input></text:p>
            <text:p text:style-name="P302">(<text:text-input text:description="&lt;daily_stat.order_count&gt;">8000</text:text-input>)</text:p>
          </table:table-cell>
          <table:table-cell table:style-name="Tabelle8.A1" office:value-type="string">
            <text:p text:style-name="P267"><text:text-input text:description="&lt;for each=&quot;daily_session in day.sessions&quot;&gt;">FOR daily_session</text:text-input></text:p>
            <text:p text:style-name="P290"><text:span text:style-name="T9"><text:text-input text:description="&lt;dailyStart(daily_session)&gt;">08:00</text:text-input></text:span><text:span text:style-name="T42"> </text:span><text:span text:style-name="T42"><text:text-input text:description="&lt;daily_session.config_id.name&gt;">Kasse1</text:text-input></text:span><text:span text:style-name="T42"> </text:span></text:p>
            <text:p text:style-name="P291"><text:span text:style-name="T7"><text:s/></text:span><text:span text:style-name="T10">bis </text:span><text:span text:style-name="T10"><text:text-input text:description="&lt;dailyEnd(daily_session)&gt;">01.01.2017 08:00</text:text-input></text:span></text:p>
            <text:p text:style-name="P268"><text:text-input text:description="&lt;/for&gt;">END FOR</text:text-input></text:p>
          </table:table-cell>
          <table:table-cell table:style-name="Tabelle8.A1" office:value-type="string">
            <text:p text:style-name="P269"><text:text-input text:description="&lt;for each=&quot;turnover in daily_stat.turnoverList&quot;&gt;">FOR EACH turnover</text:text-input></text:p>
            <text:p text:style-name="P269"><text:text-input text:description="&lt;if test=&quot;turnover.is_taxed&quot;&gt;">IF tax</text:text-input></text:p>
            <text:p text:style-name="P269"><text:span text:style-name="T44"><text:text-input text:description="&lt;turnover.name&gt;">Steuer 20%</text:text-input></text:span><text:span text:style-name="T44"><text:tab/></text:span><text:span text:style-name="T44"><text:text-input text:description="&lt;formatLang(turnover.sum)&gt;">10.000,00</text:text-input></text:span></text:p>
            <text:p text:style-name="P269"><text:s/><text:span text:style-name="T46">davon </text:span><text:span text:style-name="T45">Steuer</text:span><text:span text:style-name="T47">n<text:tab/></text:span><text:span text:style-name="T47"><text:text-input text:description="&lt;formatLang(turnover.tax_sum)&gt;">1.000,00</text:text-input></text:span></text:p>
            <text:p text:style-name="P269"><text:text-input text:description="&lt;/if&gt;">END IF</text:text-input></text:p>
            <text:p text:style-name="P269"><text:text-input text:description="&lt;if test=&quot;not turnover.is_taxed&quot;&gt;">IF not tax</text:text-input></text:p>
            <text:p text:style-name="P269">ohne Steuer<text:tab/><text:span text:style-name="T40"><text:text-input text:description="&lt;formatLang(turnover.sum)&gt;">10.000,00</text:text-input></text:span></text:p>
            <text:p text:style-name="P269"><text:text-input text:description="&lt;/if&gt;">END IF</text:text-input></text:p>
            <text:p text:style-name="P269"><text:text-input text:description="&lt;/for&gt;">END FOR</text:text-input></text:p>
          </table:table-cell>
          <table:table-cell table:style-name="Tabelle8.A1" office:value-type="string">
            <text:p text:style-name="P270"><text:text-input text:description="&lt;for each=&quot;st in daily_stat.statements&quot;&gt;">FOR EACH st</text:text-input></text:p>
            <text:p text:style-name="P270"><text:span text:style-name="T41"><text:text-input text:description="&lt;st.journal&gt;">Bankomat</text:text-input></text:span><text:span text:style-name="T41"><text:tab/></text:span><text:span text:style-name="T41"><text:text-input text:description="&lt;formatLang(st.turnover)&gt;">10.000,00</text:text-input></text:span></text:p>
            <text:p text:style-name="P270"><text:text-input text:description="&lt;/for&gt;">END FOR</text:text-input></text:p>
          </table:table-cell>
          <table:table-cell table:style-name="Tabelle8.A1" office:value-type="string">
            <text:p text:style-name="P271"><text:text-input text:description="&lt;for each=&quot;expense in daily_stat.expenseList&quot;&gt;">FOR EACH expense</text:text-input></text:p>
            <text:p text:style-name="P271"><text:span text:style-name="T43"><text:text-input text:description="&lt;expense.name&gt;">Einzahlung</text:text-input></text:span><text:span text:style-name="T43"><text:tab/></text:span><text:span text:style-name="T43"><text:text-input text:description="&lt;formatLang(expense.sum)&gt;">10.000,00</text:text-input></text:span></text:p>
            <text:p text:style-name="P303"><text:text-input text:description="&lt;/for&gt;">END FOR</text:text-input></text:p>
            <text:p text:style-name="P272"><text:text-input text:description="&lt;for each=&quot;income in daily_stat.incomeList&quot;&gt;">FOR EACH income</text:text-input></text:p>
            <text:p text:style-name="P271"><text:span text:style-name="T43"><text:text-input text:description="&lt;income.name&gt;">Auszahlung</text:text-input></text:span><text:span text:style-name="T43"><text:tab/></text:span><text:span text:style-name="T43"><text:text-input text:description="&lt;formatLang(income.sum)&gt;">10.000,00</text:text-input></text:span></text:p>
            <text:p text:style-name="P303"><text:text-input text:description="&lt;/for&gt;">END FOR</text:text-input></text:p>
          </table:table-cell>
          <table:table-cell table:style-name="Tabelle8.F1" office:value-type="string">
            <text:p text:style-name="P306"><text:text-input text:description="&lt;formatLang(daily_stat.turnover)&gt;">10.000,00</text:text-input></text:p>
          </table:table-cell>
        </table:table-row>
      </table:table>
      <text:p text:style-name="P228"><text:text-input text:description="&lt;/for&gt;">========8) END FOR</text:text-input></text:p>
      <text:p text:style-name="P228"><text:text-input text:description="&lt;/if&gt;">=======7) END IF</text:text-input></text:p>
      <text:p text:style-name="P228"><text:text-input text:description="&lt;if test=&quot;not day.sessions&quot;&gt;">=======9) IF NOT sessions</text:text-input></text:p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column table:style-name="Tabelle9.E"/>
        <table:table-column table:style-name="Tabelle9.F"/>
        <table:table-row>
          <table:table-cell table:style-name="Tabelle9.A1" office:value-type="string">
            <text:p text:style-name="P266"><text:text-input text:description="&lt;formatLang(day.day,date=True)&gt;">01.01.2017</text:text-input></text:p>
          </table:table-cell>
          <table:table-cell table:style-name="Tabelle9.A1" office:value-type="string">
            <text:p text:style-name="P267"/>
          </table:table-cell>
          <table:table-cell table:style-name="Tabelle9.A1" office:value-type="string">
            <text:p text:style-name="P267"/>
          </table:table-cell>
          <table:table-cell table:style-name="Tabelle9.A1" office:value-type="string">
            <text:p text:style-name="P267"/>
          </table:table-cell>
          <table:table-cell table:style-name="Tabelle9.A1" office:value-type="string">
            <text:p text:style-name="P267"/>
          </table:table-cell>
          <table:table-cell table:style-name="Tabelle9.F1" office:value-type="string">
            <text:p text:style-name="P267"/>
          </table:table-cell>
        </table:table-row>
      </table:table>
      <text:p text:style-name="P228"><text:text-input text:description="&lt;/if&gt;">=======9) END IF</text:text-input></text:p>
      <text:p text:style-name="P228"><text:text-input text:description="&lt;/for&gt;">======6) END FOR</text:text-input></text:p>
      <text:p text:style-name="P229"><text:text-input text:description="&lt;/if&gt;">=====5) END IF</text:text-input></text:p>
      <text:p text:style-name="P26"><text:text-input text:description="&lt;if test=&quot;len(stat.turnoverDetails)  &gt; 13&quot;&gt;">=====10) IF product_details</text:text-input></text:p>
      <text:h text:style-name="P238" text:outline-level="1">Produkt <text:span text:style-name="T39">Statistik</text:span></text:h>
      <text:p text:style-name="P224"><text:text-input text:description="&lt;for each=&quot;pgroup in groupDetail(stat.turnoverDetails)&quot;&gt;">======11) FOR EACH pgroup</text:text-input></text:p>
      <text:p text:style-name="P224"><text:text-input text:description="&lt;if test=&quot;pgroup.level == 1&quot;&gt;">IF level_1</text:text-input></text:p>
      <text:p text:style-name="P224"/>
      <table:table table:name="Tabelle56" table:style-name="Tabelle56">
        <table:table-column table:style-name="Tabelle56.A"/>
        <table:table-column table:style-name="Tabelle56.B"/>
        <table:table-row>
          <table:table-cell table:style-name="Tabelle56.A1" office:value-type="string">
            <text:p text:style-name="P215"><text:text-input text:description="&lt;pgroup.name&gt;">pgroup_name</text:text-input></text:p>
          </table:table-cell>
          <table:table-cell table:style-name="Tabelle56.B1" office:value-type="string">
            <text:p text:style-name="P211"><text:span text:style-name="T48"><text:text-input text:description="&lt;formatLang(pgroup.amount)&gt;">100.000,00</text:text-input></text:span> <text:span text:style-name="T39"><text:text-input text:description="&lt;stat.currency&gt;">CUR</text:text-input></text:span></text:p>
          </table:table-cell>
        </table:table-row>
      </table:table>
      <text:p text:style-name="P224"><text:text-input text:description="&lt;/if&gt;">END IF</text:text-input></text:p>
      <text:p text:style-name="P224"><text:span text:style-name="T52"><text:text-input text:description="&lt;if test=&quot;pgroup.level == 2&quot;&gt;">IF level_2</text:text-input></text:span></text:p>
      <text:p text:style-name="P224"/>
      <table:table table:name="Tabelle57" table:style-name="Tabelle57">
        <table:table-column table:style-name="Tabelle57.A"/>
        <table:table-column table:style-name="Tabelle57.B"/>
        <table:table-row>
          <table:table-cell table:style-name="Tabelle57.A1" office:value-type="string">
            <text:p text:style-name="P194"><text:text-input text:description="&lt;pgroup.name&gt;">pgroup_name</text:text-input></text:p>
          </table:table-cell>
          <table:table-cell table:style-name="Tabelle57.B1" office:value-type="string">
            <text:p text:style-name="P198"><text:span text:style-name="T48"><text:text-input text:description="&lt;formatLang(pgroup.amount)&gt;">100.000,00</text:text-input></text:span> <text:span text:style-name="T39"><text:text-input text:description="&lt;stat.currency&gt;">CUR</text:text-input></text:span></text:p>
          </table:table-cell>
        </table:table-row>
      </table:table>
      <text:p text:style-name="P224"><text:text-input text:description="&lt;/if&gt;">END IF</text:text-input></text:p>
      <text:p text:style-name="P224"><text:span text:style-name="T52"><text:text-input text:description="&lt;if test=&quot;pgroup.level &gt; 2&quot;&gt;">IF level_3</text:text-input></text:span></text:p>
      <text:p text:style-name="P224"/>
      <table:table table:name="Tabelle58" table:style-name="Tabelle58">
        <table:table-column table:style-name="Tabelle58.A"/>
        <table:table-column table:style-name="Tabelle58.B"/>
        <table:table-row>
          <table:table-cell table:style-name="Tabelle58.A1" office:value-type="string">
            <text:p text:style-name="P201"><text:text-input text:description="&lt;pgroup.name&gt;">pgroup_name</text:text-input></text:p>
          </table:table-cell>
          <table:table-cell table:style-name="Tabelle58.B1" office:value-type="string">
            <text:p text:style-name="P204"><text:span text:style-name="T48"><text:text-input text:description="&lt;formatLang(pgroup.amount)&gt;">100.000,00</text:text-input></text:span> <text:span text:style-name="T39"><text:text-input text:description="&lt;stat.currency&gt;">CUR</text:text-input></text:span></text:p>
          </table:table-cell>
        </table:table-row>
      </table:table>
      <text:p text:style-name="P224"><text:text-input text:description="&lt;/if&gt;">END IF</text:text-input></text:p>
      <text:p text:style-name="P224"><text:text-input text:description="&lt;if test=&quot;pgroup.details&quot;&gt;">=======12) IF details</text:text-input></text:p>
      <text:p text:style-name="P224"><text:text-input text:description="&lt;if test=&quot;pgroup.level == 1&quot;&gt;">IF level_1</text:text-input></text:p>
      <table:table table:name="Tabelle59" table:style-name="Tabelle59">
        <table:table-column table:style-name="Tabelle59.A"/>
        <table:table-column table:style-name="Tabelle59.B"/>
        <table:table-column table:style-name="Tabelle59.C"/>
        <table:table-column table:style-name="Tabelle59.D"/>
        <table:table-column table:style-name="Tabelle59.E"/>
        <table:table-column table:style-name="Tabelle59.D"/>
        <table:table-column table:style-name="Tabelle59.G"/>
        <table:table-row>
          <table:table-cell table:style-name="Tabelle59.A1" office:value-type="string">
            <text:p text:style-name="P190">Produkt</text:p>
          </table:table-cell>
          <table:table-cell table:style-name="Tabelle59.A1" office:value-type="string">
            <text:p text:style-name="P184">Steuer</text:p>
          </table:table-cell>
          <table:table-cell table:style-name="Tabelle59.A1" office:value-type="string">
            <text:p text:style-name="P174">Preis <text:text-input text:description="&lt;stat.currency&gt;">CUR</text:text-input></text:p>
          </table:table-cell>
          <table:table-cell table:style-name="Tabelle59.A1" office:value-type="string">
            <text:p text:style-name="P179">Rabatt %</text:p>
          </table:table-cell>
          <table:table-cell table:style-name="Tabelle59.A1" office:value-type="string">
            <text:p text:style-name="P174">Menge</text:p>
          </table:table-cell>
          <table:table-cell table:style-name="Tabelle59.A1" office:value-type="string">
            <text:p text:style-name="P179">Einheit</text:p>
          </table:table-cell>
          <table:table-cell table:style-name="Tabelle59.G1" office:value-type="string">
            <text:p text:style-name="P174">Gesamt <text:text-input text:description="&lt;stat.currency&gt;">CUR</text:text-input></text:p>
          </table:table-cell>
        </table:table-row>
      </table:table>
      <text:p text:style-name="P224"><text:text-input text:description="&lt;/if&gt;">END IF</text:text-input></text:p>
      <text:p text:style-name="P224"><text:span text:style-name="T52"><text:text-input text:description="&lt;if test=&quot;pgroup.level == 2&quot;&gt;">IF level_2</text:text-input></text:span></text:p>
      <table:table table:name="Tabelle60" table:style-name="Tabelle60">
        <table:table-column table:style-name="Tabelle60.A"/>
        <table:table-column table:style-name="Tabelle60.B"/>
        <table:table-column table:style-name="Tabelle60.C"/>
        <table:table-column table:style-name="Tabelle60.D"/>
        <table:table-column table:style-name="Tabelle60.E"/>
        <table:table-column table:style-name="Tabelle60.D"/>
        <table:table-column table:style-name="Tabelle60.G"/>
        <table:table-row>
          <table:table-cell table:style-name="Tabelle60.A1" office:value-type="string">
            <text:p text:style-name="P190">Produkt</text:p>
          </table:table-cell>
          <table:table-cell table:style-name="Tabelle60.A1" office:value-type="string">
            <text:p text:style-name="P184">Steuer</text:p>
          </table:table-cell>
          <table:table-cell table:style-name="Tabelle60.A1" office:value-type="string">
            <text:p text:style-name="P174">Preis <text:text-input text:description="&lt;stat.currency&gt;">CUR</text:text-input></text:p>
          </table:table-cell>
          <table:table-cell table:style-name="Tabelle60.A1" office:value-type="string">
            <text:p text:style-name="P179">Rabatt %</text:p>
          </table:table-cell>
          <table:table-cell table:style-name="Tabelle60.A1" office:value-type="string">
            <text:p text:style-name="P174">Menge</text:p>
          </table:table-cell>
          <table:table-cell table:style-name="Tabelle60.A1" office:value-type="string">
            <text:p text:style-name="P179">Einheit</text:p>
          </table:table-cell>
          <table:table-cell table:style-name="Tabelle60.G1" office:value-type="string">
            <text:p text:style-name="P174">Gesamt <text:text-input text:description="&lt;stat.currency&gt;">CUR</text:text-input></text:p>
          </table:table-cell>
        </table:table-row>
      </table:table>
      <text:p text:style-name="P224"><text:text-input text:description="&lt;/if&gt;">END IF</text:text-input></text:p>
      <text:p text:style-name="P224"><text:span text:style-name="T52"><text:text-input text:description="&lt;if test=&quot;pgroup.level &gt; 2&quot;&gt;">IF level_3</text:text-input></text:span></text:p>
      <table:table table:name="Tabelle61" table:style-name="Tabelle61">
        <table:table-column table:style-name="Tabelle61.A"/>
        <table:table-column table:style-name="Tabelle61.B"/>
        <table:table-column table:style-name="Tabelle61.C"/>
        <table:table-column table:style-name="Tabelle61.D"/>
        <table:table-column table:style-name="Tabelle61.E"/>
        <table:table-column table:style-name="Tabelle61.D"/>
        <table:table-column table:style-name="Tabelle61.G"/>
        <table:table-row>
          <table:table-cell table:style-name="Tabelle61.A1" office:value-type="string">
            <text:p text:style-name="P190">Produkt</text:p>
          </table:table-cell>
          <table:table-cell table:style-name="Tabelle61.A1" office:value-type="string">
            <text:p text:style-name="P184">Steuer</text:p>
          </table:table-cell>
          <table:table-cell table:style-name="Tabelle61.A1" office:value-type="string">
            <text:p text:style-name="P174">Preis <text:text-input text:description="&lt;stat.currency&gt;">CUR</text:text-input></text:p>
          </table:table-cell>
          <table:table-cell table:style-name="Tabelle61.A1" office:value-type="string">
            <text:p text:style-name="P179">Rabatt %</text:p>
          </table:table-cell>
          <table:table-cell table:style-name="Tabelle61.A1" office:value-type="string">
            <text:p text:style-name="P174">Menge</text:p>
          </table:table-cell>
          <table:table-cell table:style-name="Tabelle61.A1" office:value-type="string">
            <text:p text:style-name="P179">Einheit</text:p>
          </table:table-cell>
          <table:table-cell table:style-name="Tabelle61.G1" office:value-type="string">
            <text:p text:style-name="P174">Gesamt <text:text-input text:description="&lt;stat.currency&gt;">CUR</text:text-input></text:p>
          </table:table-cell>
        </table:table-row>
      </table:table>
      <text:p text:style-name="P224"><text:text-input text:description="&lt;/if&gt;">END IF</text:text-input></text:p>
      <text:p text:style-name="P224"><text:text-input text:description="&lt;for each=&quot;detail in pgroup.details&quot;&gt;">========13) FOR EACH detail</text:text-input></text:p>
      <text:p text:style-name="P224"><text:text-input text:description="&lt;if test=&quot;pgroup.level == 1&quot;&gt;">IF level_1</text:text-input></text:p>
      <table:table table:name="Tabelle62" table:style-name="Tabelle62">
        <table:table-column table:style-name="Tabelle62.A"/>
        <table:table-column table:style-name="Tabelle62.B"/>
        <table:table-column table:style-name="Tabelle62.C"/>
        <table:table-column table:style-name="Tabelle62.D"/>
        <table:table-column table:style-name="Tabelle62.E"/>
        <table:table-column table:style-name="Tabelle62.F"/>
        <table:table-column table:style-name="Tabelle62.G"/>
        <table:table-row>
          <table:table-cell table:style-name="Tabelle62.A1" office:value-type="string">
            <text:p text:style-name="P273"><text:text-input text:description="&lt;detail.name&gt;">name</text:text-input></text:p>
          </table:table-cell>
          <table:table-cell table:style-name="Tabelle62.A1" office:value-type="string">
            <text:p text:style-name="P243"><text:text-input text:description="&lt;detail.tax_name&gt;">Steuer 20%</text:text-input></text:p>
          </table:table-cell>
          <table:table-cell table:style-name="Tabelle62.A1" office:value-type="string">
            <text:p text:style-name="P278"><text:text-input text:description="&lt;formatLang(detail.price)&gt;">1.000,00</text:text-input></text:p>
          </table:table-cell>
          <table:table-cell table:style-name="Tabelle62.A1" office:value-type="string">
            <text:p text:style-name="P243"><text:text-input text:description="&lt;formatLang(detail.discount)&gt;">100,00</text:text-input></text:p>
          </table:table-cell>
          <table:table-cell table:style-name="Tabelle62.A1" office:value-type="string">
            <text:p text:style-name="P249"><text:text-input text:description="&lt;formatDetailAmount(detail)&gt;">100.000,00</text:text-input></text:p>
          </table:table-cell>
          <table:table-cell table:style-name="Tabelle62.A1" office:value-type="string">
            <text:p text:style-name="P243"><text:text-input text:description="&lt;detail.product.uom_id.name&gt;">Pauschal</text:text-input></text:p>
          </table:table-cell>
          <table:table-cell table:style-name="Tabelle62.G1" office:value-type="string">
            <text:p text:style-name="P249"><text:text-input text:description="&lt;formatLang(detail.amount)&gt;">100.000,00</text:text-input></text:p>
          </table:table-cell>
        </table:table-row>
      </table:table>
      <text:p text:style-name="P224"><text:text-input text:description="&lt;/if&gt;">END IF</text:text-input></text:p>
      <text:p text:style-name="P224"><text:span text:style-name="T52"><text:text-input text:description="&lt;if test=&quot;pgroup.level == 2&quot;&gt;">IF level_2</text:text-input></text:span></text:p>
      <table:table table:name="Tabelle63" table:style-name="Tabelle63">
        <table:table-column table:style-name="Tabelle63.A"/>
        <table:table-column table:style-name="Tabelle63.B"/>
        <table:table-column table:style-name="Tabelle63.C"/>
        <table:table-column table:style-name="Tabelle63.D"/>
        <table:table-column table:style-name="Tabelle63.E"/>
        <table:table-column table:style-name="Tabelle63.D"/>
        <table:table-column table:style-name="Tabelle63.G"/>
        <table:table-row>
          <table:table-cell table:style-name="Tabelle63.A1" office:value-type="string">
            <text:p text:style-name="P273"><text:text-input text:description="&lt;detail.name&gt;">name</text:text-input></text:p>
          </table:table-cell>
          <table:table-cell table:style-name="Tabelle63.A1" office:value-type="string">
            <text:p text:style-name="P243"><text:text-input text:description="&lt;detail.tax_name&gt;">Steuer 20%</text:text-input></text:p>
          </table:table-cell>
          <table:table-cell table:style-name="Tabelle63.A1" office:value-type="string">
            <text:p text:style-name="P278"><text:text-input text:description="&lt;formatLang(detail.price)&gt;">1.000,00</text:text-input></text:p>
          </table:table-cell>
          <table:table-cell table:style-name="Tabelle63.A1" office:value-type="string">
            <text:p text:style-name="P243"><text:text-input text:description="&lt;formatLang(detail.discount)&gt;">100,00</text:text-input></text:p>
          </table:table-cell>
          <table:table-cell table:style-name="Tabelle63.A1" office:value-type="string">
            <text:p text:style-name="P249"><text:text-input text:description="&lt;formatDetailAmount(detail)&gt;">100.000,00</text:text-input></text:p>
          </table:table-cell>
          <table:table-cell table:style-name="Tabelle63.A1" office:value-type="string">
            <text:p text:style-name="P243"><text:text-input text:description="&lt;detail.product.uom_id.name&gt;">Pauschal</text:text-input></text:p>
          </table:table-cell>
          <table:table-cell table:style-name="Tabelle63.G1" office:value-type="string">
            <text:p text:style-name="P249"><text:text-input text:description="&lt;formatLang(detail.amount)&gt;">100.000,00</text:text-input></text:p>
          </table:table-cell>
        </table:table-row>
      </table:table>
      <text:p text:style-name="P224"><text:text-input text:description="&lt;/if&gt;">END IF</text:text-input></text:p>
      <text:p text:style-name="P224"><text:span text:style-name="T52"><text:text-input text:description="&lt;if test=&quot;pgroup.level &gt; 2&quot;&gt;">IF level_3</text:text-input></text:span></text:p>
      <table:table table:name="Tabelle64" table:style-name="Tabelle64">
        <table:table-column table:style-name="Tabelle64.A"/>
        <table:table-column table:style-name="Tabelle64.B"/>
        <table:table-column table:style-name="Tabelle64.C"/>
        <table:table-column table:style-name="Tabelle64.D"/>
        <table:table-column table:style-name="Tabelle64.E"/>
        <table:table-column table:style-name="Tabelle64.D"/>
        <table:table-column table:style-name="Tabelle64.G"/>
        <table:table-row>
          <table:table-cell table:style-name="Tabelle64.A1" office:value-type="string">
            <text:p text:style-name="P273"><text:text-input text:description="&lt;detail.name&gt;">name</text:text-input></text:p>
          </table:table-cell>
          <table:table-cell table:style-name="Tabelle64.A1" office:value-type="string">
            <text:p text:style-name="P243"><text:text-input text:description="&lt;detail.tax_name&gt;">Steuer 20%</text:text-input></text:p>
          </table:table-cell>
          <table:table-cell table:style-name="Tabelle64.A1" office:value-type="string">
            <text:p text:style-name="P278"><text:text-input text:description="&lt;formatLang(detail.price)&gt;">1.000,00</text:text-input></text:p>
          </table:table-cell>
          <table:table-cell table:style-name="Tabelle64.A1" office:value-type="string">
            <text:p text:style-name="P243"><text:text-input text:description="&lt;formatLang(detail.discount)&gt;">100,00</text:text-input></text:p>
          </table:table-cell>
          <table:table-cell table:style-name="Tabelle64.A1" office:value-type="string">
            <text:p text:style-name="P249"><text:text-input text:description="&lt;formatDetailAmount(detail)&gt;">100.000,00</text:text-input></text:p>
          </table:table-cell>
          <table:table-cell table:style-name="Tabelle64.A1" office:value-type="string">
            <text:p text:style-name="P243"><text:text-input text:description="&lt;detail.product.uom_id.name&gt;">Pauschal</text:text-input></text:p>
          </table:table-cell>
          <table:table-cell table:style-name="Tabelle64.G1" office:value-type="string">
            <text:p text:style-name="P249"><text:text-input text:description="&lt;formatLang(detail.amount)&gt;">100.000,00</text:text-input></text:p>
          </table:table-cell>
        </table:table-row>
      </table:table>
      <text:p text:style-name="P224"><text:text-input text:description="&lt;/if&gt;">END IF</text:text-input></text:p>
      <text:p text:style-name="P224"><text:text-input text:description="&lt;/for&gt;">========13) END FOR</text:text-input></text:p>
      <text:p text:style-name="P224"><text:text-input text:description="&lt;/if&gt;">=======12) END IF</text:text-input></text:p>
      <text:p text:style-name="P224"><text:text-input text:description="&lt;for each=&quot;tax in pgroup.amount_tax&quot;&gt;">FOR tax</text:text-input></text:p>
      <table:table table:name="Tabelle65" table:style-name="Tabelle65">
        <table:table-column table:style-name="Tabelle65.A"/>
        <table:table-column table:style-name="Tabelle65.B"/>
        <table:table-column table:style-name="Tabelle65.C"/>
        <table:table-row table:style-name="Tabelle65.1">
          <table:table-cell table:style-name="Tabelle65.A1" office:value-type="string">
            <text:p text:style-name="P273"/>
          </table:table-cell>
          <table:table-cell table:style-name="Tabelle65.B1" office:value-type="string">
            <text:p text:style-name="P254">Verkäufe <text:span text:style-name="T59"><text:text-input text:description="&lt;tax.name&gt;">ohne Steuer</text:text-input></text:span></text:p>
          </table:table-cell>
          <table:table-cell table:style-name="Tabelle65.C1" office:value-type="string">
            <text:p text:style-name="P283"><text:text-input text:description="&lt;formatLang(tax.amount)&gt;">10.000,00</text:text-input> <text:text-input text:description="&lt;stat.currency&gt;">CUR</text:text-input></text:p>
          </table:table-cell>
        </table:table-row>
      </table:table>
      <text:p text:style-name="P224"><text:text-input text:description="&lt;/for&gt;">END FOR</text:text-input></text:p>
      <text:p text:style-name="P224"><text:text-input text:description="&lt;/for&gt;">======11) END FOR</text:text-input></text:p>
      <text:p text:style-name="P27"><text:text-input text:description="&lt;/if&gt;">=====10) END IF</text:text-input></text:p>
      <text:p text:style-name="P27"><text:text-input text:description="&lt;/for&gt;">====4) END FOR</text:text-input></text:p>
      <text:p text:style-name="Standard"><text:text-input text:description="&lt;/if&gt;">===3) END IF</text:text-input></text:p>
      <text:p text:style-name="Standard"><text:text-input text:description="&lt;if test=&quot;not summary&quot;&gt;">===13) IF NOT summary</text:text-input></text:p>
      <text:p text:style-name="Standard"><text:text-input text:description="&lt;for each=&quot;gIndex, g in enumerate(sessionGroups)&quot;&gt;">====14) FOR EACH g</text:text-input></text:p>
      <text:p text:style-name="Standard"><text:text-input text:description="&lt;if test=&quot;gIndex &gt; 0 or len(sessionGroups) &gt; 1&quot;&gt;">=====15) IF next_g</text:text-input></text:p>
      <text:p text:style-name="P169"/>
      <text:p text:style-name="P28"><text:text-input text:description="&lt;/if&gt;">=====15) END IF</text:text-input></text:p>
      <text:p text:style-name="P29"><text:text-input text:description="&lt;if test=&quot;no_group&quot;&gt;">=====16) IF no_group</text:text-input></text:p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36" text:outline-level="1"><text:span text:style-name="T29">Tagesberichte </text:span><text:span text:style-name="T29"><text:text-input text:description="&lt;g.config.name&gt;">config</text:text-input></text:span></text:h>
            <text:p text:style-name="P22"><text:text-input text:description="&lt;if test=&quot;g.description&quot;&gt;">IF description</text:text-input></text:p>
            <text:p text:style-name="P22"><text:text-input text:description="&lt;g.description&gt;">description</text:text-input></text:p>
            <text:p text:style-name="P22"><text:text-input text:description="&lt;/if&gt;">END IF</text:text-input></text:p>
          </table:table-cell>
        </table:table-row>
      </table:table>
      <text:p text:style-name="P29"><text:text-input text:description="&lt;/if&gt;">=====16) END IF</text:text-input></text:p>
      <text:p text:style-name="P30"><text:text-input text:description="&lt;if test=&quot;not no_group&quot;&gt;">=====17) IF group</text:text-input></text:p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37" text:outline-level="1"><text:span text:style-name="T31">Auswertung </text:span><text:span text:style-name="T31"><text:text-input text:description="&lt;g.config.name&gt;">config</text:text-input></text:span></text:h>
            <text:p text:style-name="P21"><text:text-input text:description="&lt;if test=&quot;g.description&quot;&gt;">IF description</text:text-input></text:p>
            <text:p text:style-name="P21"><text:text-input text:description="&lt;g.description&gt;">description</text:text-input></text:p>
            <text:p text:style-name="P21"><text:text-input text:description="&lt;/if&gt;">END IF</text:text-input></text:p>
          </table:table-cell>
        </table:table-row>
      </table:table>
      <text:p text:style-name="P31"><text:text-input text:description="&lt;/if&gt;">=====17) END IF</text:text-input></text:p>
      <text:p text:style-name="P24"><text:text-input text:description="&lt;for each=&quot;statIndex, stat in enumerate(statistic(g.sessions,no_group=no_group))&quot;&gt;">=====18) FOR EACH stat</text:text-input></text:p>
      <text:p text:style-name="P24"><text:text-input text:description="&lt;if test=&quot;statIndex &gt; 0&quot;&gt;">======19) IF nextStat</text:text-input></text:p>
      <text:p text:style-name="P23"/>
      <text:p text:style-name="P168"/>
      <text:p text:style-name="P24"><text:text-input text:description="&lt;/if&gt;">======19) END IF</text:text-input></text:p>
      <text:p text:style-name="P10"/>
      <text:p text:style-name="P10"/>
      <table:table table:name="Tabelle13" table:style-name="Tabelle13">
        <table:table-column table:style-name="Tabelle13.A"/>
        <table:table-row>
          <table:table-cell table:style-name="Tabelle13.A1" office:value-type="string">
            <text:h text:style-name="Heading_20_2" text:outline-level="2"><text:span text:style-name="T32">Kassen</text:span><text:span text:style-name="T35">bericht</text:span><text:span text:style-name="T5"> </text:span><text:span text:style-name="T5"><text:text-input text:description="&lt;stat.pos&gt;">POS</text:text-input></text:span><text:span text:style-name="T5"><text:line-break/></text:span><text:span text:style-name="T6">[</text:span><text:span text:style-name="T27"><text:text-input text:description="&lt;stat.name&gt;">NAME</text:text-input></text:span><text:span text:style-name="T6">]</text:span></text:h>
            <table:table table:name="Tabelle14" table:style-name="Tabelle14">
              <table:table-column table:style-name="Tabelle14.A"/>
              <table:table-column table:style-name="Tabelle14.B"/>
              <table:table-column table:style-name="Tabelle14.C"/>
              <table:table-column table:style-name="Tabelle14.D"/>
              <table:table-row>
                <table:table-cell table:style-name="Tabelle14.A1" office:value-type="string">
                  <text:p text:style-name="P141"><text:span text:style-name="T18">Sitzungsb</text:span>eginn</text:p>
                </table:table-cell>
                <table:table-cell table:style-name="Tabelle14.B1" office:value-type="string">
                  <text:p text:style-name="P142">Sitzungsende</text:p>
                </table:table-cell>
                <table:table-cell table:style-name="Tabelle14.B1" office:value-type="string">
                  <text:p text:style-name="P143">Startbeleg</text:p>
                </table:table-cell>
                <table:table-cell table:style-name="Tabelle14.D1" office:value-type="string">
                  <text:p text:style-name="P144">Endbeleg</text:p>
                </table:table-cell>
              </table:table-row>
              <table:table-row>
                <table:table-cell table:style-name="Tabelle14.A2" office:value-type="string">
                  <text:p text:style-name="P118"><text:text-input text:description="&lt;if test=&quot;stat.date_start&quot;&gt;">IF date_start</text:text-input></text:p>
                  <text:p text:style-name="P118"><text:text-input text:description="&lt;formatLang(stat.date_start,date_time=True)&gt;">start</text:text-input></text:p>
                  <text:p text:style-name="P119"><text:text-input text:description="&lt;/if&gt;">END IF</text:text-input></text:p>
                </table:table-cell>
                <table:table-cell table:style-name="Tabelle14.B2" office:value-type="string">
                  <text:p text:style-name="P120"><text:text-input text:description="&lt;if test=&quot;stat.date_end&quot;&gt;">IF date_end</text:text-input></text:p>
                  <text:p text:style-name="P120"><text:text-input text:description="&lt;formatLang(stat.date_end,date_time=True)&gt;">end</text:text-input></text:p>
                  <text:p text:style-name="P120"><text:text-input text:description="&lt;/if&gt;">END IF</text:text-input></text:p>
                </table:table-cell>
                <table:table-cell table:style-name="Tabelle14.B2" office:value-type="string">
                  <text:p text:style-name="P119"><text:text-input text:description="&lt;if test=&quot;stat.first_order&quot;&gt;">IF first_order</text:text-input></text:p>
                  <text:p text:style-name="P119"><text:text-input text:description="&lt;stat.first_order.name&gt;">first_order</text:text-input></text:p>
                  <text:p text:style-name="P120"><text:text-input text:description="&lt;/if&gt;">END IF</text:text-input></text:p>
                  <text:p text:style-name="P154"><text:span text:style-name="T30">(Session </text:span><text:text-input text:description="&lt;stat.first_session&gt;">first_session</text:text-input><text:span text:style-name="T30">)</text:span></text:p>
                </table:table-cell>
                <table:table-cell table:style-name="Tabelle14.D2" office:value-type="string">
                  <text:p text:style-name="P122"><text:text-input text:description="&lt;if test=&quot;stat.last_order&quot;&gt;">IF last_order</text:text-input></text:p>
                  <text:p text:style-name="P122"><text:text-input text:description="&lt;stat.last_order.name&gt;">last_order</text:text-input></text:p>
                  <text:p text:style-name="P122"><text:text-input text:description="&lt;/if&gt;">END IF</text:text-input></text:p>
                  <text:p text:style-name="P155"><text:span text:style-name="T30">(Session </text:span><text:text-input text:description="&lt;stat.last_session&gt;">last_session</text:text-input><text:span text:style-name="T30">)</text:span></text:p>
                </table:table-cell>
              </table:table-row>
              <table:table-row>
                <table:table-cell table:style-name="Tabelle14.A2" office:value-type="string">
                  <text:p text:style-name="P159"/>
                </table:table-cell>
                <table:table-cell table:style-name="Tabelle14.B2" office:value-type="string">
                  <text:p text:style-name="Standard"/>
                </table:table-cell>
                <table:table-cell table:style-name="Tabelle14.B2" office:value-type="string">
                  <text:p text:style-name="Standard"/>
                </table:table-cell>
                <table:table-cell table:style-name="Tabelle14.D2" office:value-type="string">
                  <text:p text:style-name="Standard"/>
                </table:table-cell>
              </table:table-row>
              <table:table-row>
                <table:table-cell table:style-name="Tabelle14.A4" office:value-type="string">
                  <text:p text:style-name="P145">Verkäufe</text:p>
                </table:table-cell>
                <table:table-cell table:style-name="Tabelle14.B4" office:value-type="string">
                  <text:p text:style-name="P146">Journal</text:p>
                </table:table-cell>
                <table:table-cell table:style-name="Tabelle14.B4" office:value-type="string">
                  <text:p text:style-name="P147">Kass<text:span text:style-name="T3">en</text:span>leitung</text:p>
                </table:table-cell>
                <table:table-cell table:style-name="Tabelle14.D4" office:value-type="string">
                  <text:p text:style-name="P148">Periode</text:p>
                </table:table-cell>
              </table:table-row>
              <table:table-row>
                <table:table-cell table:style-name="Tabelle14.A6" table:number-rows-spanned="2" office:value-type="string">
                  <text:p text:style-name="P121"><text:text-input text:description="&lt;stat.order_count&gt;">COUNT</text:text-input></text:p>
                </table:table-cell>
                <table:table-cell table:style-name="Tabelle14.B5" office:value-type="string">
                  <text:p text:style-name="P123"><text:text-input text:description="&lt;stat.journal&gt;">JOURNAL</text:text-input></text:p>
                </table:table-cell>
                <table:table-cell table:style-name="Tabelle14.C5" office:value-type="string">
                  <text:p text:style-name="P123"><text:text-input text:description="&lt;stat.user&gt;">USER</text:text-input></text:p>
                </table:table-cell>
                <table:table-cell table:style-name="Tabelle14.D5" office:value-type="string">
                  <text:p text:style-name="P124"><text:text-input text:description="&lt;stat.period&gt;">PERIOD_ID</text:text-input></text:p>
                </table:table-cell>
              </table:table-row>
              <table:table-row>
                <table:covered-table-cell/>
                <table:table-cell table:style-name="Tabelle14.B6" office:value-type="string">
                  <text:p text:style-name="Standard"/>
                </table:table-cell>
                <table:table-cell table:style-name="Tabelle14.C6" office:value-type="string">
                  <text:p text:style-name="Standard"/>
                </table:table-cell>
                <table:table-cell table:style-name="Tabelle14.D6" office:value-type="string">
                  <text:p text:style-name="Standard"/>
                </table:table-cell>
              </table:table-row>
            </table:table>
            <table:table table:name="Tabelle15" table:style-name="Tabelle15">
              <table:table-column table:style-name="Tabelle15.A"/>
              <table:table-column table:style-name="Tabelle15.B"/>
              <table:table-column table:style-name="Tabelle15.C"/>
              <table:table-column table:style-name="Tabelle15.D"/>
              <table:table-column table:style-name="Tabelle15.E"/>
              <table:table-column table:style-name="Tabelle15.F"/>
              <table:table-column table:style-name="Tabelle15.G"/>
              <table:table-column table:style-name="Tabelle15.H"/>
              <table:table-row>
                <table:table-cell table:style-name="Tabelle15.A1" table:number-columns-spanned="2" office:value-type="string">
                  <text:p text:style-name="P149">Anfangsstand</text:p>
                </table:table-cell>
                <table:covered-table-cell/>
                <table:table-cell table:style-name="Tabelle15.C1" table:number-columns-spanned="2" office:value-type="string">
                  <text:p text:style-name="P125"><text:text-input text:description="&lt;formatLang(stat.balance_start)&gt;">BAL_START</text:text-input> <text:text-input text:description="&lt;stat.currency&gt;">CUR</text:text-input></text:p>
                </table:table-cell>
                <table:covered-table-cell/>
                <table:table-cell table:style-name="Tabelle15.A1" table:number-columns-spanned="2" office:value-type="string">
                  <text:p text:style-name="P150">Endstand</text:p>
                </table:table-cell>
                <table:covered-table-cell/>
                <table:table-cell table:style-name="Tabelle15.G1" table:number-columns-spanned="2" office:value-type="string">
                  <text:p text:style-name="P125"><text:text-input text:description="&lt;formatLang(stat.balance_end)&gt;">BALANCE_END</text:text-input> <text:text-input text:description="&lt;stat.currency&gt;">CUR</text:text-input></text:p>
                </table:table-cell>
                <table:covered-table-cell/>
              </table:table-row>
              <table:table-row>
                <table:table-cell table:style-name="Tabelle15.A2" table:number-columns-spanned="4" office:value-type="string">
                  <text:p text:style-name="P131"><text:text-input text:description="&lt;for each=&quot;line in stat.details_start&quot;&gt;">FOR EACH LINE</text:text-input></text:p>
                  <table:table table:name="Tabelle16" table:style-name="Tabelle16">
                    <table:table-column table:style-name="Tabelle16.A"/>
                    <table:table-column table:style-name="Tabelle16.B"/>
                    <table:table-column table:style-name="Tabelle16.C"/>
                    <table:table-row>
                      <table:table-cell table:style-name="Tabelle16.A1" office:value-type="string">
                        <text:p text:style-name="P47"><text:text-input text:description="&lt;formatLang(line.pieces)&gt;">PIECES</text:text-input></text:p>
                      </table:table-cell>
                      <table:table-cell table:style-name="Tabelle16.B1" office:value-type="string">
                        <text:p text:style-name="P60"><text:text-input text:description="&lt;line.number_opening&gt;">NUMBER</text:text-input></text:p>
                      </table:table-cell>
                      <table:table-cell table:style-name="Tabelle16.B1" office:value-type="string">
                        <text:p text:style-name="P49"><text:text-input text:description="&lt;formatLang(line.subtotal_open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131"><text:text-input text:description="&lt;/for&gt;">END FOR</text:text-input></text:p>
                </table:table-cell>
                <table:covered-table-cell/>
                <table:covered-table-cell/>
                <table:covered-table-cell/>
                <table:table-cell table:style-name="Tabelle15.E2" table:number-columns-spanned="4" office:value-type="string">
                  <text:p text:style-name="P131"><text:text-input text:description="&lt;for each=&quot;line in stat.details_end&quot;&gt;">FOR EACH LINE</text:text-input></text:p>
                  <table:table table:name="Tabelle17" table:style-name="Tabelle17">
                    <table:table-column table:style-name="Tabelle17.A"/>
                    <table:table-column table:style-name="Tabelle17.B"/>
                    <table:table-column table:style-name="Tabelle17.C"/>
                    <table:table-row>
                      <table:table-cell table:style-name="Tabelle17.A1" office:value-type="string">
                        <text:p text:style-name="P42"><text:text-input text:description="&lt;formatLang(line.pieces)&gt;">PIECES</text:text-input></text:p>
                      </table:table-cell>
                      <table:table-cell table:style-name="Tabelle17.B1" office:value-type="string">
                        <text:p text:style-name="P60"><text:text-input text:description="&lt;line.number_closing&gt;">NUMBER</text:text-input></text:p>
                      </table:table-cell>
                      <table:table-cell table:style-name="Tabelle17.B1" office:value-type="string">
                        <text:p text:style-name="P50"><text:text-input text:description="&lt;formatLang(line.subtotal_clos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131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elle15.3">
                <table:table-cell table:style-name="Tabelle15.A3" office:value-type="string">
                  <text:p text:style-name="P126"/>
                </table:table-cell>
                <table:table-cell table:style-name="Tabelle15.B3" office:value-type="string">
                  <text:p text:style-name="P101">Einzahlung</text:p>
                </table:table-cell>
                <table:table-cell table:style-name="Tabelle15.B3" office:value-type="string">
                  <text:p text:style-name="P82"><text:text-input text:description="&lt;formatLang(stat.cash_income)&gt;">INCOME</text:text-input> <text:text-input text:description="&lt;stat.currency&gt;">CUR</text:text-input></text:p>
                </table:table-cell>
                <table:table-cell table:style-name="Tabelle15.D3" office:value-type="string">
                  <text:p text:style-name="P132"/>
                </table:table-cell>
                <table:table-cell table:style-name="Tabelle15.E3" office:value-type="string">
                  <text:p text:style-name="P151"/>
                </table:table-cell>
                <table:table-cell table:style-name="Tabelle15.F3" office:value-type="string">
                  <text:p text:style-name="P102"><text:span text:style-name="T17">Bar </text:span>Verkäufe/Zahlungen</text:p>
                </table:table-cell>
                <table:table-cell table:style-name="Tabelle15.G3" office:value-type="string">
                  <text:p text:style-name="P83"><text:span text:style-name="T14"><text:text-input text:description="&lt;formatLang(stat.cash_sum)&gt;">CASH_SUM</text:text-input></text:span> <text:text-input text:description="&lt;stat.currency&gt;">CUR</text:text-input></text:p>
                </table:table-cell>
                <table:table-cell table:style-name="Tabelle15.H3" office:value-type="string">
                  <text:p text:style-name="P133"/>
                </table:table-cell>
              </table:table-row>
              <table:table-row>
                <table:table-cell table:style-name="Tabelle15.A3" office:value-type="string">
                  <text:p text:style-name="P126"/>
                </table:table-cell>
                <table:table-cell table:style-name="Tabelle15.B3" office:value-type="string">
                  <text:p text:style-name="P101">Auszahlung</text:p>
                </table:table-cell>
                <table:table-cell table:style-name="Tabelle15.B3" office:value-type="string">
                  <text:p text:style-name="P82"><text:text-input text:description="&lt;formatLang(stat.cash_expense)&gt;">PAYMENT</text:text-input> <text:text-input text:description="&lt;stat.currency&gt;">CUR</text:text-input></text:p>
                </table:table-cell>
                <table:table-cell table:style-name="Tabelle15.D3" office:value-type="string">
                  <text:p text:style-name="P132"/>
                </table:table-cell>
                <table:table-cell table:style-name="Tabelle15.E4" office:value-type="string">
                  <text:p text:style-name="P152"/>
                </table:table-cell>
                <table:table-cell table:style-name="Tabelle15.F4" office:value-type="string">
                  <text:p text:style-name="P103">berechneter Stand</text:p>
                </table:table-cell>
                <table:table-cell table:style-name="Tabelle15.G4" office:value-type="string">
                  <text:p text:style-name="P83"><text:span text:style-name="T2"><text:text-input text:description="&lt;formatLang(stat.balance)&gt;">BALANCE</text:text-input></text:span> <text:text-input text:description="&lt;stat.currency&gt;">CUR</text:text-input></text:p>
                </table:table-cell>
                <table:table-cell table:style-name="Tabelle15.H4" office:value-type="string">
                  <text:p text:style-name="P133"/>
                </table:table-cell>
              </table:table-row>
              <table:table-row>
                <table:table-cell table:style-name="Tabelle15.A3" office:value-type="string">
                  <text:p text:style-name="P127"/>
                </table:table-cell>
                <table:table-cell table:style-name="Tabelle15.D3" office:value-type="string">
                  <text:p text:style-name="P104"><text:span text:style-name="T15">Baru</text:span>msatz</text:p>
                </table:table-cell>
                <table:table-cell table:style-name="Tabelle15.D3" office:value-type="string">
                  <text:p text:style-name="P83"><text:span text:style-name="T14"><text:text-input text:description="&lt;formatLang(stat.cash_turnover)&gt;">CASH_TURNOVER</text:text-input></text:span> <text:text-input text:description="&lt;stat.currency&gt;">CUR</text:text-input></text:p>
                </table:table-cell>
                <table:table-cell table:style-name="Tabelle15.D3" office:value-type="string">
                  <text:p text:style-name="P133"/>
                </table:table-cell>
                <table:table-cell table:style-name="Tabelle15.E5" office:value-type="string">
                  <text:p text:style-name="P152"/>
                </table:table-cell>
                <table:table-cell table:style-name="Tabelle15.F5" office:value-type="string">
                  <text:p text:style-name="P105">Differenz</text:p>
                </table:table-cell>
                <table:table-cell table:style-name="Tabelle15.G5" office:value-type="string">
                  <text:p text:style-name="P83"><text:span text:style-name="T2"><text:text-input text:description="&lt;formatLang(stat.balance_diff)&gt;">DIFF</text:text-input></text:span> <text:text-input text:description="&lt;stat.currency&gt;">CUR</text:text-input></text:p>
                </table:table-cell>
                <table:table-cell table:style-name="Tabelle15.H5" office:value-type="string">
                  <text:p text:style-name="P133"/>
                </table:table-cell>
              </table:table-row>
              <table:table-row>
                <table:table-cell table:style-name="Tabelle15.A6" office:value-type="string">
                  <text:p text:style-name="P127"/>
                </table:table-cell>
                <table:table-cell table:style-name="Tabelle15.B6" office:value-type="string">
                  <text:p text:style-name="P104"/>
                </table:table-cell>
                <table:table-cell table:style-name="Tabelle15.B6" office:value-type="string">
                  <text:p text:style-name="P83"/>
                </table:table-cell>
                <table:table-cell table:style-name="Tabelle15.B6" office:value-type="string">
                  <text:p text:style-name="P133"/>
                </table:table-cell>
                <table:table-cell table:style-name="Tabelle15.E6" office:value-type="string">
                  <text:p text:style-name="P152"/>
                </table:table-cell>
                <table:table-cell table:style-name="Tabelle15.F6" office:value-type="string">
                  <text:p text:style-name="P105"/>
                </table:table-cell>
                <table:table-cell table:style-name="Tabelle15.G6" office:value-type="string">
                  <text:p text:style-name="P83"/>
                </table:table-cell>
                <table:table-cell table:style-name="Tabelle15.H6" office:value-type="string">
                  <text:p text:style-name="P133"/>
                </table:table-cell>
              </table:table-row>
            </table:table>
            <text:p text:style-name="P233"/>
          </table:table-cell>
        </table:table-row>
      </table:table>
      <table:table table:name="Tabelle18" table:style-name="Tabelle18">
        <table:table-column table:style-name="Tabelle18.A"/>
        <table:table-column table:style-name="Tabelle18.B"/>
        <table:table-column table:style-name="Tabelle18.C"/>
        <table:table-column table:style-name="Tabelle18.D"/>
        <table:table-row>
          <table:table-cell table:style-name="Tabelle18.A1" office:value-type="string">
            <text:p text:style-name="P153">Verkäufe <text:span text:style-name="T34">(</text:span><text:span text:style-name="T34"><text:text-input text:description="&lt;stat.order_count&gt;">COUNT</text:text-input></text:span><text:span text:style-name="T34">)</text:span></text:p>
          </table:table-cell>
          <table:table-cell table:style-name="Tabelle18.B1" office:value-type="string">
            <text:p text:style-name="P114"><text:text-input text:description="&lt;formatLang(stat.turnover)&gt;">TURNOVER</text:text-input> <text:text-input text:description="&lt;stat.currency&gt;">CUR</text:text-input></text:p>
          </table:table-cell>
          <table:table-cell table:style-name="Tabelle18.A1" office:value-type="string">
            <text:p text:style-name="P138">Umsätze <text:span text:style-name="T16">nach Zahlungsart</text:span></text:p>
          </table:table-cell>
          <table:table-cell table:style-name="Tabelle18.D1" office:value-type="string">
            <text:p text:style-name="P115"><text:text-input text:description="&lt;formatLang(stat.turnover_all)&gt;">TURNOVER</text:text-input> <text:text-input text:description="&lt;stat.currency&gt;">CUR</text:text-input></text:p>
          </table:table-cell>
        </table:table-row>
        <table:table-row>
          <table:table-cell table:style-name="Tabelle18.A8" table:number-rows-spanned="7" table:number-columns-spanned="2" office:value-type="string">
            <text:p text:style-name="P46"><text:text-input text:description="&lt;for each=&quot;turnover in stat.turnoverList&quot;&gt;">FOR EACH turnover</text:text-input></text:p>
            <table:table table:name="Tabelle19" table:style-name="Tabelle19">
              <table:table-column table:style-name="Tabelle19.A"/>
              <table:table-column table:style-name="Tabelle19.B"/>
              <table:table-row>
                <table:table-cell table:style-name="Tabelle19.A1" office:value-type="string">
                  <text:p text:style-name="P94"><text:text-input text:description="&lt;if test=&quot;turnover.is_taxed&quot;&gt;">IF tax</text:text-input></text:p>
                  <text:p text:style-name="P89"><text:span text:style-name="T19">Verkäufe inkl. </text:span><text:span text:style-name="T19"><text:text-input text:description="&lt;turnover.name&gt;">NAME</text:text-input></text:span></text:p>
                  <text:p text:style-name="P100"><text:span text:style-name="T20">(davon Steuern </text:span><text:span text:style-name="T20"><text:text-input text:description="&lt;formatLang(turnover.tax_sum)&gt;">SUM</text:text-input></text:span><text:span text:style-name="T20"> </text:span><text:span text:style-name="T20"><text:text-input text:description="&lt;stat.currency&gt;">CUR</text:text-input></text:span><text:span text:style-name="T20">)</text:span></text:p>
                  <text:p text:style-name="P94"><text:text-input text:description="&lt;/if&gt;">END IF</text:text-input></text:p>
                  <text:p text:style-name="P97"><text:text-input text:description="&lt;if test=&quot;not turnover.is_taxed&quot;&gt;">IF not tax</text:text-input></text:p>
                  <text:p text:style-name="P84">Verkäufe</text:p>
                  <text:p text:style-name="P94"><text:text-input text:description="&lt;/if&gt;">END IF</text:text-input></text:p>
                </table:table-cell>
                <table:table-cell table:style-name="Tabelle19.A1" office:value-type="string">
                  <text:p text:style-name="P79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165"><text:text-input text:description="&lt;if test=&quot;len(stat.turnoverDetails)  &lt; 13&quot;&gt;">IF product_details</text:text-input></text:p>
            <text:p text:style-name="P162"><text:text-input text:description="&lt;for each=&quot;detail in turnover.detail&quot;&gt;">FOR EACH detail</text:text-input></text:p>
            <table:table table:name="Tabelle20" table:style-name="Tabelle20">
              <table:table-column table:style-name="Tabelle20.A"/>
              <table:table-column table:style-name="Tabelle20.B"/>
              <table:table-row>
                <table:table-cell table:style-name="Tabelle20.A1" office:value-type="string">
                  <text:p text:style-name="P166"><text:text-input text:description="&lt;detail.name&gt;">name</text:text-input></text:p>
                  <text:p text:style-name="P166"><text:s/><text:text-input text:description="&lt;detail.description&gt;">description</text:text-input></text:p>
                </table:table-cell>
                <table:table-cell table:style-name="Tabelle20.A1" office:value-type="string">
                  <text:p text:style-name="P167"><text:text-input text:description="&lt;formatLang(detail.amount)&gt;">TOTAL</text:text-input> <text:text-input text:description="&lt;stat.currency&gt;">CUR</text:text-input></text:p>
                </table:table-cell>
              </table:table-row>
            </table:table>
            <text:p text:style-name="P163"><text:text-input text:description="&lt;/for&gt;">END FOR</text:text-input></text:p>
            <text:p text:style-name="P164"><text:text-input text:description="&lt;/if&gt;">END IF</text:text-input></text:p>
            <text:p text:style-name="P163"><text:text-input text:description="&lt;/for&gt;">END FOR</text:text-input></text:p>
          </table:table-cell>
          <table:covered-table-cell/>
          <table:table-cell table:style-name="Tabelle18.C8" table:number-columns-spanned="2" office:value-type="string">
            <text:p text:style-name="P15"><text:text-input text:description="&lt;for each=&quot;st in stat.statements&quot;&gt;">FOR EACH st</text:text-input></text:p>
            <table:table table:name="Tabelle21" table:style-name="Tabelle21">
              <table:table-column table:style-name="Tabelle21.A"/>
              <table:table-column table:style-name="Tabelle21.B"/>
              <table:table-row>
                <table:table-cell table:style-name="Tabelle21.A1" office:value-type="string">
                  <text:p text:style-name="P85"><text:text-input text:description="&lt;st.journal&gt;">JOURNAL_NAME</text:text-input> <text:span text:style-name="T4"><text:text-input text:description="&lt;st.name&gt;">NAME</text:text-input></text:span></text:p>
                </table:table-cell>
                <table:table-cell table:style-name="Tabelle21.B1" office:value-type="string">
                  <text:p text:style-name="P80"><text:text-input text:description="&lt;formatLang(st.turnover)&gt;">turnover</text:text-input> <text:text-input text:description="&lt;stat.currency&gt;">CUR</text:text-input></text:p>
                </table:table-cell>
              </table:table-row>
            </table:table>
            <text:p text:style-name="P99"><text:text-input text:description="&lt;if test=&quot;len(stat.users)&gt;1&quot;&gt;">IF users</text:text-input></text:p>
            <text:p text:style-name="P99"><text:text-input text:description="&lt;for each=&quot;user in st.users&quot;&gt;">FOR EACH user</text:text-input></text:p>
            <table:table table:name="Tabelle22" table:style-name="Tabelle22">
              <table:table-column table:style-name="Tabelle22.A"/>
              <table:table-column table:style-name="Tabelle22.B"/>
              <table:table-row>
                <table:table-cell table:style-name="Tabelle22.A1" office:value-type="string">
                  <text:p text:style-name="P57"><text:text-input text:description="&lt;user.user.name&gt;">user</text:text-input></text:p>
                </table:table-cell>
                <table:table-cell table:style-name="Tabelle22.A1" office:value-type="string">
                  <text:p text:style-name="P51"><text:text-input text:description="&lt;formatLang(user.sum)&gt;">turnover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18"><text:text-input text:description="&lt;/for&gt;">END FOR</text:text-input></text:p>
            <text:p text:style-name="P99"><text:text-input text:description="&lt;/if&gt;">END IF</text:text-input></text:p>
            <text:p text:style-name="P20"><text:text-input text:description="&lt;for each=&quot;turnover in st.turnover_detail&quot;&gt;">FOR EACH turnover</text:text-input></text:p>
            <table:table table:name="Tabelle50" table:style-name="Tabelle50">
              <table:table-column table:style-name="Tabelle50.A"/>
              <table:table-column table:style-name="Tabelle50.B"/>
              <table:table-row>
                <table:table-cell table:style-name="Tabelle50.A1" office:value-type="string">
                  <text:p text:style-name="P96"><text:text-input text:description="&lt;if test=&quot;turnover.is_taxed&quot;&gt;">IF tax</text:text-input></text:p>
                  <text:p text:style-name="P111"><text:span text:style-name="T19">Verkäufe inkl. </text:span><text:span text:style-name="T19"><text:text-input text:description="&lt;turnover.name&gt;">NAME</text:text-input></text:span></text:p>
                  <text:p text:style-name="P111"><text:span text:style-name="T20">(davon Steuern </text:span><text:span text:style-name="T20"><text:text-input text:description="&lt;formatLang(turnover.tax_sum)&gt;">SUM</text:text-input></text:span><text:span text:style-name="T20"> </text:span><text:span text:style-name="T20"><text:text-input text:description="&lt;stat.currency&gt;">CUR</text:text-input></text:span><text:span text:style-name="T20">)</text:span></text:p>
                  <text:p text:style-name="P96"><text:text-input text:description="&lt;/if&gt;">END IF</text:text-input></text:p>
                  <text:p text:style-name="P98"><text:text-input text:description="&lt;if test=&quot;not turnover.is_taxed&quot;&gt;">IF not tax</text:text-input></text:p>
                  <text:p text:style-name="P109">Verkäufe</text:p>
                  <text:p text:style-name="P95"><text:text-input text:description="&lt;/if&gt;">END IF</text:text-input></text:p>
                </table:table-cell>
                <table:table-cell table:style-name="Tabelle50.A1" office:value-type="string">
                  <text:p text:style-name="P110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19"><text:text-input text:description="&lt;/for&gt;">END FOR</text:text-input></text:p>
            <text:p text:style-name="P17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16"/>
          </table:table-cell>
          <table:covered-table-cell/>
        </table:table-row>
        <table:table-row>
          <table:covered-table-cell/>
          <table:covered-table-cell/>
          <table:table-cell table:style-name="Tabelle18.C4" office:value-type="string">
            <text:p text:style-name="P9">Auszahlung</text:p>
          </table:table-cell>
          <table:table-cell table:style-name="Tabelle18.D4" office:value-type="string">
            <text:p text:style-name="P5"><text:text-input text:description="&lt;formatLang(stat.cash_expense)&gt;">-1000,00</text:text-input> <text:span text:style-name="T36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45"><text:text-input text:description="&lt;for each=&quot;expense in stat.expenseList&quot;&gt;">FOR EACH expense</text:text-input></text:p>
            <table:table table:name="Tabelle23" table:style-name="Tabelle23">
              <table:table-column table:style-name="Tabelle23.A"/>
              <table:table-column table:style-name="Tabelle23.B"/>
              <table:table-row>
                <table:table-cell table:style-name="Tabelle23.A1" office:value-type="string">
                  <text:p text:style-name="P90"><text:text-input text:description="&lt;expense.name&gt;">NAME</text:text-input></text:p>
                </table:table-cell>
                <table:table-cell table:style-name="Tabelle23.B1" office:value-type="string">
                  <text:p text:style-name="P81"><text:text-input text:description="&lt;formatLang(expense.sum)&gt;">SUM</text:text-input> <text:text-input text:description="&lt;stat.currency&gt;">CUR</text:text-input></text:p>
                </table:table-cell>
              </table:table-row>
            </table:table>
            <text:p text:style-name="P43"><text:text-input text:description="&lt;for each=&quot;l in expense.lines&quot;&gt;">FOR EACH l</text:text-input></text:p>
            <table:table table:name="Tabelle24" table:style-name="Tabelle24">
              <table:table-column table:style-name="Tabelle24.A"/>
              <table:table-column table:style-name="Tabelle24.B"/>
              <table:table-column table:style-name="Tabelle24.C"/>
              <table:table-row>
                <table:table-cell table:style-name="Tabelle24.A1" office:value-type="string">
                  <text:p text:style-name="P48"/>
                </table:table-cell>
                <table:table-cell table:style-name="Tabelle24.A1" office:value-type="string">
                  <text:p text:style-name="P56"><text:text-input text:description="&lt;l.name&gt;">01.01.2016</text:text-input></text:p>
                </table:table-cell>
                <table:table-cell table:style-name="Tabelle24.A1" office:value-type="string">
                  <text:p text:style-name="P48"><text:text-input text:description="&lt;formatLang(l.total)&gt;">-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43"><text:text-input text:description="&lt;/for&gt;">END FOR</text:text-input></text:p>
            <text:p text:style-name="P43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45"/>
          </table:table-cell>
          <table:covered-table-cell/>
        </table:table-row>
        <table:table-row>
          <table:covered-table-cell/>
          <table:covered-table-cell/>
          <table:table-cell table:style-name="Tabelle18.C7" office:value-type="string">
            <text:p text:style-name="P9">Einzahlung</text:p>
          </table:table-cell>
          <table:table-cell table:style-name="Tabelle18.D7" office:value-type="string">
            <text:p text:style-name="P5"><text:text-input text:description="&lt;formatLang(stat.cash_income)&gt;">1000,00</text:text-input> <text:span text:style-name="T36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45"><text:text-input text:description="&lt;for each=&quot;income in stat.incomeList&quot;&gt;">FOR EACH income</text:text-input></text:p>
            <table:table table:name="Tabelle25" table:style-name="Tabelle25">
              <table:table-column table:style-name="Tabelle25.A"/>
              <table:table-column table:style-name="Tabelle25.B"/>
              <table:table-row>
                <table:table-cell table:style-name="Tabelle25.A1" office:value-type="string">
                  <text:p text:style-name="P90"><text:text-input text:description="&lt;income.name&gt;">NAME</text:text-input></text:p>
                </table:table-cell>
                <table:table-cell table:style-name="Tabelle25.A1" office:value-type="string">
                  <text:p text:style-name="P81"><text:text-input text:description="&lt;formatLang(income.sum)&gt;">SUM</text:text-input> <text:text-input text:description="&lt;stat.currency&gt;">CUR</text:text-input></text:p>
                </table:table-cell>
              </table:table-row>
            </table:table>
            <text:p text:style-name="P43"><text:text-input text:description="&lt;for each=&quot;l in income.lines&quot;&gt;">FOR EACH l</text:text-input></text:p>
            <table:table table:name="Tabelle26" table:style-name="Tabelle26">
              <table:table-column table:style-name="Tabelle26.A"/>
              <table:table-column table:style-name="Tabelle26.B"/>
              <table:table-column table:style-name="Tabelle26.C"/>
              <table:table-row>
                <table:table-cell table:style-name="Tabelle26.A1" office:value-type="string">
                  <text:p text:style-name="P48"/>
                </table:table-cell>
                <table:table-cell table:style-name="Tabelle26.A1" office:value-type="string">
                  <text:p text:style-name="P56"><text:text-input text:description="&lt;l.name&gt;">01.01.2016</text:text-input></text:p>
                </table:table-cell>
                <table:table-cell table:style-name="Tabelle26.A1" office:value-type="string">
                  <text:p text:style-name="P48"><text:text-input text:description="&lt;formatLang(l.total)&gt;">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43"><text:text-input text:description="&lt;/for&gt;">END FOR</text:text-input></text:p>
            <text:p text:style-name="P43"><text:text-input text:description="&lt;/for&gt;">END FOR</text:text-input></text:p>
          </table:table-cell>
          <table:covered-table-cell/>
        </table:table-row>
        <table:table-row>
          <table:table-cell table:style-name="Tabelle18.A9" table:number-columns-spanned="2" office:value-type="string">
            <text:p text:style-name="P130"/>
          </table:table-cell>
          <table:covered-table-cell/>
          <table:table-cell table:style-name="Tabelle18.C9" office:value-type="string">
            <text:p text:style-name="P128">Summe</text:p>
          </table:table-cell>
          <table:table-cell table:style-name="Tabelle18.D9" office:value-type="string">
            <text:p text:style-name="P117"><text:span text:style-name="T37"><text:text-input text:description="&lt;formatLang(stat.statement_sum)&gt;">TOTAL</text:text-input></text:span><text:span text:style-name="T37"> </text:span><text:span text:style-name="T37"><text:text-input text:description="&lt;stat.currency&gt;">CUR</text:text-input></text:span></text:p>
          </table:table-cell>
        </table:table-row>
      </table:table>
      <text:p text:style-name="P32"><text:text-input text:description="&lt;if test=&quot;stat.days&quot;&gt;">======20) IF days</text:text-input></text:p>
      <text:p text:style-name="P11"><text:soft-page-break/></text:p>
      <text:h text:style-name="P313" text:outline-level="2">Tagesübersicht <text:span text:style-name="T24"><text:text-input text:description="&lt;stat.pos&gt;">POS</text:text-input></text:span><text:span text:style-name="T5"><text:line-break/></text:span><text:span text:style-name="T6">[</text:span><text:span text:style-name="T27"><text:text-input text:description="&lt;stat.name&gt;">NAME</text:text-input></text:span><text:span text:style-name="T6">]</text:span>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B"/>
        <table:table-column table:style-name="Tabelle3.F"/>
        <table:table-row>
          <table:table-cell table:style-name="Tabelle3.A1" office:value-type="string">
            <text:p text:style-name="P58">Datum</text:p>
            <text:p text:style-name="P158">(Verkäufe)</text:p>
          </table:table-cell>
          <table:table-cell table:style-name="Tabelle3.A1" office:value-type="string">
            <text:p text:style-name="P58">Sitzung</text:p>
          </table:table-cell>
          <table:table-cell table:style-name="Tabelle3.A1" office:value-type="string">
            <text:p text:style-name="P58">Verkäufe <text:span text:style-name="T8"><text:text-input text:description="&lt;stat.currency&gt;">CUR</text:text-input></text:span></text:p>
          </table:table-cell>
          <table:table-cell table:style-name="Tabelle3.A1" office:value-type="string">
            <text:p text:style-name="P58">Zahlung <text:span text:style-name="T8"><text:text-input text:description="&lt;stat.currency&gt;">CUR</text:text-input></text:span></text:p>
          </table:table-cell>
          <table:table-cell table:style-name="Tabelle3.A1" office:value-type="string">
            <text:p text:style-name="P58">Ein-/Auszahlung <text:span text:style-name="T8"><text:text-input text:description="&lt;stat.currency&gt;">CUR</text:text-input></text:span></text:p>
          </table:table-cell>
          <table:table-cell table:style-name="Tabelle3.F1" office:value-type="string">
            <text:p text:style-name="P160">Umsatz</text:p>
          </table:table-cell>
        </table:table-row>
      </table:table>
      <text:p text:style-name="P32"><text:text-input text:description="&lt;for each=&quot;day in stat.days&quot;&gt;">=======21) FOR EACH day</text:text-input></text:p>
      <text:p text:style-name="P32"><text:text-input text:description="&lt;if test=&quot;day.sessions&quot;&gt;">========22) IF sessions</text:text-input></text:p>
      <text:p text:style-name="P32"><text:text-input text:description="&lt;for each=&quot;daily_stat in statistic(day.sessions, daily=True)&quot;&gt;">=========23) FOR EACH daily_stat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B"/>
        <table:table-column table:style-name="Tabelle4.F"/>
        <table:table-row>
          <table:table-cell table:style-name="Tabelle4.A1" office:value-type="string">
            <text:p text:style-name="P87"><text:text-input text:description="&lt;formatLang(day.day,date=True)&gt;">01.01.2017</text:text-input></text:p>
            <text:p text:style-name="P107">(<text:text-input text:description="&lt;daily_stat.order_count&gt;">8000</text:text-input>)</text:p>
          </table:table-cell>
          <table:table-cell table:style-name="Tabelle4.B1" office:value-type="string">
            <text:p text:style-name="P59"><text:text-input text:description="&lt;for each=&quot;daily_session in day.sessions&quot;&gt;">FOR daily_session</text:text-input></text:p>
            <text:p text:style-name="P88"><text:span text:style-name="T9"><text:text-input text:description="&lt;dailyStart(daily_session)&gt;">08:00</text:text-input></text:span><text:span text:style-name="T42"> </text:span><text:span text:style-name="T42"><text:text-input text:description="&lt;daily_session.config_id.name&gt;">Kasse1</text:text-input></text:span><text:span text:style-name="T42"> </text:span></text:p>
            <text:p text:style-name="P86"><text:span text:style-name="T7"><text:s/></text:span><text:span text:style-name="T10">bis </text:span><text:span text:style-name="T10"><text:text-input text:description="&lt;dailyEnd(daily_session)&gt;">01.01.2017 08:00</text:text-input></text:span></text:p>
            <text:p text:style-name="P77"><text:text-input text:description="&lt;/for&gt;">END FOR</text:text-input></text:p>
          </table:table-cell>
          <table:table-cell table:style-name="Tabelle4.B1" office:value-type="string">
            <text:p text:style-name="P76"><text:text-input text:description="&lt;for each=&quot;turnover in daily_stat.turnoverList&quot;&gt;">FOR EACH turnover</text:text-input></text:p>
            <text:p text:style-name="P76"><text:text-input text:description="&lt;if test=&quot;turnover.is_taxed&quot;&gt;">IF tax</text:text-input></text:p>
            <text:p text:style-name="P76"><text:span text:style-name="T44"><text:text-input text:description="&lt;turnover.name&gt;">Steuer 20%</text:text-input></text:span><text:span text:style-name="T44"><text:tab/></text:span><text:span text:style-name="T44"><text:text-input text:description="&lt;formatLang(turnover.sum)&gt;">10.000,00</text:text-input></text:span></text:p>
            <text:p text:style-name="P76"><text:s/><text:span text:style-name="T46">davon </text:span><text:span text:style-name="T45">Steuer</text:span><text:span text:style-name="T47">n<text:tab/></text:span><text:span text:style-name="T47"><text:text-input text:description="&lt;formatLang(turnover.tax_sum)&gt;">1.000,00</text:text-input></text:span></text:p>
            <text:p text:style-name="P76"><text:text-input text:description="&lt;/if&gt;">END IF</text:text-input></text:p>
            <text:p text:style-name="P76"><text:text-input text:description="&lt;if test=&quot;not turnover.is_taxed&quot;&gt;">IF not tax</text:text-input></text:p>
            <text:p text:style-name="P76">ohne Steuer<text:tab/><text:span text:style-name="T40"><text:text-input text:description="&lt;formatLang(turnover.sum)&gt;">10.000,00</text:text-input></text:span></text:p>
            <text:p text:style-name="P76"><text:text-input text:description="&lt;/if&gt;">END IF</text:text-input></text:p>
            <text:p text:style-name="P76"><text:text-input text:description="&lt;/for&gt;">END FOR</text:text-input></text:p>
          </table:table-cell>
          <table:table-cell table:style-name="Tabelle4.B1" office:value-type="string">
            <text:p text:style-name="P74"><text:text-input text:description="&lt;for each=&quot;st in daily_stat.statements&quot;&gt;">FOR EACH st</text:text-input></text:p>
            <text:p text:style-name="P74"><text:span text:style-name="T41"><text:text-input text:description="&lt;st.journal&gt;">Bankomat</text:text-input></text:span><text:span text:style-name="T41"><text:tab/></text:span><text:span text:style-name="T41"><text:text-input text:description="&lt;formatLang(st.turnover)&gt;">10.000,00</text:text-input></text:span></text:p>
            <text:p text:style-name="P74"><text:text-input text:description="&lt;/for&gt;">END FOR</text:text-input></text:p>
          </table:table-cell>
          <table:table-cell table:style-name="Tabelle4.B1" office:value-type="string">
            <text:p text:style-name="P75"><text:text-input text:description="&lt;for each=&quot;expense in daily_stat.expenseList&quot;&gt;">FOR EACH expense</text:text-input></text:p>
            <text:p text:style-name="P75"><text:span text:style-name="T43"><text:text-input text:description="&lt;expense.name&gt;">Einzahlung</text:text-input></text:span><text:span text:style-name="T43"><text:tab/></text:span><text:span text:style-name="T43"><text:text-input text:description="&lt;formatLang(expense.sum)&gt;">10.000,00</text:text-input></text:span></text:p>
            <text:p text:style-name="P108"><text:text-input text:description="&lt;/for&gt;">END FOR</text:text-input></text:p>
            <text:p text:style-name="P78"><text:text-input text:description="&lt;for each=&quot;income in daily_stat.incomeList&quot;&gt;">FOR EACH income</text:text-input></text:p>
            <text:p text:style-name="P75"><text:span text:style-name="T43"><text:text-input text:description="&lt;income.name&gt;">Auszahlung</text:text-input></text:span><text:span text:style-name="T43"><text:tab/></text:span><text:span text:style-name="T43"><text:text-input text:description="&lt;formatLang(income.sum)&gt;">10.000,00</text:text-input></text:span></text:p>
            <text:p text:style-name="P108"><text:text-input text:description="&lt;/for&gt;">END FOR</text:text-input></text:p>
          </table:table-cell>
          <table:table-cell table:style-name="Tabelle4.F1" office:value-type="string">
            <text:p text:style-name="P161"><text:text-input text:description="&lt;formatLang(daily_stat.turnover)&gt;">10.000,00</text:text-input></text:p>
          </table:table-cell>
        </table:table-row>
      </table:table>
      <text:p text:style-name="P32"><text:text-input text:description="&lt;/for&gt;">=========23) END FOR</text:text-input></text:p>
      <text:p text:style-name="P32"><text:text-input text:description="&lt;/if&gt;">========22) END IF</text:text-input></text:p>
      <text:p text:style-name="P32"><text:text-input text:description="&lt;if test=&quot;not day.sessions&quot;&gt;">========24) IF NOT sessions</text:text-input></text:p>
      <table:table table:name="Tabelle10" table:style-name="Tabelle10">
        <table:table-column table:style-name="Tabelle10.A"/>
        <table:table-column table:style-name="Tabelle10.B"/>
        <table:table-column table:style-name="Tabelle10.C"/>
        <table:table-column table:style-name="Tabelle10.D"/>
        <table:table-column table:style-name="Tabelle10.E"/>
        <table:table-column table:style-name="Tabelle10.F"/>
        <table:table-row>
          <table:table-cell table:style-name="Tabelle10.A1" office:value-type="string">
            <text:p text:style-name="P58"><text:text-input text:description="&lt;formatLang(day.day,date=True)&gt;">01.01.2017</text:text-input></text:p>
          </table:table-cell>
          <table:table-cell table:style-name="Tabelle10.A1" office:value-type="string">
            <text:p text:style-name="P59"/>
          </table:table-cell>
          <table:table-cell table:style-name="Tabelle10.A1" office:value-type="string">
            <text:p text:style-name="P59"/>
          </table:table-cell>
          <table:table-cell table:style-name="Tabelle10.A1" office:value-type="string">
            <text:p text:style-name="P59"/>
          </table:table-cell>
          <table:table-cell table:style-name="Tabelle10.A1" office:value-type="string">
            <text:p text:style-name="P59"/>
          </table:table-cell>
          <table:table-cell table:style-name="Tabelle10.F1" office:value-type="string">
            <text:p text:style-name="P59"/>
          </table:table-cell>
        </table:table-row>
      </table:table>
      <text:p text:style-name="P32"><text:text-input text:description="&lt;/if&gt;">========24) END IF</text:text-input></text:p>
      <text:p text:style-name="P32"><text:text-input text:description="&lt;/for&gt;">=======21) END FOR</text:text-input></text:p>
      <text:p text:style-name="P33"><text:text-input text:description="&lt;/if&gt;">======20) END IF</text:text-input></text:p>
      <text:p text:style-name="P34"><text:text-input text:description="&lt;if test=&quot;len(stat.turnoverDetails)  &gt; 13&quot;&gt;">======25) IF product_details</text:text-input></text:p>
      <text:h text:style-name="P314" text:outline-level="2">Produkt <text:span text:style-name="T39">Statistik </text:span><text:span text:style-name="T5"><text:text-input text:description="&lt;stat.pos&gt;">POS</text:text-input></text:span><text:span text:style-name="T5"><text:line-break/></text:span><text:span text:style-name="T6">[</text:span><text:span text:style-name="T27"><text:text-input text:description="&lt;stat.name&gt;">NAME</text:text-input></text:span><text:span text:style-name="T6">]</text:span></text:h>
      <text:p text:style-name="P225"><text:text-input text:description="&lt;for each=&quot;pgroup in groupDetail(stat.turnoverDetails)&quot;&gt;">======11) FOR EACH pgroup</text:text-input></text:p>
      <text:p text:style-name="P225"><text:text-input text:description="&lt;if test=&quot;pgroup.level == 1&quot;&gt;">IF level_1</text:text-input></text:p>
      <text:p text:style-name="P225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216"><text:text-input text:description="&lt;pgroup.name&gt;">pgroup_name</text:text-input></text:p>
          </table:table-cell>
          <table:table-cell table:style-name="Tabelle5.B1" office:value-type="string">
            <text:p text:style-name="P212"><text:span text:style-name="T48"><text:text-input text:description="&lt;formatLang(pgroup.amount)&gt;">100.000,00</text:text-input></text:span> <text:span text:style-name="T39"><text:text-input text:description="&lt;stat.currency&gt;">CUR</text:text-input></text:span></text:p>
          </table:table-cell>
        </table:table-row>
      </table:table>
      <text:p text:style-name="P225"><text:text-input text:description="&lt;/if&gt;">END IF</text:text-input></text:p>
      <text:p text:style-name="P225"><text:span text:style-name="T52"><text:text-input text:description="&lt;if test=&quot;pgroup.level == 2&quot;&gt;">IF level_2</text:text-input></text:span></text:p>
      <text:p text:style-name="P225"/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195"><text:text-input text:description="&lt;pgroup.name&gt;">pgroup_name</text:text-input></text:p>
          </table:table-cell>
          <table:table-cell table:style-name="Tabelle7.B1" office:value-type="string">
            <text:p text:style-name="P199"><text:span text:style-name="T48"><text:text-input text:description="&lt;formatLang(pgroup.amount)&gt;">100.000,00</text:text-input></text:span> <text:span text:style-name="T39"><text:text-input text:description="&lt;stat.currency&gt;">CUR</text:text-input></text:span></text:p>
          </table:table-cell>
        </table:table-row>
      </table:table>
      <text:p text:style-name="P225"><text:text-input text:description="&lt;/if&gt;">END IF</text:text-input></text:p>
      <text:p text:style-name="P225"><text:span text:style-name="T52"><text:text-input text:description="&lt;if test=&quot;pgroup.level &gt; 2&quot;&gt;">IF level_3</text:text-input></text:span></text:p>
      <text:p text:style-name="P225"/>
      <table:table table:name="Tabelle11" table:style-name="Tabelle11">
        <table:table-column table:style-name="Tabelle11.A"/>
        <table:table-column table:style-name="Tabelle11.B"/>
        <table:table-row>
          <table:table-cell table:style-name="Tabelle11.A1" office:value-type="string">
            <text:p text:style-name="P202"><text:text-input text:description="&lt;pgroup.name&gt;">pgroup_name</text:text-input></text:p>
          </table:table-cell>
          <table:table-cell table:style-name="Tabelle11.B1" office:value-type="string">
            <text:p text:style-name="P205"><text:span text:style-name="T48"><text:text-input text:description="&lt;formatLang(pgroup.amount)&gt;">100.000,00</text:text-input></text:span> <text:span text:style-name="T39"><text:text-input text:description="&lt;stat.currency&gt;">CUR</text:text-input></text:span></text:p>
          </table:table-cell>
        </table:table-row>
      </table:table>
      <text:p text:style-name="P225"><text:text-input text:description="&lt;/if&gt;">END IF</text:text-input></text:p>
      <text:p text:style-name="P225"><text:text-input text:description="&lt;if test=&quot;pgroup.details&quot;&gt;">=======12) IF details</text:text-input></text:p>
      <text:p text:style-name="P225"><text:text-input text:description="&lt;if test=&quot;pgroup.level == 1&quot;&gt;">IF level_1</text:text-input></text:p>
      <table:table table:name="Tabelle12" table:style-name="Tabelle12">
        <table:table-column table:style-name="Tabelle12.A"/>
        <table:table-column table:style-name="Tabelle12.B"/>
        <table:table-column table:style-name="Tabelle12.C"/>
        <table:table-column table:style-name="Tabelle12.D"/>
        <table:table-column table:style-name="Tabelle12.E"/>
        <table:table-column table:style-name="Tabelle12.D"/>
        <table:table-column table:style-name="Tabelle12.G"/>
        <table:table-row>
          <table:table-cell table:style-name="Tabelle12.A1" office:value-type="string">
            <text:p text:style-name="P191">Produkt</text:p>
          </table:table-cell>
          <table:table-cell table:style-name="Tabelle12.A1" office:value-type="string">
            <text:p text:style-name="P185">Steuer</text:p>
          </table:table-cell>
          <table:table-cell table:style-name="Tabelle12.A1" office:value-type="string">
            <text:p text:style-name="P175">Preis <text:text-input text:description="&lt;stat.currency&gt;">CUR</text:text-input></text:p>
          </table:table-cell>
          <table:table-cell table:style-name="Tabelle12.A1" office:value-type="string">
            <text:p text:style-name="P180">Rabatt %</text:p>
          </table:table-cell>
          <table:table-cell table:style-name="Tabelle12.A1" office:value-type="string">
            <text:p text:style-name="P175">Menge</text:p>
          </table:table-cell>
          <table:table-cell table:style-name="Tabelle12.A1" office:value-type="string">
            <text:p text:style-name="P180">Einheit</text:p>
          </table:table-cell>
          <table:table-cell table:style-name="Tabelle12.G1" office:value-type="string">
            <text:p text:style-name="P175">Gesamt <text:text-input text:description="&lt;stat.currency&gt;">CUR</text:text-input></text:p>
          </table:table-cell>
        </table:table-row>
      </table:table>
      <text:p text:style-name="P225"><text:text-input text:description="&lt;/if&gt;">END IF</text:text-input></text:p>
      <text:p text:style-name="P225"><text:span text:style-name="T52"><text:text-input text:description="&lt;if test=&quot;pgroup.level == 2&quot;&gt;">IF level_2</text:text-input></text:span></text:p>
      <table:table table:name="Tabelle39" table:style-name="Tabelle39">
        <table:table-column table:style-name="Tabelle39.A"/>
        <table:table-column table:style-name="Tabelle39.B"/>
        <table:table-column table:style-name="Tabelle39.C"/>
        <table:table-column table:style-name="Tabelle39.D"/>
        <table:table-column table:style-name="Tabelle39.E"/>
        <table:table-column table:style-name="Tabelle39.D"/>
        <table:table-column table:style-name="Tabelle39.G"/>
        <table:table-row>
          <table:table-cell table:style-name="Tabelle39.A1" office:value-type="string">
            <text:p text:style-name="P191">Produkt</text:p>
          </table:table-cell>
          <table:table-cell table:style-name="Tabelle39.A1" office:value-type="string">
            <text:p text:style-name="P185">Steuer</text:p>
          </table:table-cell>
          <table:table-cell table:style-name="Tabelle39.A1" office:value-type="string">
            <text:p text:style-name="P175">Preis <text:text-input text:description="&lt;stat.currency&gt;">CUR</text:text-input></text:p>
          </table:table-cell>
          <table:table-cell table:style-name="Tabelle39.A1" office:value-type="string">
            <text:p text:style-name="P180">Rabatt %</text:p>
          </table:table-cell>
          <table:table-cell table:style-name="Tabelle39.A1" office:value-type="string">
            <text:p text:style-name="P175">Menge</text:p>
          </table:table-cell>
          <table:table-cell table:style-name="Tabelle39.A1" office:value-type="string">
            <text:p text:style-name="P180">Einheit</text:p>
          </table:table-cell>
          <table:table-cell table:style-name="Tabelle39.G1" office:value-type="string">
            <text:p text:style-name="P175">Gesamt <text:text-input text:description="&lt;stat.currency&gt;">CUR</text:text-input></text:p>
          </table:table-cell>
        </table:table-row>
      </table:table>
      <text:p text:style-name="P225"><text:text-input text:description="&lt;/if&gt;">END IF</text:text-input></text:p>
      <text:p text:style-name="P225"><text:span text:style-name="T52"><text:text-input text:description="&lt;if test=&quot;pgroup.level &gt; 2&quot;&gt;">IF level_3</text:text-input></text:span></text:p>
      <table:table table:name="Tabelle49" table:style-name="Tabelle49">
        <table:table-column table:style-name="Tabelle49.A"/>
        <table:table-column table:style-name="Tabelle49.B"/>
        <table:table-column table:style-name="Tabelle49.C"/>
        <table:table-column table:style-name="Tabelle49.D"/>
        <table:table-column table:style-name="Tabelle49.E"/>
        <table:table-column table:style-name="Tabelle49.D"/>
        <table:table-column table:style-name="Tabelle49.G"/>
        <table:table-row>
          <table:table-cell table:style-name="Tabelle49.A1" office:value-type="string">
            <text:p text:style-name="P191">Produkt</text:p>
          </table:table-cell>
          <table:table-cell table:style-name="Tabelle49.A1" office:value-type="string">
            <text:p text:style-name="P185">Steuer</text:p>
          </table:table-cell>
          <table:table-cell table:style-name="Tabelle49.A1" office:value-type="string">
            <text:p text:style-name="P175">Preis <text:text-input text:description="&lt;stat.currency&gt;">CUR</text:text-input></text:p>
          </table:table-cell>
          <table:table-cell table:style-name="Tabelle49.A1" office:value-type="string">
            <text:p text:style-name="P180">Rabatt %</text:p>
          </table:table-cell>
          <table:table-cell table:style-name="Tabelle49.A1" office:value-type="string">
            <text:p text:style-name="P175">Menge</text:p>
          </table:table-cell>
          <table:table-cell table:style-name="Tabelle49.A1" office:value-type="string">
            <text:p text:style-name="P180">Einheit</text:p>
          </table:table-cell>
          <table:table-cell table:style-name="Tabelle49.G1" office:value-type="string">
            <text:p text:style-name="P175">Gesamt <text:text-input text:description="&lt;stat.currency&gt;">CUR</text:text-input></text:p>
          </table:table-cell>
        </table:table-row>
      </table:table>
      <text:p text:style-name="P225"><text:text-input text:description="&lt;/if&gt;">END IF</text:text-input></text:p>
      <text:p text:style-name="P225"><text:text-input text:description="&lt;for each=&quot;detail in pgroup.details&quot;&gt;">========13) FOR EACH detail</text:text-input></text:p>
      <text:p text:style-name="P225"><text:text-input text:description="&lt;if test=&quot;pgroup.level == 1&quot;&gt;">IF level_1</text:text-input></text:p>
      <table:table table:name="Tabelle51" table:style-name="Tabelle51">
        <table:table-column table:style-name="Tabelle51.A"/>
        <table:table-column table:style-name="Tabelle51.B"/>
        <table:table-column table:style-name="Tabelle51.C"/>
        <table:table-column table:style-name="Tabelle51.D"/>
        <table:table-column table:style-name="Tabelle51.E"/>
        <table:table-column table:style-name="Tabelle51.F"/>
        <table:table-column table:style-name="Tabelle51.G"/>
        <table:table-row>
          <table:table-cell table:style-name="Tabelle51.A1" office:value-type="string">
            <text:p text:style-name="P274"><text:text-input text:description="&lt;detail.name&gt;">name</text:text-input></text:p>
          </table:table-cell>
          <table:table-cell table:style-name="Tabelle51.A1" office:value-type="string">
            <text:p text:style-name="P244"><text:text-input text:description="&lt;detail.tax_name&gt;">Steuer 20%</text:text-input></text:p>
          </table:table-cell>
          <table:table-cell table:style-name="Tabelle51.A1" office:value-type="string">
            <text:p text:style-name="P279"><text:text-input text:description="&lt;formatLang(detail.price)&gt;">1.000,00</text:text-input></text:p>
          </table:table-cell>
          <table:table-cell table:style-name="Tabelle51.A1" office:value-type="string">
            <text:p text:style-name="P244"><text:text-input text:description="&lt;formatLang(detail.discount)&gt;">100,00</text:text-input></text:p>
          </table:table-cell>
          <table:table-cell table:style-name="Tabelle51.A1" office:value-type="string">
            <text:p text:style-name="P250"><text:text-input text:description="&lt;formatDetailAmount(detail)&gt;">100.000,00</text:text-input></text:p>
          </table:table-cell>
          <table:table-cell table:style-name="Tabelle51.A1" office:value-type="string">
            <text:p text:style-name="P244"><text:text-input text:description="&lt;detail.product.uom_id.name&gt;">Pauschal</text:text-input></text:p>
          </table:table-cell>
          <table:table-cell table:style-name="Tabelle51.G1" office:value-type="string">
            <text:p text:style-name="P250"><text:text-input text:description="&lt;formatLang(detail.amount)&gt;">100.000,00</text:text-input></text:p>
          </table:table-cell>
        </table:table-row>
      </table:table>
      <text:p text:style-name="P225"><text:text-input text:description="&lt;/if&gt;">END IF</text:text-input></text:p>
      <text:p text:style-name="P225"><text:span text:style-name="T52"><text:text-input text:description="&lt;if test=&quot;pgroup.level == 2&quot;&gt;">IF level_2</text:text-input></text:span></text:p>
      <table:table table:name="Tabelle52" table:style-name="Tabelle52">
        <table:table-column table:style-name="Tabelle52.A"/>
        <table:table-column table:style-name="Tabelle52.B"/>
        <table:table-column table:style-name="Tabelle52.C"/>
        <table:table-column table:style-name="Tabelle52.D"/>
        <table:table-column table:style-name="Tabelle52.E"/>
        <table:table-column table:style-name="Tabelle52.D"/>
        <table:table-column table:style-name="Tabelle52.G"/>
        <table:table-row>
          <table:table-cell table:style-name="Tabelle52.A1" office:value-type="string">
            <text:p text:style-name="P274"><text:text-input text:description="&lt;detail.name&gt;">name</text:text-input></text:p>
          </table:table-cell>
          <table:table-cell table:style-name="Tabelle52.A1" office:value-type="string">
            <text:p text:style-name="P244"><text:text-input text:description="&lt;detail.tax_name&gt;">Steuer 20%</text:text-input></text:p>
          </table:table-cell>
          <table:table-cell table:style-name="Tabelle52.A1" office:value-type="string">
            <text:p text:style-name="P279"><text:text-input text:description="&lt;formatLang(detail.price)&gt;">1.000,00</text:text-input></text:p>
          </table:table-cell>
          <table:table-cell table:style-name="Tabelle52.A1" office:value-type="string">
            <text:p text:style-name="P244"><text:text-input text:description="&lt;formatLang(detail.discount)&gt;">100,00</text:text-input></text:p>
          </table:table-cell>
          <table:table-cell table:style-name="Tabelle52.A1" office:value-type="string">
            <text:p text:style-name="P250"><text:text-input text:description="&lt;formatDetailAmount(detail)&gt;">100.000,00</text:text-input></text:p>
          </table:table-cell>
          <table:table-cell table:style-name="Tabelle52.A1" office:value-type="string">
            <text:p text:style-name="P244"><text:text-input text:description="&lt;detail.product.uom_id.name&gt;">Pauschal</text:text-input></text:p>
          </table:table-cell>
          <table:table-cell table:style-name="Tabelle52.G1" office:value-type="string">
            <text:p text:style-name="P250"><text:text-input text:description="&lt;formatLang(detail.amount)&gt;">100.000,00</text:text-input></text:p>
          </table:table-cell>
        </table:table-row>
      </table:table>
      <text:p text:style-name="P225"><text:text-input text:description="&lt;/if&gt;">END IF</text:text-input></text:p>
      <text:p text:style-name="P225"><text:span text:style-name="T52"><text:text-input text:description="&lt;if test=&quot;pgroup.level &gt; 2&quot;&gt;">IF level_3</text:text-input></text:span></text:p>
      <table:table table:name="Tabelle53" table:style-name="Tabelle53">
        <table:table-column table:style-name="Tabelle53.A"/>
        <table:table-column table:style-name="Tabelle53.B"/>
        <table:table-column table:style-name="Tabelle53.C"/>
        <table:table-column table:style-name="Tabelle53.D"/>
        <table:table-column table:style-name="Tabelle53.E"/>
        <table:table-column table:style-name="Tabelle53.D"/>
        <table:table-column table:style-name="Tabelle53.G"/>
        <table:table-row>
          <table:table-cell table:style-name="Tabelle53.A1" office:value-type="string">
            <text:p text:style-name="P274"><text:text-input text:description="&lt;detail.name&gt;">name</text:text-input></text:p>
          </table:table-cell>
          <table:table-cell table:style-name="Tabelle53.A1" office:value-type="string">
            <text:p text:style-name="P244"><text:text-input text:description="&lt;detail.tax_name&gt;">Steuer 20%</text:text-input></text:p>
          </table:table-cell>
          <table:table-cell table:style-name="Tabelle53.A1" office:value-type="string">
            <text:p text:style-name="P279"><text:text-input text:description="&lt;formatLang(detail.price)&gt;">1.000,00</text:text-input></text:p>
          </table:table-cell>
          <table:table-cell table:style-name="Tabelle53.A1" office:value-type="string">
            <text:p text:style-name="P244"><text:text-input text:description="&lt;formatLang(detail.discount)&gt;">100,00</text:text-input></text:p>
          </table:table-cell>
          <table:table-cell table:style-name="Tabelle53.A1" office:value-type="string">
            <text:p text:style-name="P250"><text:text-input text:description="&lt;formatDetailAmount(detail)&gt;">100.000,00</text:text-input></text:p>
          </table:table-cell>
          <table:table-cell table:style-name="Tabelle53.A1" office:value-type="string">
            <text:p text:style-name="P244"><text:text-input text:description="&lt;detail.product.uom_id.name&gt;">Pauschal</text:text-input></text:p>
          </table:table-cell>
          <table:table-cell table:style-name="Tabelle53.G1" office:value-type="string">
            <text:p text:style-name="P250"><text:text-input text:description="&lt;formatLang(detail.amount)&gt;">100.000,00</text:text-input></text:p>
          </table:table-cell>
        </table:table-row>
      </table:table>
      <text:p text:style-name="P225"><text:text-input text:description="&lt;/if&gt;">END IF</text:text-input></text:p>
      <text:p text:style-name="P225"><text:text-input text:description="&lt;/for&gt;">========13) END FOR</text:text-input></text:p>
      <text:p text:style-name="P225"><text:text-input text:description="&lt;/if&gt;">=======12) END IF</text:text-input></text:p>
      <text:p text:style-name="P225"><text:text-input text:description="&lt;for each=&quot;tax in pgroup.amount_tax&quot;&gt;">FOR tax</text:text-input></text:p>
      <table:table table:name="Tabelle54" table:style-name="Tabelle54">
        <table:table-column table:style-name="Tabelle54.A"/>
        <table:table-column table:style-name="Tabelle54.B"/>
        <table:table-column table:style-name="Tabelle54.C"/>
        <table:table-row table:style-name="Tabelle54.1">
          <table:table-cell table:style-name="Tabelle54.A1" office:value-type="string">
            <text:p text:style-name="P274"/>
          </table:table-cell>
          <table:table-cell table:style-name="Tabelle54.B1" office:value-type="string">
            <text:p text:style-name="P255">Verkäufe <text:span text:style-name="T59"><text:text-input text:description="&lt;tax.name&gt;">ohne Steuer</text:text-input></text:span></text:p>
          </table:table-cell>
          <table:table-cell table:style-name="Tabelle54.C1" office:value-type="string">
            <text:p text:style-name="P284"><text:text-input text:description="&lt;formatLang(tax.amount)&gt;">10.000,00</text:text-input> <text:text-input text:description="&lt;stat.currency&gt;">CUR</text:text-input></text:p>
          </table:table-cell>
        </table:table-row>
      </table:table>
      <text:p text:style-name="P225"><text:text-input text:description="&lt;/for&gt;">END FOR</text:text-input></text:p>
      <text:p text:style-name="P225"><text:text-input text:description="&lt;/for&gt;">======11) END FOR</text:text-input></text:p>
      <text:p text:style-name="P34"><text:text-input text:description="&lt;/if&gt;">======25) END IF</text:text-input></text:p>
      <text:p text:style-name="P35"><text:text-input text:description="&lt;if test=&quot;print_detail and stat.details&quot;&gt;">======27) IF print_detail</text:text-input></text:p>
      <text:h text:style-name="P315" text:outline-level="2"><text:span text:style-name="T32">Verkäufe</text:span><text:span text:style-name="T4"> </text:span><text:span text:style-name="T5"><text:text-input text:description="&lt;stat.pos&gt;">POS</text:text-input></text:span><text:span text:style-name="T5"><text:line-break/>[</text:span><text:span text:style-name="T28"><text:text-input text:description="&lt;stat.description&gt;">NAME</text:text-input></text:span><text:span text:style-name="T5">]</text:span></text:h>
      <table:table table:name="Tabelle40" table:style-name="Tabelle40">
        <table:table-column table:style-name="Tabelle40.A"/>
        <table:table-column table:style-name="Tabelle40.B"/>
        <table:table-column table:style-name="Tabelle40.C"/>
        <table:table-column table:style-name="Tabelle40.D"/>
        <table:table-column table:style-name="Tabelle40.E"/>
        <table:table-row>
          <table:table-cell table:style-name="Tabelle40.A1" office:value-type="string">
            <text:p text:style-name="P134">Verkauf</text:p>
          </table:table-cell>
          <table:table-cell table:style-name="Tabelle40.A1" office:value-type="string">
            <text:p text:style-name="P135">Detail</text:p>
          </table:table-cell>
          <table:table-cell table:style-name="Tabelle40.A1" office:value-type="string">
            <text:p text:style-name="P135">Steuer</text:p>
          </table:table-cell>
          <table:table-cell table:style-name="Tabelle40.A1" office:value-type="string">
            <text:p text:style-name="P135">Zahlung</text:p>
          </table:table-cell>
          <table:table-cell table:style-name="Tabelle40.E1" office:value-type="string">
            <text:p text:style-name="P136">Betrag</text:p>
          </table:table-cell>
        </table:table-row>
      </table:table>
      <text:p text:style-name="P36"><text:text-input text:description="&lt;for each=&quot;d in stat.details&quot;&gt;">=======28) FOR detail</text:text-input></text:p>
      <table:table table:name="Tabelle41" table:style-name="Tabelle41">
        <table:table-column table:style-name="Tabelle41.A"/>
        <table:table-column table:style-name="Tabelle41.B"/>
        <table:table-column table:style-name="Tabelle41.C"/>
        <table:table-column table:style-name="Tabelle41.D"/>
        <table:table-column table:style-name="Tabelle41.E"/>
        <table:table-row>
          <table:table-cell table:style-name="Tabelle41.A1" office:value-type="string">
            <text:p text:style-name="P91"><text:text-input text:description="&lt;d.order.name&gt;">K1/00001</text:text-input></text:p>
          </table:table-cell>
          <table:table-cell table:style-name="Tabelle41.B1" table:number-rows-spanned="3" office:value-type="string">
            <text:p text:style-name="P61"><text:text-input text:description="&lt;if test=&quot;d.order.partner_id&quot;&gt;">IF partner</text:text-input></text:p>
            <table:table table:name="Tabelle42" table:style-name="Tabelle42">
              <table:table-column table:style-name="Tabelle42.A"/>
              <table:table-column table:style-name="Tabelle42.B"/>
              <table:table-row>
                <table:table-cell table:style-name="Tabelle42.A1" office:value-type="string">
                  <text:p text:style-name="P63">Partner</text:p>
                </table:table-cell>
                <table:table-cell table:style-name="Tabelle42.A1" office:value-type="string">
                  <text:p text:style-name="P92"><text:text-input text:description="&lt;d.order.partner_id.name&gt;">partner</text:text-input></text:p>
                </table:table-cell>
              </table:table-row>
            </table:table>
            <text:p text:style-name="P64"><text:text-input text:description="&lt;/if&gt;">END IF</text:text-input></text:p>
            <text:p text:style-name="P67"><text:text-input text:description="&lt;if test=&quot;d.order.pos_reference&quot;&gt;">IF pos_reference</text:text-input></text:p>
            <table:table table:name="Tabelle43" table:style-name="Tabelle43">
              <table:table-column table:style-name="Tabelle43.A"/>
              <table:table-column table:style-name="Tabelle43.B"/>
              <table:table-row>
                <table:table-cell table:style-name="Tabelle43.A1" office:value-type="string">
                  <text:p text:style-name="P68">Referenz</text:p>
                </table:table-cell>
                <table:table-cell table:style-name="Tabelle43.A1" office:value-type="string">
                  <text:p text:style-name="P92"><text:text-input text:description="&lt;d.order.pos_reference&gt;">pos_reference</text:text-input></text:p>
                </table:table-cell>
              </table:table-row>
            </table:table>
            <text:p text:style-name="P64"><text:text-input text:description="&lt;/if&gt;">END IF</text:text-input></text:p>
            <text:p text:style-name="P64"><text:text-input text:description="&lt;if test=&quot;d.order.note&quot;&gt;">IF note</text:text-input></text:p>
            <table:table table:name="Tabelle44" table:style-name="Tabelle44">
              <table:table-column table:style-name="Tabelle44.A"/>
              <table:table-column table:style-name="Tabelle44.B"/>
              <table:table-row>
                <table:table-cell table:style-name="Tabelle44.A1" office:value-type="string">
                  <text:p text:style-name="P68">Notiz</text:p>
                </table:table-cell>
                <table:table-cell table:style-name="Tabelle44.A1" office:value-type="string">
                  <text:p text:style-name="P92"><text:text-input text:description="&lt;d.order.note&gt;">note</text:text-input></text:p>
                </table:table-cell>
              </table:table-row>
            </table:table>
            <text:p text:style-name="P64"><text:text-input text:description="&lt;/if&gt;">END IF</text:text-input></text:p>
            <text:p text:style-name="P61"><text:text-input text:description="&lt;for each=&quot;l in d.lines&quot;&gt;">FOR l</text:text-input></text:p>
            <text:p text:style-name="P61"><text:text-input text:description="&lt;if test=&quot;l.index == 0&quot;&gt;">IF first</text:text-input></text:p>
            <table:table table:name="Tabelle45" table:style-name="Tabelle45">
              <table:table-column table:style-name="Tabelle45.A"/>
              <table:table-column table:style-name="Tabelle45.B"/>
              <table:table-row>
                <table:table-cell table:style-name="Tabelle45.A1" office:value-type="string">
                  <text:p text:style-name="P65"><text:text-input text:description="&lt;getLineName(l.line)&gt;">line_name</text:text-input></text:p>
                  <text:p text:style-name="P65"><text:text-input text:description="&lt;if test=&quot;l.line.notice&quot;&gt;">IF notice</text:text-input></text:p>
                  <text:p text:style-name="P65"><text:text-input text:description="&lt;l.line.notice&gt;">notice</text:text-input></text:p>
                  <text:p text:style-name="P65"><text:text-input text:description="&lt;/if&gt;">END IF</text:text-input></text:p>
                </table:table-cell>
                <table:table-cell table:style-name="Tabelle45.A1" office:value-type="string">
                  <text:p text:style-name="P52"><text:span text:style-name="T26"><text:text-input text:description="&lt;formatLang(l.brutto)&gt;">100.000,00</text:text-input></text:span> <text:span text:style-name="T22"><text:text-input text:description="&lt;stat.currency&gt;">€</text:text-input></text:span></text:p>
                </table:table-cell>
              </table:table-row>
            </table:table>
            <text:p text:style-name="P61"><text:text-input text:description="&lt;/if&gt;">END IF</text:text-input></text:p>
            <text:p text:style-name="P69"><text:text-input text:description="&lt;if test=&quot;l.index != 0&quot;&gt;">IF not first</text:text-input></text:p>
            <table:table table:name="Tabelle46" table:style-name="Tabelle46">
              <table:table-column table:style-name="Tabelle46.A"/>
              <table:table-column table:style-name="Tabelle46.B"/>
              <table:table-row>
                <table:table-cell table:style-name="Tabelle46.A1" office:value-type="string">
                  <text:p text:style-name="P66"><text:text-input text:description="&lt;getLineName(l.line)&gt;">line_name</text:text-input></text:p>
                  <text:p text:style-name="P64"><text:text-input text:description="&lt;if test=&quot;l.line.notice&quot;&gt;">IF notice</text:text-input></text:p>
                  <text:p text:style-name="P64"><text:text-input text:description="&lt;l.line.notice&gt;">notice</text:text-input></text:p>
                  <text:p text:style-name="P64"><text:text-input text:description="&lt;/if&gt;">END IF</text:text-input></text:p>
                </table:table-cell>
                <table:table-cell table:style-name="Tabelle46.A1" office:value-type="string">
                  <text:p text:style-name="P53"><text:span text:style-name="T26"><text:text-input text:description="&lt;formatLang(l.brutto)&gt;">100.000,00</text:text-input></text:span> <text:span text:style-name="T22"><text:text-input text:description="&lt;stat.currency&gt;">€</text:text-input></text:span></text:p>
                </table:table-cell>
              </table:table-row>
            </table:table>
            <text:p text:style-name="P62"><text:text-input text:description="&lt;/if&gt;">END IF</text:text-input></text:p>
            <text:p text:style-name="P61"><text:text-input text:description="&lt;/for&gt;">END FOR</text:text-input></text:p>
          </table:table-cell>
          <table:table-cell table:style-name="Tabelle41.B1" table:number-rows-spanned="3" office:value-type="string">
            <text:p text:style-name="P42"><text:text-input text:description="&lt;for each=&quot;t in d.taxes&quot;&gt;">FOR t</text:text-input></text:p>
            <table:table table:name="Tabelle47" table:style-name="Tabelle47">
              <table:table-column table:style-name="Tabelle47.A"/>
              <table:table-column table:style-name="Tabelle47.B"/>
              <table:table-row>
                <table:table-cell table:style-name="Tabelle47.A1" office:value-type="string">
                  <text:p text:style-name="P70"><text:text-input text:description="&lt;t[0]&gt;">Steuer 20%</text:text-input></text:p>
                </table:table-cell>
                <table:table-cell table:style-name="Tabelle47.A1" office:value-type="string">
                  <text:p text:style-name="P54"><text:span text:style-name="T26"><text:text-input text:description="&lt;formatLang(t[1])&gt;">1000,00</text:text-input></text:span> <text:span text:style-name="T23"><text:text-input text:description="&lt;stat.currency&gt;">€</text:text-input></text:span></text:p>
                </table:table-cell>
              </table:table-row>
            </table:table>
            <text:p text:style-name="P71"><text:text-input text:description="&lt;/for&gt;">END FOR</text:text-input></text:p>
          </table:table-cell>
          <table:table-cell table:style-name="Tabelle41.B1" table:number-rows-spanned="3" office:value-type="string">
            <text:p text:style-name="P72"><text:text-input text:description="&lt;for each=&quot;s in d.order.statement_ids&quot;&gt;">FOR s</text:text-input></text:p>
            <table:table table:name="Tabelle48" table:style-name="Tabelle48">
              <table:table-column table:style-name="Tabelle48.A"/>
              <table:table-column table:style-name="Tabelle48.B"/>
              <table:table-row>
                <table:table-cell table:style-name="Tabelle48.A1" office:value-type="string">
                  <text:p text:style-name="P73"><text:text-input text:description="&lt;s.journal_id.name&gt;">Bankomat</text:text-input></text:p>
                </table:table-cell>
                <table:table-cell table:style-name="Tabelle48.A1" office:value-type="string">
                  <text:p text:style-name="P55"><text:span text:style-name="T23"><text:text-input text:description="&lt;formatLang(s.amount)&gt;">100.000,00</text:text-input></text:span><text:span text:style-name="T21"> </text:span><text:span text:style-name="T23"><text:text-input text:description="&lt;stat.currency&gt;">€</text:text-input></text:span></text:p>
                </table:table-cell>
              </table:table-row>
            </table:table>
            <text:p text:style-name="P106"><text:text-input text:description="&lt;/for&gt;">END FOR</text:text-input></text:p>
          </table:table-cell>
          <table:table-cell table:style-name="Tabelle41.E1" table:number-rows-spanned="3" office:value-type="string">
            <text:p text:style-name="P93"><text:span text:style-name="T26"><text:text-input text:description="&lt;formatLang(d.order.amount_total)&gt;">100.000,00</text:text-input></text:span> <text:span text:style-name="T25"><text:text-input text:description="&lt;stat.currency&gt;">€</text:text-input></text:span></text:p>
          </table:table-cell>
        </table:table-row>
        <table:table-row>
          <table:table-cell table:style-name="Tabelle41.A2" office:value-type="string">
            <text:p text:style-name="P156"><text:text-input text:description="&lt;formatLang(d.order.date_order,date_time=True)&gt;">01.01.2014 18:30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41.A3" office:value-type="string">
            <text:p text:style-name="P157"><text:text-input text:description="&lt;d.order.user_id.name&gt;">Martin Reisenhofe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36"><text:text-input text:description="&lt;/for&gt;">=======28) END FOR</text:text-input></text:p>
      <text:p text:style-name="P37"><text:text-input text:description="&lt;/if&gt;">======27) END IF</text:text-input></text:p>
      <text:p text:style-name="P38"><text:text-input text:description="&lt;/for&gt;">=====18) END FOR</text:text-input></text:p>
      <text:p text:style-name="P39"><text:text-input text:description="&lt;/for&gt;">====14) END FOR</text:text-input></text:p>
      <text:p text:style-name="P40"><text:text-input text:description="&lt;/if&gt;">===13) END IF</text:text-input></text:p>
      <text:p text:style-name="P41"><text:text-input text:description="&lt;/for&gt;">==2) END FOR</text:text-input></text:p>
      <text:p text:style-name="P41"><text:text-input text:description="&lt;/for&gt;">=1) 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false" style:page-number="auto" style:shadow="none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10pt" officeooo:rsid="0171f406" officeooo:paragraph-rsid="0171f406" fo:padding="0cm" fo:border="none" style:shadow="none"/>
    </style:style>
    <style:style style:name="MT1" style:family="text">
      <style:text-properties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1.0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1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ab/><text:tab/><text:span text:style-name="MT1">Seite </text:span><text:span text:style-name="MT1"><text:page-number text:select-page="current">9</text:page-number></text:span><text:span text:style-name="MT1"> / </text:span>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3:18:09.552515765</meta:creation-date>
    <dc:date>2017-05-10T00:01:57.105905217</dc:date>
    <meta:editing-duration>P7DT14H19M29S</meta:editing-duration>
    <meta:editing-cycles>736</meta:editing-cycles>
    <meta:generator>LibreOffice/4.2.8.2$Linux_X86_64 LibreOffice_project/420m0$Build-2</meta:generator>
    <meta:document-statistic meta:table-count="64" meta:image-count="0" meta:object-count="0" meta:page-count="9" meta:paragraph-count="508" meta:word-count="2026" meta:character-count="6659" meta:non-whitespace-character-count="6152"/>
  </office:meta>
</office:document-meta>
</file>